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31" style:family="table-column">
      <style:table-column-properties fo:break-before="auto" style:column-width="8.419cm"/>
    </style:style>
    <style:style style:name="co32" style:family="table-column">
      <style:table-column-properties fo:break-before="auto" style:column-width="1.64cm"/>
    </style:style>
    <style:style style:name="co33" style:family="table-column">
      <style:table-column-properties fo:break-before="auto" style:column-width="2.962cm"/>
    </style:style>
    <style:style style:name="co34" style:family="table-column">
      <style:table-column-properties fo:break-before="auto" style:column-width="2.032cm"/>
    </style:style>
    <style:style style:name="co35" style:family="table-column">
      <style:table-column-properties fo:break-before="auto" style:column-width="1.591cm"/>
    </style:style>
    <style:style style:name="co36" style:family="table-column">
      <style:table-column-properties fo:break-before="auto" style:column-width="1.958cm"/>
    </style:style>
    <style:style style:name="co37" style:family="table-column">
      <style:table-column-properties fo:break-before="auto" style:column-width="1.566cm"/>
    </style:style>
    <style:style style:name="co38" style:family="table-column">
      <style:table-column-properties fo:break-before="auto" style:column-width="1.445cm"/>
    </style:style>
    <style:style style:name="co39" style:family="table-column">
      <style:table-column-properties fo:break-before="auto" style:column-width="1.861cm"/>
    </style:style>
    <style:style style:name="co40" style:family="table-column">
      <style:table-column-properties fo:break-before="auto" style:column-width="2.228cm"/>
    </style:style>
    <style:style style:name="co41" style:family="table-column">
      <style:table-column-properties fo:break-before="auto" style:column-width="2.374cm"/>
    </style:style>
    <style:style style:name="co42" style:family="table-column">
      <style:table-column-properties fo:break-before="auto" style:column-width="1.886cm"/>
    </style:style>
    <style:style style:name="co43" style:family="table-column">
      <style:table-column-properties fo:break-before="auto" style:column-width="2.522cm"/>
    </style:style>
    <style:style style:name="co18" style:family="table-column">
      <style:table-column-properties fo:break-before="auto" style:column-width="2.473cm"/>
    </style:style>
    <style:style style:name="co15" style:family="table-column">
      <style:table-column-properties fo:break-before="auto" style:column-width="2.051cm"/>
    </style:style>
    <style:style style:name="co16" style:family="table-column">
      <style:table-column-properties fo:break-before="auto" style:column-width="2.214cm"/>
    </style:style>
    <style:style style:name="co17" style:family="table-column">
      <style:table-column-properties fo:break-before="auto" style:column-width="1.942cm"/>
    </style:style>
    <style:style style:name="co19" style:family="table-column">
      <style:table-column-properties fo:break-before="auto" style:column-width="6.382cm"/>
    </style:style>
    <style:style style:name="co20" style:family="table-column">
      <style:table-column-properties fo:break-before="auto" style:column-width="1.371cm"/>
    </style:style>
    <style:style style:name="co21" style:family="table-column">
      <style:table-column-properties fo:break-before="auto" style:column-width="1.152cm"/>
    </style:style>
    <style:style style:name="co22" style:family="table-column">
      <style:table-column-properties fo:break-before="auto" style:column-width="1.887cm"/>
    </style:style>
    <style:style style:name="co23" style:family="table-column">
      <style:table-column-properties fo:break-before="auto" style:column-width="1.969cm"/>
    </style:style>
    <style:style style:name="co24" style:family="table-column">
      <style:table-column-properties fo:break-before="auto" style:column-width="1.616cm"/>
    </style:style>
    <style:style style:name="co25" style:family="table-column">
      <style:table-column-properties fo:break-before="auto" style:column-width="2.297cm"/>
    </style:style>
    <style:style style:name="co26" style:family="table-column">
      <style:table-column-properties fo:break-before="auto" style:column-width="2.787cm"/>
    </style:style>
    <style:style style:name="co27" style:family="table-column">
      <style:table-column-properties fo:break-before="auto" style:column-width="2.84cm"/>
    </style:style>
    <style:style style:name="co28" style:family="table-column">
      <style:table-column-properties fo:break-before="auto" style:column-width="2.487cm"/>
    </style:style>
    <style:style style:name="co29" style:family="table-column">
      <style:table-column-properties fo:break-before="auto" style:column-width="2.258cm"/>
    </style:style>
    <style:style style:name="co30" style:family="table-column">
      <style:table-column-properties fo:break-before="auto" style:column-width="0.497cm"/>
    </style:style>
    <style:style style:name="co44" style:family="table-column">
      <style:table-column-properties fo:break-before="auto" style:column-width="0.688cm"/>
    </style:style>
    <style:style style:name="co45" style:family="table-column">
      <style:table-column-properties fo:break-before="auto" style:column-width="1.752cm"/>
    </style:style>
    <style:style style:name="co46" style:family="table-column">
      <style:table-column-properties fo:break-before="auto" style:column-width="5.756cm"/>
    </style:style>
    <style:style style:name="co47" style:family="table-column">
      <style:table-column-properties fo:break-before="auto" style:column-width="2.242cm"/>
    </style:style>
    <style:style style:name="co48" style:family="table-column">
      <style:table-column-properties fo:break-before="auto" style:column-width="4.039cm"/>
    </style:style>
    <style:style style:name="co49" style:family="table-column">
      <style:table-column-properties fo:break-before="auto" style:column-width="3.059cm"/>
    </style:style>
    <style:style style:name="co50" style:family="table-column">
      <style:table-column-properties fo:break-before="auto" style:column-width="2.623cm"/>
    </style:style>
    <style:style style:name="co51" style:family="table-column">
      <style:table-column-properties fo:break-before="auto" style:column-width="3.032cm"/>
    </style:style>
    <style:style style:name="co52" style:family="table-column">
      <style:table-column-properties fo:break-before="auto" style:column-width="2.432cm"/>
    </style:style>
    <style:style style:name="co53" style:family="table-column">
      <style:table-column-properties fo:break-before="auto" style:column-width="3.113cm"/>
    </style:style>
    <style:style style:name="co54" style:family="table-column">
      <style:table-column-properties fo:break-before="auto" style:column-width="3.277cm"/>
    </style:style>
    <style:style style:name="co55" style:family="table-column">
      <style:table-column-properties fo:break-before="auto" style:column-width="2.514cm"/>
    </style:style>
    <style:style style:name="co56"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52cm" fo:break-before="auto" style:use-optimal-row-height="false"/>
    </style:style>
    <style:style style:name="ta4" style:family="table" style:master-page-name="PageStyle_5f_ALIMENTOS">
      <style:table-properties table:display="true" style:writing-mode="lr-tb" table:tab-color="#4a86e8"/>
    </style:style>
    <style:style style:name="ta2" style:family="table" style:master-page-name="PageStyle_5f_TREINOS">
      <style:table-properties table:display="true" style:writing-mode="lr-tb" table:tab-color="#ff0000"/>
    </style:style>
    <style:style style:name="ta3" style:family="table" style:master-page-name="PageStyle_5f_EXERCICIOS">
      <style:table-properties table:display="true" style:writing-mode="lr-tb" table:tab-color="#ff0000"/>
    </style:style>
    <style:style style:name="ta5"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10036" number:language="pt" number:country="BR" number:automatic-order="true">
      <number:day number:style="long"/>
      <number:text>/</number:text>
      <number:month number:style="long"/>
      <number:text>/</number:text>
      <number:year number:style="long"/>
    </number:date-style>
    <style:style style:name="ce1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3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31"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32"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64"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21" style:family="table-cell" style:parent-style-name="Default" style:data-style-name="N12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2]&lt;&lt;$a0)" style:apply-style-name="ConditionalStyle_5f_1" style:base-cell-address="TREINOS.A2"/>
    </style:style>
    <style:style style:name="ce3" style:family="table-cell" style:parent-style-name="Default" style:data-style-name="N12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A2]&lt;&lt;$a0)" style:apply-style-name="ConditionalStyle_5f_1" style:base-cell-address="TREINOS.A2"/>
    </style:style>
    <style:style style:name="ce4" style:family="table-cell" style:parent-style-name="Default" style:data-style-name="N12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2]&lt;&lt;$a0)" style:apply-style-name="ConditionalStyle_5f_1" style:base-cell-address="TREINOS.A2"/>
    </style:style>
    <style:style style:name="ce31" style:family="table-cell" style:parent-style-name="Default" style:data-style-name="N10036">
      <style:table-cell-properties fo:background-color="transparent"/>
      <style:text-properties style:font-name="Arial" fo:font-size="10pt" style:font-size-asian="10pt" style:font-size-complex="10pt"/>
    </style:style>
    <style:style style:name="ce65" style:family="table-cell" style:parent-style-name="Default">
      <style:text-properties style:font-name="Arial" fo:font-size="10pt" style:font-size-asian="10pt" style:font-size-complex="10pt"/>
    </style:style>
    <style:style style:name="ce35"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2]&lt;&lt;$a0)" style:apply-style-name="ConditionalStyle_5f_1" style:base-cell-address="TREINOS.A2"/>
    </style:style>
    <style:style style:name="ce11"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A2]&lt;&lt;$a0)" style:apply-style-name="ConditionalStyle_5f_1" style:base-cell-address="TREINOS.A2"/>
    </style:style>
    <style:style style:name="ce1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2]&lt;&lt;$a0)" style:apply-style-name="ConditionalStyle_5f_1" style:base-cell-address="TREINOS.A2"/>
    </style:style>
    <style:style style:name="ce39" style:family="table-cell" style:parent-style-name="Default">
      <style:map style:condition="is-true-formula([.$A2]&lt;&lt;$a0)" style:apply-style-name="ConditionalStyle_5f_1" style:base-cell-address="TREINOS.A2"/>
    </style:style>
    <style:style style:name="ce40" style:family="table-cell" style:parent-style-name="Default">
      <style:table-cell-properties fo:background-color="transparent"/>
      <style:text-properties style:font-name="Arial" fo:font-size="10pt" style:font-size-asian="10pt" style:font-size-complex="10pt"/>
    </style:style>
    <style:style style:name="ce7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47" style:family="table-cell" style:parent-style-name="Default">
      <style:table-cell-properties fo:background-color="transparent"/>
      <style:text-properties style:font-name="Arial" fo:font-size="10pt" style:font-size-asian="10pt" style:font-size-complex="10pt"/>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33" style:family="table-cell" style:parent-style-name="Default">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2"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2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19" style:family="table-cell" style:parent-style-name="Default">
      <style:table-cell-properties fo:background-color="transparent"/>
      <style:text-properties style:font-name="Arial" fo:font-size="10pt" style:font-size-asian="10pt" style:font-size-complex="10pt"/>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20"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2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57" style:family="table-cell" style:parent-style-name="Default">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2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map style:condition="is-true-formula([.$J2]=&quot;AUMENTAR&quot;)" style:apply-style-name="ConditionalStyle_5f_2" style:base-cell-address="TREINOS.D2"/>
      <style:map style:condition="is-true-formula([.$J2]=&quot;REDUZIR&quot;)" style:apply-style-name="ConditionalStyle_5f_3" style:base-cell-address="TREINOS.D2"/>
      <style:map style:condition="is-true-formula([.$J2]=&quot;MANTER&quot;)" style:apply-style-name="ConditionalStyle_5f_4" style:base-cell-address="TREINOS.D2"/>
    </style:style>
    <style:style style:name="ce5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60"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61" style:family="table-cell" style:parent-style-name="Default">
      <style:table-cell-properties fo:background-color="#dee6ef"/>
      <style:text-properties style:font-name="Arial" fo:font-size="10pt" style:font-size-asian="10pt" style:font-size-complex="10pt"/>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51"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1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6"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17"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18"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quot;A&quot;;&quot;B&quot;)" table:allow-empty-cell="true" table:display-list="unsorted" table:base-cell-address="ALIMENTOS.C2">
          <table:error-message table:message-type="stop" table:display="true"/>
        </table:content-validation>
        <table:content-validation table:name="val3" table:condition="of:cell-content-is-in-list([$EXERCICIOS.$A$1:.$A42])" table:allow-empty-cell="true" table:display-list="unsorted" table:base-cell-address="ALIMENTOS.D2">
          <table:error-message table:message-type="stop" table:display="true"/>
        </table:content-validation>
        <table:content-validation table:name="val4"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5" table:condition="of:cell-content-is-in-list([$ALIMENTOS.$A$2:.$A$54])" table:allow-empty-cell="true" table:display-list="unsorted" table:base-cell-address="ALIMENTOS.B8">
          <table:error-message table:message-type="stop" table:display="true"/>
        </table:content-validation>
      </table:content-validations>
      <table:table table:name="TREINOS" table:style-name="ta2">
        <office:forms form:automatic-focus="false" form:apply-design-mode="false">
          <form:form form:name="Form_GerarTreino" form:allow-deletes="false" form:allow-inserts="false" form:allow-updates="false"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tn_GerarTreino" form:control-implementation="ooo:com.sun.star.form.component.CommandButton" xml:id="control1" form:id="control1" form:label="▶  Gerar Treino" form:delay-for-repeat="PT0.050000000S" form:image-position="center">
              <form:properties>
                <form:property form:property-name="DefaultControl" office:value-type="string" office:string-value="com.sun.star.form.control.CommandButton"/>
                <form:property form:property-name="Referer" office:value-type="string" office:string-value="file:///C:/Users/filip/OneDrive/Documentos/GitHub/log-de-treino-e-progressao/log-de-treino-e-progressao.ods/content.xml"/>
              </form:properties>
              <office:event-listeners>
                <script:event-listener script:language="ooo:script" script:event-name="form:performaction" xlink:href="vnd.sun.star.script:Standard.Module1.GerarTreino?language=Basic&amp;location=document" xlink:type="simple"/>
              </office:event-listeners>
            </form:button>
          </form:form>
        </office:forms>
        <table:shapes>
          <draw:control draw:z-index="0" draw:name="btn_GerarTreino_shape" draw:style-name="gr1" draw:text-style-name="P1" svg:width="3.6cm" svg:height="0.75cm" svg:x="39.738cm" svg:y="0.179cm" draw:control="control1"/>
        </table:shapes>
        <table:table-column table:style-name="co15" table:default-cell-style-name="ce65"/>
        <table:table-column table:style-name="co16" table:default-cell-style-name="ce65"/>
        <table:table-column table:style-name="co17" table:default-cell-style-name="ce65"/>
        <table:table-column table:style-name="co19" table:default-cell-style-name="ce65"/>
        <table:table-column table:style-name="co20" table:default-cell-style-name="ce65"/>
        <table:table-column table:style-name="co21" table:default-cell-style-name="ce65"/>
        <table:table-column table:style-name="co22" table:default-cell-style-name="ce65"/>
        <table:table-column table:style-name="co23" table:default-cell-style-name="ce65"/>
        <table:table-column table:style-name="co24" table:default-cell-style-name="ce65"/>
        <table:table-column table:style-name="co25" table:default-cell-style-name="ce65"/>
        <table:table-column table:style-name="co26" table:default-cell-style-name="ce65"/>
        <table:table-column table:style-name="co27" table:default-cell-style-name="ce65"/>
        <table:table-column table:style-name="co28" table:default-cell-style-name="ce65"/>
        <table:table-column table:style-name="co29" table:number-columns-repeated="16371"/>
        <table:table-row table:style-name="ro1">
          <table:table-cell table:style-name="ce10" office:value-type="string" calcext:value-type="string">
            <text:p>Data</text:p>
          </table:table-cell>
          <table:table-cell table:style-name="ce10" office:value-type="string" calcext:value-type="string">
            <text:p>Semana</text:p>
          </table:table-cell>
          <table:table-cell table:style-name="ce10" office:value-type="string" calcext:value-type="string">
            <text:p>Treino</text:p>
          </table:table-cell>
          <table:table-cell table:style-name="ce10" office:value-type="string" calcext:value-type="string">
            <text:p>Exercício</text:p>
          </table:table-cell>
          <table:table-cell table:style-name="ce1" office:value-type="string" calcext:value-type="string">
            <text:p>Séries</text:p>
          </table:table-cell>
          <table:table-cell table:style-name="ce1" office:value-type="string" calcext:value-type="string">
            <text:p>Reps</text:p>
          </table:table-cell>
          <table:table-cell table:style-name="ce1" office:value-type="string" calcext:value-type="string">
            <text:p>Carga_kg</text:p>
          </table:table-cell>
          <table:table-cell table:style-name="ce1" office:value-type="string" calcext:value-type="string">
            <text:p>RPE_final</text:p>
          </table:table-cell>
          <table:table-cell table:style-name="ce1" office:value-type="string" calcext:value-type="string">
            <text:p>Volume</text:p>
          </table:table-cell>
          <table:table-cell table:style-name="ce1" office:value-type="string" calcext:value-type="string">
            <text:p>Decisão</text:p>
          </table:table-cell>
          <table:table-cell table:style-name="ce1" office:value-type="string" calcext:value-type="string">
            <text:p>Carga_anterior</text:p>
          </table:table-cell>
          <table:table-cell table:style-name="ce1" office:value-type="string" calcext:value-type="string">
            <text:p>Próxima_carga</text:p>
          </table:table-cell>
          <table:table-cell table:style-name="ce1" office:value-type="string" calcext:value-type="string">
            <text:p>Observações</text:p>
          </table:table-cell>
          <table:table-cell table:style-name="ce65" table:number-columns-repeated="16371"/>
        </table:table-row>
        <table:table-row table:style-name="ro1">
          <table:table-cell table:style-name="ce21" table:content-validation-name="val1" office:value-type="date" office:date-value="2026-04-08" calcext:value-type="date">
            <text:p>8/4/2026</text:p>
          </table:table-cell>
          <table:table-cell table:style-name="ce35" table:formula="of:=IF([.A2]=&quot;&quot;;&quot;&quot;;YEAR([.A2])&amp;&quot;-W&quot;&amp;TEXT(ISOWEEKNUM([.A2]);&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5" table:content-validation-name="val3" office:value-type="string" calcext:value-type="string">
            <text:p>Agachamento (barra, leve -10%)</text:p>
          </table:table-cell>
          <table:table-cell table:style-name="ce52" table:number-matrix-columns-spanned="1" table:number-matrix-rows-spanned="1" table:formula="of:=IF([.D2]=&quot;&quot;;&quot;&quot;;IFERROR(INDEX([$EXERCICIOS.B:.B];MATCH(TRIM([.D2]);TRIM([$EXERCICIOS.A:.A]);0));&quot;&quot;))" office:value-type="float" office:value="3" calcext:value-type="float">
            <text:p>3</text:p>
          </table:table-cell>
          <table:table-cell table:style-name="ce52" table:number-matrix-columns-spanned="1" table:number-matrix-rows-spanned="1" table:formula="of:=IF([.D2]=&quot;&quot;;&quot;&quot;;IFERROR(INDEX([$EXERCICIOS.C:.C];MATCH(TRIM([.D2]);TRIM([$EXERCICIOS.A:.A]);0));&quot;&quot;))" office:value-type="float" office:value="5" calcext:value-type="float">
            <text:p>5</text:p>
          </table:table-cell>
          <table:table-cell table:style-name="ce25" office:value-type="float" office:value="46" calcext:value-type="float">
            <text:p>46</text:p>
          </table:table-cell>
          <table:table-cell table:style-name="ce25" office:value-type="float" office:value="8" calcext:value-type="float">
            <text:p>8</text:p>
          </table:table-cell>
          <table:table-cell table:style-name="ce52" table:formula="of:=IFERROR([.E2]*[.F2]*[.G2];0)" office:value-type="float" office:value="690" calcext:value-type="float">
            <text:p>690</text:p>
          </table:table-cell>
          <table:table-cell table:style-name="ce52" table:formula="of:=IF([.H2]=&quot;&quot;;&quot;&quot;;IF([.H2]&lt;=8;&quot;AUMENTAR&quot;;IF([.H2]=9;&quot;MANTER&quot;;&quot;REDUZIR&quot;)))" office:value-type="string" office:string-value="AUMENTAR" calcext:value-type="string">
            <text:p>AUMENTAR</text:p>
          </table:table-cell>
          <table:table-cell table:style-name="ce52" table:formula="of:=IF(ROW()=2;&quot;&quot;;IFERROR(LOOKUP(2;1/([.$D$2]:INDEX([.$D:.$D];ROW()-1)=[.D2]);[.$G$2]:INDEX([.$G:.$G];ROW()-1));&quot;&quot;))">
            <text:p/>
          </table:table-cell>
          <table:table-cell table:style-name="ce52" table:formula="of:=IF([.J2]=&quot;AUMENTAR&quot;;[.G2]+2.5;IF([.J2]=&quot;REDUZIR&quot;;[.G2]-2.5;[.G2]))" office:value-type="float" office:value="48.5" calcext:value-type="float">
            <text:p>48,5</text:p>
          </table:table-cell>
          <table:table-cell table:style-name="ce52"/>
          <table:table-cell table:style-name="ce65" table:number-columns-repeated="16371"/>
        </table:table-row>
        <table:table-row table:style-name="ro1">
          <table:table-cell table:style-name="ce21" table:content-validation-name="val1" office:value-type="date" office:date-value="2026-04-08" calcext:value-type="date">
            <text:p>8/4/2026</text:p>
          </table:table-cell>
          <table:table-cell table:style-name="ce35" table:formula="of:=IF([.A3]=&quot;&quot;;&quot;&quot;;YEAR([.A3])&amp;&quot;-W&quot;&amp;TEXT(ISOWEEKNUM([.A3]);&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5" table:content-validation-name="val3" office:value-type="string" calcext:value-type="string">
            <text:p>Stiff com barra</text:p>
          </table:table-cell>
          <table:table-cell table:style-name="ce52" table:number-matrix-columns-spanned="1" table:number-matrix-rows-spanned="1" table:formula="of:=IF([.D3]=&quot;&quot;;&quot;&quot;;IFERROR(INDEX([$EXERCICIOS.B:.B];MATCH(TRIM([.D3]);TRIM([$EXERCICIOS.A:.A]);0));&quot;&quot;))" office:value-type="float" office:value="3" calcext:value-type="float">
            <text:p>3</text:p>
          </table:table-cell>
          <table:table-cell table:style-name="ce52" table:number-matrix-columns-spanned="1" table:number-matrix-rows-spanned="1" table:formula="of:=IF([.D3]=&quot;&quot;;&quot;&quot;;IFERROR(INDEX([$EXERCICIOS.C:.C];MATCH(TRIM([.D3]);TRIM([$EXERCICIOS.A:.A]);0));&quot;&quot;))" office:value-type="float" office:value="8" calcext:value-type="float">
            <text:p>8</text:p>
          </table:table-cell>
          <table:table-cell table:style-name="ce25" office:value-type="float" office:value="40" calcext:value-type="float">
            <text:p>40</text:p>
          </table:table-cell>
          <table:table-cell table:style-name="ce25" office:value-type="float" office:value="8" calcext:value-type="float">
            <text:p>8</text:p>
          </table:table-cell>
          <table:table-cell table:style-name="ce52" table:formula="of:=IFERROR([.E3]*[.F3]*[.G3];0)" office:value-type="float" office:value="960" calcext:value-type="float">
            <text:p>960</text:p>
          </table:table-cell>
          <table:table-cell table:style-name="ce52" table:formula="of:=IF([.H3]=&quot;&quot;;&quot;&quot;;IF([.H3]&lt;=8;&quot;AUMENTAR&quot;;IF([.H3]=9;&quot;MANTER&quot;;&quot;REDUZIR&quot;)))" office:value-type="string" office:string-value="AUMENTAR" calcext:value-type="string">
            <text:p>AUMENTAR</text:p>
          </table:table-cell>
          <table:table-cell table:style-name="ce52" table:formula="of:=IF(ROW()=2;&quot;&quot;;IFERROR(LOOKUP(2;1/([.$D$2]:INDEX([.$D:.$D];ROW()-1)=[.D3]);[.$G$2]:INDEX([.$G:.$G];ROW()-1));&quot;&quot;))">
            <text:p/>
          </table:table-cell>
          <table:table-cell table:style-name="ce52" table:formula="of:=IF([.J3]=&quot;AUMENTAR&quot;;[.G3]+2.5;IF([.J3]=&quot;REDUZIR&quot;;[.G3]-2.5;[.G3]))" office:value-type="float" office:value="42.5" calcext:value-type="float">
            <text:p>42,5</text:p>
          </table:table-cell>
          <table:table-cell table:style-name="ce52"/>
          <table:table-cell table:style-name="ce65" table:number-columns-repeated="16371"/>
        </table:table-row>
        <table:table-row table:style-name="ro1">
          <table:table-cell table:style-name="ce21" table:content-validation-name="val1" office:value-type="date" office:date-value="2026-04-08" calcext:value-type="date">
            <text:p>8/4/2026</text:p>
          </table:table-cell>
          <table:table-cell table:style-name="ce35" table:formula="of:=IF([.A4]=&quot;&quot;;&quot;&quot;;YEAR([.A4])&amp;&quot;-W&quot;&amp;TEXT(ISOWEEKNUM([.A4]);&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5" table:content-validation-name="val3" office:value-type="string" calcext:value-type="string">
            <text:p>Desenvolvimento (barra em pe)</text:p>
          </table:table-cell>
          <table:table-cell table:style-name="ce52" table:number-matrix-columns-spanned="1" table:number-matrix-rows-spanned="1" table:formula="of:=IF([.D4]=&quot;&quot;;&quot;&quot;;IFERROR(INDEX([$EXERCICIOS.B:.B];MATCH(TRIM([.D4]);TRIM([$EXERCICIOS.A:.A]);0));&quot;&quot;))" office:value-type="float" office:value="3" calcext:value-type="float">
            <text:p>3</text:p>
          </table:table-cell>
          <table:table-cell table:style-name="ce52" table:number-matrix-columns-spanned="1" table:number-matrix-rows-spanned="1" table:formula="of:=IF([.D4]=&quot;&quot;;&quot;&quot;;IFERROR(INDEX([$EXERCICIOS.C:.C];MATCH(TRIM([.D4]);TRIM([$EXERCICIOS.A:.A]);0));&quot;&quot;))" office:value-type="float" office:value="5" calcext:value-type="float">
            <text:p>5</text:p>
          </table:table-cell>
          <table:table-cell table:style-name="ce25" office:value-type="float" office:value="30" calcext:value-type="float">
            <text:p>30</text:p>
          </table:table-cell>
          <table:table-cell table:style-name="ce25" office:value-type="float" office:value="9" calcext:value-type="float">
            <text:p>9</text:p>
          </table:table-cell>
          <table:table-cell table:style-name="ce52" table:formula="of:=IFERROR([.E4]*[.F4]*[.G4];0)" office:value-type="float" office:value="450" calcext:value-type="float">
            <text:p>450</text:p>
          </table:table-cell>
          <table:table-cell table:style-name="ce52" table:formula="of:=IF([.H4]=&quot;&quot;;&quot;&quot;;IF([.H4]&lt;=8;&quot;AUMENTAR&quot;;IF([.H4]=9;&quot;MANTER&quot;;&quot;REDUZIR&quot;)))" office:value-type="string" office:string-value="MANTER" calcext:value-type="string">
            <text:p>MANTER</text:p>
          </table:table-cell>
          <table:table-cell table:style-name="ce52" table:formula="of:=IF(ROW()=2;&quot;&quot;;IFERROR(LOOKUP(2;1/([.$D$2]:INDEX([.$D:.$D];ROW()-1)=[.D4]);[.$G$2]:INDEX([.$G:.$G];ROW()-1));&quot;&quot;))">
            <text:p/>
          </table:table-cell>
          <table:table-cell table:style-name="ce52" table:formula="of:=IF([.J4]=&quot;AUMENTAR&quot;;[.G4]+2.5;IF([.J4]=&quot;REDUZIR&quot;;[.G4]-2.5;[.G4]))" office:value-type="float" office:value="30" calcext:value-type="float">
            <text:p>30</text:p>
          </table:table-cell>
          <table:table-cell table:style-name="ce52"/>
          <table:table-cell table:style-name="ce65" table:number-columns-repeated="16371"/>
        </table:table-row>
        <table:table-row table:style-name="ro1">
          <table:table-cell table:style-name="ce21" table:content-validation-name="val1" office:value-type="date" office:date-value="2026-04-08" calcext:value-type="date">
            <text:p>8/4/2026</text:p>
          </table:table-cell>
          <table:table-cell table:style-name="ce35" table:formula="of:=IF([.A5]=&quot;&quot;;&quot;&quot;;YEAR([.A5])&amp;&quot;-W&quot;&amp;TEXT(ISOWEEKNUM([.A5]);&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5" table:content-validation-name="val3" office:value-type="string" calcext:value-type="string">
            <text:p>Remada curvada (barra)</text:p>
          </table:table-cell>
          <table:table-cell table:style-name="ce52" table:number-matrix-columns-spanned="1" table:number-matrix-rows-spanned="1" table:formula="of:=IF([.D5]=&quot;&quot;;&quot;&quot;;IFERROR(INDEX([$EXERCICIOS.B:.B];MATCH(TRIM([.D5]);TRIM([$EXERCICIOS.A:.A]);0));&quot;&quot;))" office:value-type="float" office:value="3" calcext:value-type="float">
            <text:p>3</text:p>
          </table:table-cell>
          <table:table-cell table:style-name="ce52" table:number-matrix-columns-spanned="1" table:number-matrix-rows-spanned="1" table:formula="of:=IF([.D5]=&quot;&quot;;&quot;&quot;;IFERROR(INDEX([$EXERCICIOS.C:.C];MATCH(TRIM([.D5]);TRIM([$EXERCICIOS.A:.A]);0));&quot;&quot;))" office:value-type="float" office:value="8" calcext:value-type="float">
            <text:p>8</text:p>
          </table:table-cell>
          <table:table-cell table:style-name="ce25" office:value-type="float" office:value="40" calcext:value-type="float">
            <text:p>40</text:p>
          </table:table-cell>
          <table:table-cell table:style-name="ce25" office:value-type="float" office:value="9" calcext:value-type="float">
            <text:p>9</text:p>
          </table:table-cell>
          <table:table-cell table:style-name="ce52" table:formula="of:=IFERROR([.E5]*[.F5]*[.G5];0)" office:value-type="float" office:value="960" calcext:value-type="float">
            <text:p>960</text:p>
          </table:table-cell>
          <table:table-cell table:style-name="ce52" table:formula="of:=IF([.H5]=&quot;&quot;;&quot;&quot;;IF([.H5]&lt;=8;&quot;AUMENTAR&quot;;IF([.H5]=9;&quot;MANTER&quot;;&quot;REDUZIR&quot;)))" office:value-type="string" office:string-value="MANTER" calcext:value-type="string">
            <text:p>MANTER</text:p>
          </table:table-cell>
          <table:table-cell table:style-name="ce52" table:formula="of:=IF(ROW()=2;&quot;&quot;;IFERROR(LOOKUP(2;1/([.$D$2]:INDEX([.$D:.$D];ROW()-1)=[.D5]);[.$G$2]:INDEX([.$G:.$G];ROW()-1));&quot;&quot;))">
            <text:p/>
          </table:table-cell>
          <table:table-cell table:style-name="ce52" table:formula="of:=IF([.J5]=&quot;AUMENTAR&quot;;[.G5]+2.5;IF([.J5]=&quot;REDUZIR&quot;;[.G5]-2.5;[.G5]))" office:value-type="float" office:value="40" calcext:value-type="float">
            <text:p>40</text:p>
          </table:table-cell>
          <table:table-cell table:style-name="ce52"/>
          <table:table-cell table:style-name="ce65" table:number-columns-repeated="16371"/>
        </table:table-row>
        <table:table-row table:style-name="ro1">
          <table:table-cell table:style-name="ce21" table:content-validation-name="val1" office:value-type="date" office:date-value="2026-04-08" calcext:value-type="date">
            <text:p>8/4/2026</text:p>
          </table:table-cell>
          <table:table-cell table:style-name="ce35" table:formula="of:=IF([.A6]=&quot;&quot;;&quot;&quot;;YEAR([.A6])&amp;&quot;-W&quot;&amp;TEXT(ISOWEEKNUM([.A6]);&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5" table:content-validation-name="val3" office:value-type="string" calcext:value-type="string">
            <text:p>Supino reto (barra)</text:p>
          </table:table-cell>
          <table:table-cell table:style-name="ce52" table:number-matrix-columns-spanned="1" table:number-matrix-rows-spanned="1" table:formula="of:=IF([.D6]=&quot;&quot;;&quot;&quot;;IFERROR(INDEX([$EXERCICIOS.B:.B];MATCH(TRIM([.D6]);TRIM([$EXERCICIOS.A:.A]);0));&quot;&quot;))" office:value-type="float" office:value="3" calcext:value-type="float">
            <text:p>3</text:p>
          </table:table-cell>
          <table:table-cell table:style-name="ce52" table:number-matrix-columns-spanned="1" table:number-matrix-rows-spanned="1" table:formula="of:=IF([.D6]=&quot;&quot;;&quot;&quot;;IFERROR(INDEX([$EXERCICIOS.C:.C];MATCH(TRIM([.D6]);TRIM([$EXERCICIOS.A:.A]);0));&quot;&quot;))" office:value-type="float" office:value="5" calcext:value-type="float">
            <text:p>5</text:p>
          </table:table-cell>
          <table:table-cell table:style-name="ce25" office:value-type="float" office:value="36" calcext:value-type="float">
            <text:p>36</text:p>
          </table:table-cell>
          <table:table-cell table:style-name="ce25" office:value-type="float" office:value="9" calcext:value-type="float">
            <text:p>9</text:p>
          </table:table-cell>
          <table:table-cell table:style-name="ce52" table:formula="of:=IFERROR([.E6]*[.F6]*[.G6];0)" office:value-type="float" office:value="540" calcext:value-type="float">
            <text:p>540</text:p>
          </table:table-cell>
          <table:table-cell table:style-name="ce52" table:formula="of:=IF([.H6]=&quot;&quot;;&quot;&quot;;IF([.H6]&lt;=8;&quot;AUMENTAR&quot;;IF([.H6]=9;&quot;MANTER&quot;;&quot;REDUZIR&quot;)))" office:value-type="string" office:string-value="MANTER" calcext:value-type="string">
            <text:p>MANTER</text:p>
          </table:table-cell>
          <table:table-cell table:style-name="ce52" table:formula="of:=IF(ROW()=2;&quot;&quot;;IFERROR(LOOKUP(2;1/([.$D$2]:INDEX([.$D:.$D];ROW()-1)=[.D6]);[.$G$2]:INDEX([.$G:.$G];ROW()-1));&quot;&quot;))">
            <text:p/>
          </table:table-cell>
          <table:table-cell table:style-name="ce52" table:formula="of:=IF([.J6]=&quot;AUMENTAR&quot;;[.G6]+2.5;IF([.J6]=&quot;REDUZIR&quot;;[.G6]-2.5;[.G6]))" office:value-type="float" office:value="36" calcext:value-type="float">
            <text:p>36</text:p>
          </table:table-cell>
          <table:table-cell table:style-name="ce52"/>
          <table:table-cell table:style-name="ce65" table:number-columns-repeated="16371"/>
        </table:table-row>
        <table:table-row table:style-name="ro1">
          <table:table-cell table:style-name="ce21" table:content-validation-name="val1" office:value-type="date" office:date-value="2026-04-08" calcext:value-type="date">
            <text:p>8/4/2026</text:p>
          </table:table-cell>
          <table:table-cell table:style-name="ce35" table:formula="of:=IF([.A7]=&quot;&quot;;&quot;&quot;;YEAR([.A7])&amp;&quot;-W&quot;&amp;TEXT(ISOWEEKNUM([.A7]);&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5" table:content-validation-name="val3" office:value-type="string" calcext:value-type="string">
            <text:p>Crucifixo invertido</text:p>
          </table:table-cell>
          <table:table-cell table:style-name="ce52" table:number-matrix-columns-spanned="1" table:number-matrix-rows-spanned="1" table:formula="of:=IF([.D7]=&quot;&quot;;&quot;&quot;;IFERROR(INDEX([$EXERCICIOS.B:.B];MATCH(TRIM([.D7]);TRIM([$EXERCICIOS.A:.A]);0));&quot;&quot;))" office:value-type="float" office:value="4" calcext:value-type="float">
            <text:p>4</text:p>
          </table:table-cell>
          <table:table-cell table:style-name="ce52" table:number-matrix-columns-spanned="1" table:number-matrix-rows-spanned="1" table:formula="of:=IF([.D7]=&quot;&quot;;&quot;&quot;;IFERROR(INDEX([$EXERCICIOS.C:.C];MATCH(TRIM([.D7]);TRIM([$EXERCICIOS.A:.A]);0));&quot;&quot;))" office:value-type="float" office:value="8" calcext:value-type="float">
            <text:p>8</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52" table:formula="of:=IFERROR([.E7]*[.F7]*[.G7];0)" office:value-type="float" office:value="320" calcext:value-type="float">
            <text:p>320</text:p>
          </table:table-cell>
          <table:table-cell table:style-name="ce52" table:formula="of:=IF([.H7]=&quot;&quot;;&quot;&quot;;IF([.H7]&lt;=8;&quot;AUMENTAR&quot;;IF([.H7]=9;&quot;MANTER&quot;;&quot;REDUZIR&quot;)))" office:value-type="string" office:string-value="MANTER" calcext:value-type="string">
            <text:p>MANTER</text:p>
          </table:table-cell>
          <table:table-cell table:style-name="ce52" table:formula="of:=IF(ROW()=2;&quot;&quot;;IFERROR(LOOKUP(2;1/([.$D$2]:INDEX([.$D:.$D];ROW()-1)=[.D7]);[.$G$2]:INDEX([.$G:.$G];ROW()-1));&quot;&quot;))">
            <text:p/>
          </table:table-cell>
          <table:table-cell table:style-name="ce52" table:formula="of:=IF([.J7]=&quot;AUMENTAR&quot;;[.G7]+2.5;IF([.J7]=&quot;REDUZIR&quot;;[.G7]-2.5;[.G7]))" office:value-type="float" office:value="10" calcext:value-type="float">
            <text:p>10</text:p>
          </table:table-cell>
          <table:table-cell table:style-name="ce52"/>
          <table:table-cell table:style-name="ce65" table:number-columns-repeated="16371"/>
        </table:table-row>
        <table:table-row table:style-name="ro1">
          <table:table-cell table:style-name="ce21" table:content-validation-name="val1" office:value-type="date" office:date-value="2026-04-08" calcext:value-type="date">
            <text:p>8/4/2026</text:p>
          </table:table-cell>
          <table:table-cell table:style-name="ce35" table:formula="of:=IF([.A8]=&quot;&quot;;&quot;&quot;;YEAR([.A8])&amp;&quot;-W&quot;&amp;TEXT(ISOWEEKNUM([.A8]);&quot;00&quot;))" office:value-type="string" office:string-value="2026-W15" calcext:value-type="string">
            <text:p>2026-W15</text:p>
          </table:table-cell>
          <table:table-cell table:style-name="ce71" table:content-validation-name="val2" office:value-type="string" calcext:value-type="string">
            <text:p>B</text:p>
          </table:table-cell>
          <table:table-cell table:style-name="ce45" table:content-validation-name="val3" office:value-type="string" calcext:value-type="string">
            <text:p>Elevacao lateral (halter, leve -10%)</text:p>
          </table:table-cell>
          <table:table-cell table:style-name="ce52" table:number-matrix-columns-spanned="1" table:number-matrix-rows-spanned="1" table:formula="of:=IF([.D8]=&quot;&quot;;&quot;&quot;;IFERROR(INDEX([$EXERCICIOS.B:.B];MATCH(TRIM([.D8]);TRIM([$EXERCICIOS.A:.A]);0));&quot;&quot;))" office:value-type="float" office:value="4" calcext:value-type="float">
            <text:p>4</text:p>
          </table:table-cell>
          <table:table-cell table:style-name="ce52" table:number-matrix-columns-spanned="1" table:number-matrix-rows-spanned="1" table:formula="of:=IF([.D8]=&quot;&quot;;&quot;&quot;;IFERROR(INDEX([$EXERCICIOS.C:.C];MATCH(TRIM([.D8]);TRIM([$EXERCICIOS.A:.A]);0));&quot;&quot;))" office:value-type="float" office:value="8" calcext:value-type="float">
            <text:p>8</text:p>
          </table:table-cell>
          <table:table-cell table:number-columns-repeated="2" table:style-name="ce25" office:value-type="float" office:value="10" calcext:value-type="float">
            <text:p>10</text:p>
          </table:table-cell>
          <table:table-cell table:style-name="ce52" table:formula="of:=IFERROR([.E8]*[.F8]*[.G8];0)" office:value-type="float" office:value="320" calcext:value-type="float">
            <text:p>320</text:p>
          </table:table-cell>
          <table:table-cell table:style-name="ce52" table:formula="of:=IF([.H8]=&quot;&quot;;&quot;&quot;;IF([.H8]&lt;=8;&quot;AUMENTAR&quot;;IF([.H8]=9;&quot;MANTER&quot;;&quot;REDUZIR&quot;)))" office:value-type="string" office:string-value="REDUZIR" calcext:value-type="string">
            <text:p>REDUZIR</text:p>
          </table:table-cell>
          <table:table-cell table:style-name="ce52" table:formula="of:=IF(ROW()=2;&quot;&quot;;IFERROR(LOOKUP(2;1/([.$D$2]:INDEX([.$D:.$D];ROW()-1)=[.D8]);[.$G$2]:INDEX([.$G:.$G];ROW()-1));&quot;&quot;))">
            <text:p/>
          </table:table-cell>
          <table:table-cell table:style-name="ce52" table:formula="of:=IF([.J8]=&quot;AUMENTAR&quot;;[.G8]+2.5;IF([.J8]=&quot;REDUZIR&quot;;[.G8]-2.5;[.G8]))" office:value-type="float" office:value="7.5" calcext:value-type="float">
            <text:p>7,5</text:p>
          </table:table-cell>
          <table:table-cell table:style-name="ce52"/>
          <table:table-cell table:style-name="ce65" table:number-columns-repeated="16371"/>
        </table:table-row>
        <table:table-row table:style-name="ro1">
          <table:table-cell table:style-name="ce21" table:content-validation-name="val1" office:value-type="date" office:date-value="2026-04-10" calcext:value-type="date">
            <text:p>10/4/2026</text:p>
          </table:table-cell>
          <table:table-cell table:style-name="ce35" table:formula="of:=IF([.A9]=&quot;&quot;;&quot;&quot;;YEAR([.A9])&amp;&quot;-W&quot;&amp;TEXT(ISOWEEKNUM([.A9]);&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5" table:content-validation-name="val3" office:value-type="string" calcext:value-type="string">
            <text:p>Agachamento (barra)</text:p>
          </table:table-cell>
          <table:table-cell table:style-name="ce52" table:number-matrix-columns-spanned="1" table:number-matrix-rows-spanned="1" table:formula="of:=IF([.D9]=&quot;&quot;;&quot;&quot;;IFERROR(INDEX([$EXERCICIOS.B:.B];MATCH(TRIM([.D9]);TRIM([$EXERCICIOS.A:.A]);0));&quot;&quot;))" office:value-type="float" office:value="3" calcext:value-type="float">
            <text:p>3</text:p>
          </table:table-cell>
          <table:table-cell table:style-name="ce52" table:number-matrix-columns-spanned="1" table:number-matrix-rows-spanned="1" table:formula="of:=IF([.D9]=&quot;&quot;;&quot;&quot;;IFERROR(INDEX([$EXERCICIOS.C:.C];MATCH(TRIM([.D9]);TRIM([$EXERCICIOS.A:.A]);0));&quot;&quot;))" office:value-type="float" office:value="5" calcext:value-type="float">
            <text:p>5</text:p>
          </table:table-cell>
          <table:table-cell table:style-name="ce25" office:value-type="float" office:value="50" calcext:value-type="float">
            <text:p>50</text:p>
          </table:table-cell>
          <table:table-cell table:style-name="ce25" office:value-type="float" office:value="8" calcext:value-type="float">
            <text:p>8</text:p>
          </table:table-cell>
          <table:table-cell table:style-name="ce52" table:formula="of:=IFERROR([.E9]*[.F9]*[.G9];0)" office:value-type="float" office:value="750" calcext:value-type="float">
            <text:p>750</text:p>
          </table:table-cell>
          <table:table-cell table:style-name="ce52" table:formula="of:=IF([.H9]=&quot;&quot;;&quot;&quot;;IF([.H9]&lt;=8;&quot;AUMENTAR&quot;;IF([.H9]=9;&quot;MANTER&quot;;&quot;REDUZIR&quot;)))" office:value-type="string" office:string-value="AUMENTAR" calcext:value-type="string">
            <text:p>AUMENTAR</text:p>
          </table:table-cell>
          <table:table-cell table:style-name="ce52" table:formula="of:=IF(ROW()=2;&quot;&quot;;IFERROR(LOOKUP(2;1/([.$D$2]:INDEX([.$D:.$D];ROW()-1)=[.D9]);[.$G$2]:INDEX([.$G:.$G];ROW()-1));&quot;&quot;))">
            <text:p/>
          </table:table-cell>
          <table:table-cell table:style-name="ce52" table:formula="of:=IF([.J9]=&quot;AUMENTAR&quot;;[.G9]+2.5;IF([.J9]=&quot;REDUZIR&quot;;[.G9]-2.5;[.G9]))" office:value-type="float" office:value="52.5" calcext:value-type="float">
            <text:p>52,5</text:p>
          </table:table-cell>
          <table:table-cell table:style-name="ce52"/>
          <table:table-cell table:style-name="ce65" table:number-columns-repeated="16371"/>
        </table:table-row>
        <table:table-row table:style-name="ro1">
          <table:table-cell table:style-name="ce21" table:content-validation-name="val1" office:value-type="date" office:date-value="2026-04-10" calcext:value-type="date">
            <text:p>10/4/2026</text:p>
          </table:table-cell>
          <table:table-cell table:style-name="ce35" table:formula="of:=IF([.A10]=&quot;&quot;;&quot;&quot;;YEAR([.A10])&amp;&quot;-W&quot;&amp;TEXT(ISOWEEKNUM([.A10]);&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5" table:content-validation-name="val3" office:value-type="string" calcext:value-type="string">
            <text:p>Supino reto (barra)</text:p>
          </table:table-cell>
          <table:table-cell table:style-name="ce52" table:number-matrix-columns-spanned="1" table:number-matrix-rows-spanned="1" table:formula="of:=IF([.D10]=&quot;&quot;;&quot;&quot;;IFERROR(INDEX([$EXERCICIOS.B:.B];MATCH(TRIM([.D10]);TRIM([$EXERCICIOS.A:.A]);0));&quot;&quot;))" office:value-type="float" office:value="3" calcext:value-type="float">
            <text:p>3</text:p>
          </table:table-cell>
          <table:table-cell table:style-name="ce52" table:number-matrix-columns-spanned="1" table:number-matrix-rows-spanned="1" table:formula="of:=IF([.D10]=&quot;&quot;;&quot;&quot;;IFERROR(INDEX([$EXERCICIOS.C:.C];MATCH(TRIM([.D10]);TRIM([$EXERCICIOS.A:.A]);0));&quot;&quot;))" office:value-type="float" office:value="5" calcext:value-type="float">
            <text:p>5</text:p>
          </table:table-cell>
          <table:table-cell table:style-name="ce25" office:value-type="float" office:value="36" calcext:value-type="float">
            <text:p>36</text:p>
          </table:table-cell>
          <table:table-cell table:style-name="ce25" office:value-type="float" office:value="8" calcext:value-type="float">
            <text:p>8</text:p>
          </table:table-cell>
          <table:table-cell table:style-name="ce52" table:formula="of:=IFERROR([.E10]*[.F10]*[.G10];0)" office:value-type="float" office:value="540" calcext:value-type="float">
            <text:p>540</text:p>
          </table:table-cell>
          <table:table-cell table:style-name="ce52" table:formula="of:=IF([.H10]=&quot;&quot;;&quot;&quot;;IF([.H10]&lt;=8;&quot;AUMENTAR&quot;;IF([.H10]=9;&quot;MANTER&quot;;&quot;REDUZIR&quot;)))" office:value-type="string" office:string-value="AUMENTAR" calcext:value-type="string">
            <text:p>AUMENTAR</text:p>
          </table:table-cell>
          <table:table-cell table:style-name="ce52" table:formula="of:=IF(ROW()=2;&quot;&quot;;IFERROR(LOOKUP(2;1/([.$D$2]:INDEX([.$D:.$D];ROW()-1)=[.D10]);[.$G$2]:INDEX([.$G:.$G];ROW()-1));&quot;&quot;))" office:value-type="float" office:value="36" calcext:value-type="float">
            <text:p>36</text:p>
          </table:table-cell>
          <table:table-cell table:style-name="ce52" table:formula="of:=IF([.J10]=&quot;AUMENTAR&quot;;[.G10]+2.5;IF([.J10]=&quot;REDUZIR&quot;;[.G10]-2.5;[.G10]))" office:value-type="float" office:value="38.5" calcext:value-type="float">
            <text:p>38,5</text:p>
          </table:table-cell>
          <table:table-cell table:style-name="ce52"/>
          <table:table-cell table:style-name="ce65" table:number-columns-repeated="16371"/>
        </table:table-row>
        <table:table-row table:style-name="ro1">
          <table:table-cell table:style-name="ce21" table:content-validation-name="val1" office:value-type="date" office:date-value="2026-04-10" calcext:value-type="date">
            <text:p>10/4/2026</text:p>
          </table:table-cell>
          <table:table-cell table:style-name="ce35" table:formula="of:=IF([.A11]=&quot;&quot;;&quot;&quot;;YEAR([.A11])&amp;&quot;-W&quot;&amp;TEXT(ISOWEEKNUM([.A11]);&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5" table:content-validation-name="val3" office:value-type="string" calcext:value-type="string">
            <text:p>Remada curvada (barra)</text:p>
          </table:table-cell>
          <table:table-cell table:style-name="ce52" table:number-matrix-columns-spanned="1" table:number-matrix-rows-spanned="1" table:formula="of:=IF([.D11]=&quot;&quot;;&quot;&quot;;IFERROR(INDEX([$EXERCICIOS.B:.B];MATCH(TRIM([.D11]);TRIM([$EXERCICIOS.A:.A]);0));&quot;&quot;))" office:value-type="float" office:value="3" calcext:value-type="float">
            <text:p>3</text:p>
          </table:table-cell>
          <table:table-cell table:style-name="ce52" table:number-matrix-columns-spanned="1" table:number-matrix-rows-spanned="1" table:formula="of:=IF([.D11]=&quot;&quot;;&quot;&quot;;IFERROR(INDEX([$EXERCICIOS.C:.C];MATCH(TRIM([.D11]);TRIM([$EXERCICIOS.A:.A]);0));&quot;&quot;))" office:value-type="float" office:value="8" calcext:value-type="float">
            <text:p>8</text:p>
          </table:table-cell>
          <table:table-cell table:style-name="ce25" office:value-type="float" office:value="40" calcext:value-type="float">
            <text:p>40</text:p>
          </table:table-cell>
          <table:table-cell table:style-name="ce25" office:value-type="float" office:value="8" calcext:value-type="float">
            <text:p>8</text:p>
          </table:table-cell>
          <table:table-cell table:style-name="ce52" table:formula="of:=IFERROR([.E11]*[.F11]*[.G11];0)" office:value-type="float" office:value="960" calcext:value-type="float">
            <text:p>960</text:p>
          </table:table-cell>
          <table:table-cell table:style-name="ce52" table:formula="of:=IF([.H11]=&quot;&quot;;&quot;&quot;;IF([.H11]&lt;=8;&quot;AUMENTAR&quot;;IF([.H11]=9;&quot;MANTER&quot;;&quot;REDUZIR&quot;)))" office:value-type="string" office:string-value="AUMENTAR" calcext:value-type="string">
            <text:p>AUMENTAR</text:p>
          </table:table-cell>
          <table:table-cell table:style-name="ce52" table:formula="of:=IF(ROW()=2;&quot;&quot;;IFERROR(LOOKUP(2;1/([.$D$2]:INDEX([.$D:.$D];ROW()-1)=[.D11]);[.$G$2]:INDEX([.$G:.$G];ROW()-1));&quot;&quot;))" office:value-type="float" office:value="40" calcext:value-type="float">
            <text:p>40</text:p>
          </table:table-cell>
          <table:table-cell table:style-name="ce52" table:formula="of:=IF([.J11]=&quot;AUMENTAR&quot;;[.G11]+2.5;IF([.J11]=&quot;REDUZIR&quot;;[.G11]-2.5;[.G11]))" office:value-type="float" office:value="42.5" calcext:value-type="float">
            <text:p>42,5</text:p>
          </table:table-cell>
          <table:table-cell table:style-name="ce52"/>
          <table:table-cell table:style-name="ce65" table:number-columns-repeated="16371"/>
        </table:table-row>
        <table:table-row table:style-name="ro1">
          <table:table-cell table:style-name="ce21" table:content-validation-name="val1" office:value-type="date" office:date-value="2026-04-10" calcext:value-type="date">
            <text:p>10/4/2026</text:p>
          </table:table-cell>
          <table:table-cell table:style-name="ce35" table:formula="of:=IF([.A12]=&quot;&quot;;&quot;&quot;;YEAR([.A12])&amp;&quot;-W&quot;&amp;TEXT(ISOWEEKNUM([.A12]);&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5" table:content-validation-name="val3" office:value-type="string" calcext:value-type="string">
            <text:p>Pull-over (barra)</text:p>
          </table:table-cell>
          <table:table-cell table:style-name="ce52" table:number-matrix-columns-spanned="1" table:number-matrix-rows-spanned="1" table:formula="of:=IF([.D12]=&quot;&quot;;&quot;&quot;;IFERROR(INDEX([$EXERCICIOS.B:.B];MATCH(TRIM([.D12]);TRIM([$EXERCICIOS.A:.A]);0));&quot;&quot;))" office:value-type="float" office:value="4" calcext:value-type="float">
            <text:p>4</text:p>
          </table:table-cell>
          <table:table-cell table:style-name="ce52" table:number-matrix-columns-spanned="1" table:number-matrix-rows-spanned="1" table:formula="of:=IF([.D12]=&quot;&quot;;&quot;&quot;;IFERROR(INDEX([$EXERCICIOS.C:.C];MATCH(TRIM([.D12]);TRIM([$EXERCICIOS.A:.A]);0));&quot;&quot;))" office:value-type="float" office:value="8" calcext:value-type="float">
            <text:p>8</text:p>
          </table:table-cell>
          <table:table-cell table:style-name="ce25" office:value-type="float" office:value="20" calcext:value-type="float">
            <text:p>20</text:p>
          </table:table-cell>
          <table:table-cell table:style-name="ce25" office:value-type="float" office:value="9" calcext:value-type="float">
            <text:p>9</text:p>
          </table:table-cell>
          <table:table-cell table:style-name="ce52" table:formula="of:=IFERROR([.E12]*[.F12]*[.G12];0)" office:value-type="float" office:value="640" calcext:value-type="float">
            <text:p>640</text:p>
          </table:table-cell>
          <table:table-cell table:style-name="ce52" table:formula="of:=IF([.H12]=&quot;&quot;;&quot;&quot;;IF([.H12]&lt;=8;&quot;AUMENTAR&quot;;IF([.H12]=9;&quot;MANTER&quot;;&quot;REDUZIR&quot;)))" office:value-type="string" office:string-value="MANTER" calcext:value-type="string">
            <text:p>MANTER</text:p>
          </table:table-cell>
          <table:table-cell table:style-name="ce52" table:formula="of:=IF(ROW()=2;&quot;&quot;;IFERROR(LOOKUP(2;1/([.$D$2]:INDEX([.$D:.$D];ROW()-1)=[.D12]);[.$G$2]:INDEX([.$G:.$G];ROW()-1));&quot;&quot;))">
            <text:p/>
          </table:table-cell>
          <table:table-cell table:style-name="ce52" table:formula="of:=IF([.J12]=&quot;AUMENTAR&quot;;[.G12]+2.5;IF([.J12]=&quot;REDUZIR&quot;;[.G12]-2.5;[.G12]))" office:value-type="float" office:value="20" calcext:value-type="float">
            <text:p>20</text:p>
          </table:table-cell>
          <table:table-cell table:style-name="ce52"/>
          <table:table-cell table:style-name="ce65" table:number-columns-repeated="16371"/>
        </table:table-row>
        <table:table-row table:style-name="ro1">
          <table:table-cell table:style-name="ce21" table:content-validation-name="val1" office:value-type="date" office:date-value="2026-04-10" calcext:value-type="date">
            <text:p>10/4/2026</text:p>
          </table:table-cell>
          <table:table-cell table:style-name="ce35" table:formula="of:=IF([.A13]=&quot;&quot;;&quot;&quot;;YEAR([.A13])&amp;&quot;-W&quot;&amp;TEXT(ISOWEEKNUM([.A13]);&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5" table:content-validation-name="val3" office:value-type="string" calcext:value-type="string">
            <text:p>Elevacao lateral (halter)</text:p>
          </table:table-cell>
          <table:table-cell table:style-name="ce52" table:number-matrix-columns-spanned="1" table:number-matrix-rows-spanned="1" table:formula="of:=IF([.D13]=&quot;&quot;;&quot;&quot;;IFERROR(INDEX([$EXERCICIOS.B:.B];MATCH(TRIM([.D13]);TRIM([$EXERCICIOS.A:.A]);0));&quot;&quot;))" office:value-type="float" office:value="4" calcext:value-type="float">
            <text:p>4</text:p>
          </table:table-cell>
          <table:table-cell table:style-name="ce52" table:number-matrix-columns-spanned="1" table:number-matrix-rows-spanned="1" table:formula="of:=IF([.D13]=&quot;&quot;;&quot;&quot;;IFERROR(INDEX([$EXERCICIOS.C:.C];MATCH(TRIM([.D13]);TRIM([$EXERCICIOS.A:.A]);0));&quot;&quot;))" office:value-type="float" office:value="8" calcext:value-type="float">
            <text:p>8</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52" table:formula="of:=IFERROR([.E13]*[.F13]*[.G13];0)" office:value-type="float" office:value="384" calcext:value-type="float">
            <text:p>384</text:p>
          </table:table-cell>
          <table:table-cell table:style-name="ce52" table:formula="of:=IF([.H13]=&quot;&quot;;&quot;&quot;;IF([.H13]&lt;=8;&quot;AUMENTAR&quot;;IF([.H13]=9;&quot;MANTER&quot;;&quot;REDUZIR&quot;)))" office:value-type="string" office:string-value="MANTER" calcext:value-type="string">
            <text:p>MANTER</text:p>
          </table:table-cell>
          <table:table-cell table:style-name="ce52" table:formula="of:=IF(ROW()=2;&quot;&quot;;IFERROR(LOOKUP(2;1/([.$D$2]:INDEX([.$D:.$D];ROW()-1)=[.D13]);[.$G$2]:INDEX([.$G:.$G];ROW()-1));&quot;&quot;))">
            <text:p/>
          </table:table-cell>
          <table:table-cell table:style-name="ce52" table:formula="of:=IF([.J13]=&quot;AUMENTAR&quot;;[.G13]+2.5;IF([.J13]=&quot;REDUZIR&quot;;[.G13]-2.5;[.G13]))" office:value-type="float" office:value="12" calcext:value-type="float">
            <text:p>12</text:p>
          </table:table-cell>
          <table:table-cell table:style-name="ce52"/>
          <table:table-cell table:style-name="ce65" table:number-columns-repeated="16371"/>
        </table:table-row>
        <table:table-row table:style-name="ro1">
          <table:table-cell table:style-name="ce21" table:content-validation-name="val1" office:value-type="date" office:date-value="2026-04-10" calcext:value-type="date">
            <text:p>10/4/2026</text:p>
          </table:table-cell>
          <table:table-cell table:style-name="ce35" table:formula="of:=IF([.A14]=&quot;&quot;;&quot;&quot;;YEAR([.A14])&amp;&quot;-W&quot;&amp;TEXT(ISOWEEKNUM([.A14]);&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5" table:content-validation-name="val3" office:value-type="string" calcext:value-type="string">
            <text:p>Crucifixo invertido</text:p>
          </table:table-cell>
          <table:table-cell table:style-name="ce52" table:number-matrix-columns-spanned="1" table:number-matrix-rows-spanned="1" table:formula="of:=IF([.D14]=&quot;&quot;;&quot;&quot;;IFERROR(INDEX([$EXERCICIOS.B:.B];MATCH(TRIM([.D14]);TRIM([$EXERCICIOS.A:.A]);0));&quot;&quot;))" office:value-type="float" office:value="4" calcext:value-type="float">
            <text:p>4</text:p>
          </table:table-cell>
          <table:table-cell table:style-name="ce52" table:number-matrix-columns-spanned="1" table:number-matrix-rows-spanned="1" table:formula="of:=IF([.D14]=&quot;&quot;;&quot;&quot;;IFERROR(INDEX([$EXERCICIOS.C:.C];MATCH(TRIM([.D14]);TRIM([$EXERCICIOS.A:.A]);0));&quot;&quot;))" office:value-type="float" office:value="8" calcext:value-type="float">
            <text:p>8</text:p>
          </table:table-cell>
          <table:table-cell table:style-name="ce25" office:value-type="float" office:value="12" calcext:value-type="float">
            <text:p>12</text:p>
          </table:table-cell>
          <table:table-cell table:style-name="ce25" office:value-type="float" office:value="8" calcext:value-type="float">
            <text:p>8</text:p>
          </table:table-cell>
          <table:table-cell table:style-name="ce52" table:formula="of:=IFERROR([.E14]*[.F14]*[.G14];0)" office:value-type="float" office:value="384" calcext:value-type="float">
            <text:p>384</text:p>
          </table:table-cell>
          <table:table-cell table:style-name="ce52" table:formula="of:=IF([.H14]=&quot;&quot;;&quot;&quot;;IF([.H14]&lt;=8;&quot;AUMENTAR&quot;;IF([.H14]=9;&quot;MANTER&quot;;&quot;REDUZIR&quot;)))" office:value-type="string" office:string-value="AUMENTAR" calcext:value-type="string">
            <text:p>AUMENTAR</text:p>
          </table:table-cell>
          <table:table-cell table:style-name="ce52" table:formula="of:=IF(ROW()=2;&quot;&quot;;IFERROR(LOOKUP(2;1/([.$D$2]:INDEX([.$D:.$D];ROW()-1)=[.D14]);[.$G$2]:INDEX([.$G:.$G];ROW()-1));&quot;&quot;))" office:value-type="float" office:value="10" calcext:value-type="float">
            <text:p>10</text:p>
          </table:table-cell>
          <table:table-cell table:style-name="ce52" table:formula="of:=IF([.J14]=&quot;AUMENTAR&quot;;[.G14]+2.5;IF([.J14]=&quot;REDUZIR&quot;;[.G14]-2.5;[.G14]))" office:value-type="float" office:value="14.5" calcext:value-type="float">
            <text:p>14,5</text:p>
          </table:table-cell>
          <table:table-cell table:style-name="ce52"/>
          <table:table-cell table:style-name="ce65" table:number-columns-repeated="16371"/>
        </table:table-row>
        <table:table-row table:style-name="ro1">
          <table:table-cell table:style-name="ce21" table:content-validation-name="val1" office:value-type="date" office:date-value="2026-04-10" calcext:value-type="date">
            <text:p>10/4/2026</text:p>
          </table:table-cell>
          <table:table-cell table:style-name="ce35" table:formula="of:=IF([.A15]=&quot;&quot;;&quot;&quot;;YEAR([.A15])&amp;&quot;-W&quot;&amp;TEXT(ISOWEEKNUM([.A15]);&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5" table:content-validation-name="val3" office:value-type="string" calcext:value-type="string">
            <text:p>Triceps testa (barra/halter)</text:p>
          </table:table-cell>
          <table:table-cell table:style-name="ce52" table:number-matrix-columns-spanned="1" table:number-matrix-rows-spanned="1" table:formula="of:=IF([.D15]=&quot;&quot;;&quot;&quot;;IFERROR(INDEX([$EXERCICIOS.B:.B];MATCH(TRIM([.D15]);TRIM([$EXERCICIOS.A:.A]);0));&quot;&quot;))" office:value-type="float" office:value="4" calcext:value-type="float">
            <text:p>4</text:p>
          </table:table-cell>
          <table:table-cell table:style-name="ce52" table:number-matrix-columns-spanned="1" table:number-matrix-rows-spanned="1" table:formula="of:=IF([.D15]=&quot;&quot;;&quot;&quot;;IFERROR(INDEX([$EXERCICIOS.C:.C];MATCH(TRIM([.D15]);TRIM([$EXERCICIOS.A:.A]);0));&quot;&quot;))" office:value-type="float" office:value="8" calcext:value-type="float">
            <text:p>8</text:p>
          </table:table-cell>
          <table:table-cell table:style-name="ce25" office:value-type="float" office:value="17.5" calcext:value-type="float">
            <text:p>17,5</text:p>
          </table:table-cell>
          <table:table-cell table:style-name="ce25" office:value-type="float" office:value="10" calcext:value-type="float">
            <text:p>10</text:p>
          </table:table-cell>
          <table:table-cell table:style-name="ce52" table:formula="of:=IFERROR([.E15]*[.F15]*[.G15];0)" office:value-type="float" office:value="560" calcext:value-type="float">
            <text:p>560</text:p>
          </table:table-cell>
          <table:table-cell table:style-name="ce52" table:formula="of:=IF([.H15]=&quot;&quot;;&quot;&quot;;IF([.H15]&lt;=8;&quot;AUMENTAR&quot;;IF([.H15]=9;&quot;MANTER&quot;;&quot;REDUZIR&quot;)))" office:value-type="string" office:string-value="REDUZIR" calcext:value-type="string">
            <text:p>REDUZIR</text:p>
          </table:table-cell>
          <table:table-cell table:style-name="ce52" table:formula="of:=IF(ROW()=2;&quot;&quot;;IFERROR(LOOKUP(2;1/([.$D$2]:INDEX([.$D:.$D];ROW()-1)=[.D15]);[.$G$2]:INDEX([.$G:.$G];ROW()-1));&quot;&quot;))">
            <text:p/>
          </table:table-cell>
          <table:table-cell table:style-name="ce52" table:formula="of:=IF([.J15]=&quot;AUMENTAR&quot;;[.G15]+2.5;IF([.J15]=&quot;REDUZIR&quot;;[.G15]-2.5;[.G15]))" office:value-type="float" office:value="15" calcext:value-type="float">
            <text:p>15</text:p>
          </table:table-cell>
          <table:table-cell table:style-name="ce52"/>
          <table:table-cell table:style-name="ce65" table:number-columns-repeated="16371"/>
        </table:table-row>
        <table:table-row table:style-name="ro1">
          <table:table-cell table:style-name="ce21" table:content-validation-name="val1" office:value-type="date" office:date-value="2026-04-10" calcext:value-type="date">
            <text:p>10/4/2026</text:p>
          </table:table-cell>
          <table:table-cell table:style-name="ce35" table:formula="of:=IF([.A16]=&quot;&quot;;&quot;&quot;;YEAR([.A16])&amp;&quot;-W&quot;&amp;TEXT(ISOWEEKNUM([.A16]);&quot;00&quot;))" office:value-type="string" office:string-value="2026-W15" calcext:value-type="string">
            <text:p>2026-W15</text:p>
          </table:table-cell>
          <table:table-cell table:style-name="ce71" table:content-validation-name="val2" office:value-type="string" calcext:value-type="string">
            <text:p>A</text:p>
          </table:table-cell>
          <table:table-cell table:style-name="ce45" table:content-validation-name="val3" office:value-type="string" calcext:value-type="string">
            <text:p>Rosca direta (barra/halter)</text:p>
          </table:table-cell>
          <table:table-cell table:style-name="ce52" table:number-matrix-columns-spanned="1" table:number-matrix-rows-spanned="1" table:formula="of:=IF([.D16]=&quot;&quot;;&quot;&quot;;IFERROR(INDEX([$EXERCICIOS.B:.B];MATCH(TRIM([.D16]);TRIM([$EXERCICIOS.A:.A]);0));&quot;&quot;))" office:value-type="float" office:value="4" calcext:value-type="float">
            <text:p>4</text:p>
          </table:table-cell>
          <table:table-cell table:style-name="ce52" table:number-matrix-columns-spanned="1" table:number-matrix-rows-spanned="1" table:formula="of:=IF([.D16]=&quot;&quot;;&quot;&quot;;IFERROR(INDEX([$EXERCICIOS.C:.C];MATCH(TRIM([.D16]);TRIM([$EXERCICIOS.A:.A]);0));&quot;&quot;))" office:value-type="float" office:value="8" calcext:value-type="float">
            <text:p>8</text:p>
          </table:table-cell>
          <table:table-cell table:style-name="ce25" office:value-type="float" office:value="17.5" calcext:value-type="float">
            <text:p>17,5</text:p>
          </table:table-cell>
          <table:table-cell table:style-name="ce25" office:value-type="float" office:value="10" calcext:value-type="float">
            <text:p>10</text:p>
          </table:table-cell>
          <table:table-cell table:style-name="ce52" table:formula="of:=IFERROR([.E16]*[.F16]*[.G16];0)" office:value-type="float" office:value="560" calcext:value-type="float">
            <text:p>560</text:p>
          </table:table-cell>
          <table:table-cell table:style-name="ce52" table:formula="of:=IF([.H16]=&quot;&quot;;&quot;&quot;;IF([.H16]&lt;=8;&quot;AUMENTAR&quot;;IF([.H16]=9;&quot;MANTER&quot;;&quot;REDUZIR&quot;)))" office:value-type="string" office:string-value="REDUZIR" calcext:value-type="string">
            <text:p>REDUZIR</text:p>
          </table:table-cell>
          <table:table-cell table:style-name="ce52" table:formula="of:=IF(ROW()=2;&quot;&quot;;IFERROR(LOOKUP(2;1/([.$D$2]:INDEX([.$D:.$D];ROW()-1)=[.D16]);[.$G$2]:INDEX([.$G:.$G];ROW()-1));&quot;&quot;))">
            <text:p/>
          </table:table-cell>
          <table:table-cell table:style-name="ce52" table:formula="of:=IF([.J16]=&quot;AUMENTAR&quot;;[.G16]+2.5;IF([.J16]=&quot;REDUZIR&quot;;[.G16]-2.5;[.G16]))" office:value-type="float" office:value="15" calcext:value-type="float">
            <text:p>15</text:p>
          </table:table-cell>
          <table:table-cell table:style-name="ce52"/>
          <table:table-cell table:style-name="ce65" table:number-columns-repeated="16371"/>
        </table:table-row>
        <table:table-row table:style-name="ro1">
          <table:table-cell table:style-name="ce3" table:content-validation-name="val1" office:value-type="date" office:date-value="2026-04-13" calcext:value-type="date">
            <text:p>13/4/2026</text:p>
          </table:table-cell>
          <table:table-cell table:style-name="ce11" table:formula="of:=IF([.A17]=&quot;&quot;;&quot;&quot;;YEAR([.A17])&amp;&quot;-W&quot;&amp;TEXT(ISOWEEKNUM([.A17]);&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Agachamento (barra, leve -10%)</text:p>
          </table:table-cell>
          <table:table-cell table:style-name="ce24" table:number-matrix-columns-spanned="1" table:number-matrix-rows-spanned="1" table:formula="of:=IF([.D17]=&quot;&quot;;&quot;&quot;;IFERROR(INDEX([$EXERCICIOS.B:.B];MATCH(TRIM([.D17]);TRIM([$EXERCICIOS.A:.A]);0));&quot;&quot;))" office:value-type="float" office:value="3" calcext:value-type="float">
            <text:p>3</text:p>
          </table:table-cell>
          <table:table-cell table:style-name="ce24" table:number-matrix-columns-spanned="1" table:number-matrix-rows-spanned="1" table:formula="of:=IF([.D17]=&quot;&quot;;&quot;&quot;;IFERROR(INDEX([$EXERCICIOS.C:.C];MATCH(TRIM([.D17]);TRIM([$EXERCICIOS.A:.A]);0));&quot;&quot;))" office:value-type="float" office:value="5" calcext:value-type="float">
            <text:p>5</text:p>
          </table:table-cell>
          <table:table-cell table:style-name="ce24" office:value-type="float" office:value="50" calcext:value-type="float">
            <text:p>50</text:p>
          </table:table-cell>
          <table:table-cell table:style-name="ce24" office:value-type="float" office:value="9" calcext:value-type="float">
            <text:p>9</text:p>
          </table:table-cell>
          <table:table-cell table:style-name="ce24" table:formula="of:=IFERROR([.E17]*[.F17]*[.G17];0)" office:value-type="float" office:value="750" calcext:value-type="float">
            <text:p>750</text:p>
          </table:table-cell>
          <table:table-cell table:style-name="ce25" table:formula="of:=IF([.H17]=&quot;&quot;;&quot;&quot;;IF([.H17]&lt;=8;&quot;AUMENTAR&quot;;IF([.H17]=9;&quot;MANTER&quot;;&quot;REDUZIR&quot;)))" office:value-type="string" office:string-value="MANTER" calcext:value-type="string">
            <text:p>MANTER</text:p>
          </table:table-cell>
          <table:table-cell table:style-name="ce52" table:formula="of:=IF(ROW()=2;&quot;&quot;;IFERROR(LOOKUP(2;1/([.$D$2]:INDEX([.$D:.$D];ROW()-1)=[.D17]);[.$G$2]:INDEX([.$G:.$G];ROW()-1));&quot;&quot;))" office:value-type="float" office:value="46" calcext:value-type="float">
            <text:p>46</text:p>
          </table:table-cell>
          <table:table-cell table:style-name="ce24" table:formula="of:=IF([.J17]=&quot;AUMENTAR&quot;;[.G17]+2.5;IF([.J17]=&quot;REDUZIR&quot;;[.G17]-2.5;[.G17]))" office:value-type="float" office:value="50" calcext:value-type="float">
            <text:p>50</text:p>
          </table:table-cell>
          <table:table-cell table:style-name="ce26"/>
          <table:table-cell table:style-name="ce65" table:number-columns-repeated="16371"/>
        </table:table-row>
        <table:table-row table:style-name="ro1">
          <table:table-cell table:style-name="ce21" table:content-validation-name="val1" office:value-type="date" office:date-value="2026-04-13" calcext:value-type="date">
            <text:p>13/4/2026</text:p>
          </table:table-cell>
          <table:table-cell table:style-name="ce12" table:formula="of:=IF([.A18]=&quot;&quot;;&quot;&quot;;YEAR([.A18])&amp;&quot;-W&quot;&amp;TEXT(ISOWEEKNUM([.A18]);&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Stiff com barra</text:p>
          </table:table-cell>
          <table:table-cell table:style-name="ce24" table:number-matrix-columns-spanned="1" table:number-matrix-rows-spanned="1" table:formula="of:=IF([.D18]=&quot;&quot;;&quot;&quot;;IFERROR(INDEX([$EXERCICIOS.B:.B];MATCH(TRIM([.D18]);TRIM([$EXERCICIOS.A:.A]);0));&quot;&quot;))" office:value-type="float" office:value="3" calcext:value-type="float">
            <text:p>3</text:p>
          </table:table-cell>
          <table:table-cell table:style-name="ce24" table:number-matrix-columns-spanned="1" table:number-matrix-rows-spanned="1" table:formula="of:=IF([.D18]=&quot;&quot;;&quot;&quot;;IFERROR(INDEX([$EXERCICIOS.C:.C];MATCH(TRIM([.D18]);TRIM([$EXERCICIOS.A:.A]);0));&quot;&quot;))" office:value-type="float" office:value="8" calcext:value-type="float">
            <text:p>8</text:p>
          </table:table-cell>
          <table:table-cell table:style-name="ce24" office:value-type="float" office:value="46" calcext:value-type="float">
            <text:p>46</text:p>
          </table:table-cell>
          <table:table-cell table:style-name="ce24" office:value-type="float" office:value="9" calcext:value-type="float">
            <text:p>9</text:p>
          </table:table-cell>
          <table:table-cell table:style-name="ce24" table:formula="of:=IFERROR([.E18]*[.F18]*[.G18];0)" office:value-type="float" office:value="1104" calcext:value-type="float">
            <text:p>1104</text:p>
          </table:table-cell>
          <table:table-cell table:style-name="ce25" table:formula="of:=IF([.H18]=&quot;&quot;;&quot;&quot;;IF([.H18]&lt;=8;&quot;AUMENTAR&quot;;IF([.H18]=9;&quot;MANTER&quot;;&quot;REDUZIR&quot;)))" office:value-type="string" office:string-value="MANTER" calcext:value-type="string">
            <text:p>MANTER</text:p>
          </table:table-cell>
          <table:table-cell table:style-name="ce52" table:formula="of:=IF(ROW()=2;&quot;&quot;;IFERROR(LOOKUP(2;1/([.$D$2]:INDEX([.$D:.$D];ROW()-1)=[.D18]);[.$G$2]:INDEX([.$G:.$G];ROW()-1));&quot;&quot;))" office:value-type="float" office:value="40" calcext:value-type="float">
            <text:p>40</text:p>
          </table:table-cell>
          <table:table-cell table:style-name="ce24" table:formula="of:=IF([.J18]=&quot;AUMENTAR&quot;;[.G18]+2.5;IF([.J18]=&quot;REDUZIR&quot;;[.G18]-2.5;[.G18]))" office:value-type="float" office:value="46" calcext:value-type="float">
            <text:p>46</text:p>
          </table:table-cell>
          <table:table-cell table:style-name="ce26"/>
          <table:table-cell table:style-name="ce65" table:number-columns-repeated="16371"/>
        </table:table-row>
        <table:table-row table:style-name="ro1">
          <table:table-cell table:style-name="ce21" table:content-validation-name="val1" office:value-type="date" office:date-value="2026-04-13" calcext:value-type="date">
            <text:p>13/4/2026</text:p>
          </table:table-cell>
          <table:table-cell table:style-name="ce12" table:formula="of:=IF([.A19]=&quot;&quot;;&quot;&quot;;YEAR([.A19])&amp;&quot;-W&quot;&amp;TEXT(ISOWEEKNUM([.A19]);&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Desenvolvimento (barra em pe)</text:p>
          </table:table-cell>
          <table:table-cell table:style-name="ce24" table:number-matrix-columns-spanned="1" table:number-matrix-rows-spanned="1" table:formula="of:=IF([.D19]=&quot;&quot;;&quot;&quot;;IFERROR(INDEX([$EXERCICIOS.B:.B];MATCH(TRIM([.D19]);TRIM([$EXERCICIOS.A:.A]);0));&quot;&quot;))" office:value-type="float" office:value="3" calcext:value-type="float">
            <text:p>3</text:p>
          </table:table-cell>
          <table:table-cell table:style-name="ce24" table:number-matrix-columns-spanned="1" table:number-matrix-rows-spanned="1" table:formula="of:=IF([.D19]=&quot;&quot;;&quot;&quot;;IFERROR(INDEX([$EXERCICIOS.C:.C];MATCH(TRIM([.D19]);TRIM([$EXERCICIOS.A:.A]);0));&quot;&quot;))" office:value-type="float" office:value="5" calcext:value-type="float">
            <text:p>5</text:p>
          </table:table-cell>
          <table:table-cell table:style-name="ce24" office:value-type="float" office:value="30" calcext:value-type="float">
            <text:p>30</text:p>
          </table:table-cell>
          <table:table-cell table:style-name="ce24" office:value-type="float" office:value="9" calcext:value-type="float">
            <text:p>9</text:p>
          </table:table-cell>
          <table:table-cell table:style-name="ce24" table:formula="of:=IFERROR([.E19]*[.F19]*[.G19];0)" office:value-type="float" office:value="450" calcext:value-type="float">
            <text:p>450</text:p>
          </table:table-cell>
          <table:table-cell table:style-name="ce25" table:formula="of:=IF([.H19]=&quot;&quot;;&quot;&quot;;IF([.H19]&lt;=8;&quot;AUMENTAR&quot;;IF([.H19]=9;&quot;MANTER&quot;;&quot;REDUZIR&quot;)))" office:value-type="string" office:string-value="MANTER" calcext:value-type="string">
            <text:p>MANTER</text:p>
          </table:table-cell>
          <table:table-cell table:style-name="ce52" table:formula="of:=IF(ROW()=2;&quot;&quot;;IFERROR(LOOKUP(2;1/([.$D$2]:INDEX([.$D:.$D];ROW()-1)=[.D19]);[.$G$2]:INDEX([.$G:.$G];ROW()-1));&quot;&quot;))" office:value-type="float" office:value="30" calcext:value-type="float">
            <text:p>30</text:p>
          </table:table-cell>
          <table:table-cell table:style-name="ce24" table:formula="of:=IF([.J19]=&quot;AUMENTAR&quot;;[.G19]+2.5;IF([.J19]=&quot;REDUZIR&quot;;[.G19]-2.5;[.G19]))" office:value-type="float" office:value="30" calcext:value-type="float">
            <text:p>30</text:p>
          </table:table-cell>
          <table:table-cell table:style-name="ce26"/>
          <table:table-cell table:style-name="ce65" table:number-columns-repeated="16371"/>
        </table:table-row>
        <table:table-row table:style-name="ro1">
          <table:table-cell table:style-name="ce21" table:content-validation-name="val1" office:value-type="date" office:date-value="2026-04-13" calcext:value-type="date">
            <text:p>13/4/2026</text:p>
          </table:table-cell>
          <table:table-cell table:style-name="ce12" table:formula="of:=IF([.A20]=&quot;&quot;;&quot;&quot;;YEAR([.A20])&amp;&quot;-W&quot;&amp;TEXT(ISOWEEKNUM([.A20]);&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Remada curvada (barra)</text:p>
          </table:table-cell>
          <table:table-cell table:style-name="ce24" table:number-matrix-columns-spanned="1" table:number-matrix-rows-spanned="1" table:formula="of:=IF([.D20]=&quot;&quot;;&quot;&quot;;IFERROR(INDEX([$EXERCICIOS.B:.B];MATCH(TRIM([.D20]);TRIM([$EXERCICIOS.A:.A]);0));&quot;&quot;))" office:value-type="float" office:value="3" calcext:value-type="float">
            <text:p>3</text:p>
          </table:table-cell>
          <table:table-cell table:style-name="ce24" table:number-matrix-columns-spanned="1" table:number-matrix-rows-spanned="1" table:formula="of:=IF([.D20]=&quot;&quot;;&quot;&quot;;IFERROR(INDEX([$EXERCICIOS.C:.C];MATCH(TRIM([.D20]);TRIM([$EXERCICIOS.A:.A]);0));&quot;&quot;))" office:value-type="float" office:value="8" calcext:value-type="float">
            <text:p>8</text:p>
          </table:table-cell>
          <table:table-cell table:style-name="ce24" office:value-type="float" office:value="40" calcext:value-type="float">
            <text:p>40</text:p>
          </table:table-cell>
          <table:table-cell table:style-name="ce24" office:value-type="float" office:value="9" calcext:value-type="float">
            <text:p>9</text:p>
          </table:table-cell>
          <table:table-cell table:style-name="ce24" table:formula="of:=IFERROR([.E20]*[.F20]*[.G20];0)" office:value-type="float" office:value="960" calcext:value-type="float">
            <text:p>960</text:p>
          </table:table-cell>
          <table:table-cell table:style-name="ce25" table:formula="of:=IF([.H20]=&quot;&quot;;&quot;&quot;;IF([.H20]&lt;=8;&quot;AUMENTAR&quot;;IF([.H20]=9;&quot;MANTER&quot;;&quot;REDUZIR&quot;)))" office:value-type="string" office:string-value="MANTER" calcext:value-type="string">
            <text:p>MANTER</text:p>
          </table:table-cell>
          <table:table-cell table:style-name="ce52" table:formula="of:=IF(ROW()=2;&quot;&quot;;IFERROR(LOOKUP(2;1/([.$D$2]:INDEX([.$D:.$D];ROW()-1)=[.D20]);[.$G$2]:INDEX([.$G:.$G];ROW()-1));&quot;&quot;))" office:value-type="float" office:value="40" calcext:value-type="float">
            <text:p>40</text:p>
          </table:table-cell>
          <table:table-cell table:style-name="ce24" table:formula="of:=IF([.J20]=&quot;AUMENTAR&quot;;[.G20]+2.5;IF([.J20]=&quot;REDUZIR&quot;;[.G20]-2.5;[.G20]))" office:value-type="float" office:value="40" calcext:value-type="float">
            <text:p>40</text:p>
          </table:table-cell>
          <table:table-cell table:style-name="ce26"/>
          <table:table-cell table:style-name="ce65" table:number-columns-repeated="16371"/>
        </table:table-row>
        <table:table-row table:style-name="ro1">
          <table:table-cell table:style-name="ce21" table:content-validation-name="val1" office:value-type="date" office:date-value="2026-04-13" calcext:value-type="date">
            <text:p>13/4/2026</text:p>
          </table:table-cell>
          <table:table-cell table:style-name="ce12" table:formula="of:=IF([.A21]=&quot;&quot;;&quot;&quot;;YEAR([.A21])&amp;&quot;-W&quot;&amp;TEXT(ISOWEEKNUM([.A21]);&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Supino reto (barra)</text:p>
          </table:table-cell>
          <table:table-cell table:style-name="ce24" table:number-matrix-columns-spanned="1" table:number-matrix-rows-spanned="1" table:formula="of:=IF([.D21]=&quot;&quot;;&quot;&quot;;IFERROR(INDEX([$EXERCICIOS.B:.B];MATCH(TRIM([.D21]);TRIM([$EXERCICIOS.A:.A]);0));&quot;&quot;))" office:value-type="float" office:value="3" calcext:value-type="float">
            <text:p>3</text:p>
          </table:table-cell>
          <table:table-cell table:style-name="ce24" table:number-matrix-columns-spanned="1" table:number-matrix-rows-spanned="1" table:formula="of:=IF([.D21]=&quot;&quot;;&quot;&quot;;IFERROR(INDEX([$EXERCICIOS.C:.C];MATCH(TRIM([.D21]);TRIM([$EXERCICIOS.A:.A]);0));&quot;&quot;))" office:value-type="float" office:value="5" calcext:value-type="float">
            <text:p>5</text:p>
          </table:table-cell>
          <table:table-cell table:style-name="ce24" office:value-type="float" office:value="36" calcext:value-type="float">
            <text:p>36</text:p>
          </table:table-cell>
          <table:table-cell table:style-name="ce24" office:value-type="float" office:value="9" calcext:value-type="float">
            <text:p>9</text:p>
          </table:table-cell>
          <table:table-cell table:style-name="ce24" table:formula="of:=IFERROR([.E21]*[.F21]*[.G21];0)" office:value-type="float" office:value="540" calcext:value-type="float">
            <text:p>540</text:p>
          </table:table-cell>
          <table:table-cell table:style-name="ce25" table:formula="of:=IF([.H21]=&quot;&quot;;&quot;&quot;;IF([.H21]&lt;=8;&quot;AUMENTAR&quot;;IF([.H21]=9;&quot;MANTER&quot;;&quot;REDUZIR&quot;)))" office:value-type="string" office:string-value="MANTER" calcext:value-type="string">
            <text:p>MANTER</text:p>
          </table:table-cell>
          <table:table-cell table:style-name="ce52" table:formula="of:=IF(ROW()=2;&quot;&quot;;IFERROR(LOOKUP(2;1/([.$D$2]:INDEX([.$D:.$D];ROW()-1)=[.D21]);[.$G$2]:INDEX([.$G:.$G];ROW()-1));&quot;&quot;))" office:value-type="float" office:value="36" calcext:value-type="float">
            <text:p>36</text:p>
          </table:table-cell>
          <table:table-cell table:style-name="ce24" table:formula="of:=IF([.J21]=&quot;AUMENTAR&quot;;[.G21]+2.5;IF([.J21]=&quot;REDUZIR&quot;;[.G21]-2.5;[.G21]))" office:value-type="float" office:value="36" calcext:value-type="float">
            <text:p>36</text:p>
          </table:table-cell>
          <table:table-cell table:style-name="ce26"/>
          <table:table-cell table:style-name="ce65" table:number-columns-repeated="16371"/>
        </table:table-row>
        <table:table-row table:style-name="ro1">
          <table:table-cell table:style-name="ce21" table:content-validation-name="val1" office:value-type="date" office:date-value="2026-04-13" calcext:value-type="date">
            <text:p>13/4/2026</text:p>
          </table:table-cell>
          <table:table-cell table:style-name="ce12" table:formula="of:=IF([.A22]=&quot;&quot;;&quot;&quot;;YEAR([.A22])&amp;&quot;-W&quot;&amp;TEXT(ISOWEEKNUM([.A22]);&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Crucifixo invertido</text:p>
          </table:table-cell>
          <table:table-cell table:style-name="ce24" table:number-matrix-columns-spanned="1" table:number-matrix-rows-spanned="1" table:formula="of:=IF([.D22]=&quot;&quot;;&quot;&quot;;IFERROR(INDEX([$EXERCICIOS.B:.B];MATCH(TRIM([.D22]);TRIM([$EXERCICIOS.A:.A]);0));&quot;&quot;))" office:value-type="float" office:value="4" calcext:value-type="float">
            <text:p>4</text:p>
          </table:table-cell>
          <table:table-cell table:style-name="ce24" table:number-matrix-columns-spanned="1" table:number-matrix-rows-spanned="1" table:formula="of:=IF([.D22]=&quot;&quot;;&quot;&quot;;IFERROR(INDEX([$EXERCICIOS.C:.C];MATCH(TRIM([.D22]);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8" calcext:value-type="float">
            <text:p>8</text:p>
          </table:table-cell>
          <table:table-cell table:style-name="ce24" table:formula="of:=IFERROR([.E22]*[.F22]*[.G22];0)" office:value-type="float" office:value="384" calcext:value-type="float">
            <text:p>384</text:p>
          </table:table-cell>
          <table:table-cell table:style-name="ce25" table:formula="of:=IF([.H22]=&quot;&quot;;&quot;&quot;;IF([.H22]&lt;=8;&quot;AUMENTAR&quot;;IF([.H22]=9;&quot;MANTER&quot;;&quot;REDUZIR&quot;)))" office:value-type="string" office:string-value="AUMENTAR" calcext:value-type="string">
            <text:p>AUMENTAR</text:p>
          </table:table-cell>
          <table:table-cell table:style-name="ce52" table:formula="of:=IF(ROW()=2;&quot;&quot;;IFERROR(LOOKUP(2;1/([.$D$2]:INDEX([.$D:.$D];ROW()-1)=[.D22]);[.$G$2]:INDEX([.$G:.$G];ROW()-1));&quot;&quot;))" office:value-type="float" office:value="12" calcext:value-type="float">
            <text:p>12</text:p>
          </table:table-cell>
          <table:table-cell table:style-name="ce24" table:formula="of:=IF([.J22]=&quot;AUMENTAR&quot;;[.G22]+2.5;IF([.J22]=&quot;REDUZIR&quot;;[.G22]-2.5;[.G22]))" office:value-type="float" office:value="14.5" calcext:value-type="float">
            <text:p>14,5</text:p>
          </table:table-cell>
          <table:table-cell table:style-name="ce26"/>
          <table:table-cell table:style-name="ce65" table:number-columns-repeated="16371"/>
        </table:table-row>
        <table:table-row table:style-name="ro1">
          <table:table-cell table:style-name="ce21" table:content-validation-name="val1" office:value-type="date" office:date-value="2026-04-13" calcext:value-type="date">
            <text:p>13/4/2026</text:p>
          </table:table-cell>
          <table:table-cell table:style-name="ce12" table:formula="of:=IF([.A23]=&quot;&quot;;&quot;&quot;;YEAR([.A23])&amp;&quot;-W&quot;&amp;TEXT(ISOWEEKNUM([.A23]);&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Elevacao lateral (halter, leve -10%)</text:p>
          </table:table-cell>
          <table:table-cell table:style-name="ce24" table:number-matrix-columns-spanned="1" table:number-matrix-rows-spanned="1" table:formula="of:=IF([.D23]=&quot;&quot;;&quot;&quot;;IFERROR(INDEX([$EXERCICIOS.B:.B];MATCH(TRIM([.D23]);TRIM([$EXERCICIOS.A:.A]);0));&quot;&quot;))" office:value-type="float" office:value="4" calcext:value-type="float">
            <text:p>4</text:p>
          </table:table-cell>
          <table:table-cell table:style-name="ce24" table:number-matrix-columns-spanned="1" table:number-matrix-rows-spanned="1" table:formula="of:=IF([.D23]=&quot;&quot;;&quot;&quot;;IFERROR(INDEX([$EXERCICIOS.C:.C];MATCH(TRIM([.D23]);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10" calcext:value-type="float">
            <text:p>10</text:p>
          </table:table-cell>
          <table:table-cell table:style-name="ce24" table:formula="of:=IFERROR([.E23]*[.F23]*[.G23];0)" office:value-type="float" office:value="384" calcext:value-type="float">
            <text:p>384</text:p>
          </table:table-cell>
          <table:table-cell table:style-name="ce25" table:formula="of:=IF([.H23]=&quot;&quot;;&quot;&quot;;IF([.H23]&lt;=8;&quot;AUMENTAR&quot;;IF([.H23]=9;&quot;MANTER&quot;;&quot;REDUZIR&quot;)))" office:value-type="string" office:string-value="REDUZIR" calcext:value-type="string">
            <text:p>REDUZIR</text:p>
          </table:table-cell>
          <table:table-cell table:style-name="ce52" table:formula="of:=IF(ROW()=2;&quot;&quot;;IFERROR(LOOKUP(2;1/([.$D$2]:INDEX([.$D:.$D];ROW()-1)=[.D23]);[.$G$2]:INDEX([.$G:.$G];ROW()-1));&quot;&quot;))" office:value-type="float" office:value="10" calcext:value-type="float">
            <text:p>10</text:p>
          </table:table-cell>
          <table:table-cell table:style-name="ce24" table:formula="of:=IF([.J23]=&quot;AUMENTAR&quot;;[.G23]+2.5;IF([.J23]=&quot;REDUZIR&quot;;[.G23]-2.5;[.G23]))" office:value-type="float" office:value="9.5" calcext:value-type="float">
            <text:p>9,5</text:p>
          </table:table-cell>
          <table:table-cell table:style-name="ce26"/>
          <table:table-cell table:style-name="ce65" table:number-columns-repeated="16371"/>
        </table:table-row>
        <table:table-row table:style-name="ro1">
          <table:table-cell table:style-name="ce21" table:content-validation-name="val1" office:value-type="date" office:date-value="2026-04-15" calcext:value-type="date">
            <text:p>15/4/2026</text:p>
          </table:table-cell>
          <table:table-cell table:style-name="ce35" table:formula="of:=IF([.A24]=&quot;&quot;;&quot;&quot;;YEAR([.A24])&amp;&quot;-W&quot;&amp;TEXT(ISOWEEKNUM([.A24]);&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5" table:content-validation-name="val3" office:value-type="string" calcext:value-type="string">
            <text:p>Agachamento (barra)</text:p>
          </table:table-cell>
          <table:table-cell table:style-name="ce52" table:number-matrix-columns-spanned="1" table:number-matrix-rows-spanned="1" table:formula="of:=IF([.D24]=&quot;&quot;;&quot;&quot;;IFERROR(INDEX([$EXERCICIOS.B:.B];MATCH(TRIM([.D24]);TRIM([$EXERCICIOS.A:.A]);0));&quot;&quot;))" office:value-type="float" office:value="3" calcext:value-type="float">
            <text:p>3</text:p>
          </table:table-cell>
          <table:table-cell table:style-name="ce52" table:number-matrix-columns-spanned="1" table:number-matrix-rows-spanned="1" table:formula="of:=IF([.D24]=&quot;&quot;;&quot;&quot;;IFERROR(INDEX([$EXERCICIOS.C:.C];MATCH(TRIM([.D24]);TRIM([$EXERCICIOS.A:.A]);0));&quot;&quot;))" office:value-type="float" office:value="5" calcext:value-type="float">
            <text:p>5</text:p>
          </table:table-cell>
          <table:table-cell table:style-name="ce25" office:value-type="float" office:value="56" calcext:value-type="float">
            <text:p>56</text:p>
          </table:table-cell>
          <table:table-cell table:style-name="ce25" office:value-type="float" office:value="9" calcext:value-type="float">
            <text:p>9</text:p>
          </table:table-cell>
          <table:table-cell table:style-name="ce52" table:formula="of:=IFERROR([.E24]*[.F24]*[.G24];0)" office:value-type="float" office:value="840" calcext:value-type="float">
            <text:p>840</text:p>
          </table:table-cell>
          <table:table-cell table:style-name="ce52" table:formula="of:=IF([.H24]=&quot;&quot;;&quot;&quot;;IF([.H24]&lt;=8;&quot;AUMENTAR&quot;;IF([.H24]=9;&quot;MANTER&quot;;&quot;REDUZIR&quot;)))" office:value-type="string" office:string-value="MANTER" calcext:value-type="string">
            <text:p>MANTER</text:p>
          </table:table-cell>
          <table:table-cell table:style-name="ce52" table:formula="of:=IF(ROW()=2;&quot;&quot;;IFERROR(LOOKUP(2;1/([.$D$2]:INDEX([.$D:.$D];ROW()-1)=[.D24]);[.$G$2]:INDEX([.$G:.$G];ROW()-1));&quot;&quot;))" office:value-type="float" office:value="50" calcext:value-type="float">
            <text:p>50</text:p>
          </table:table-cell>
          <table:table-cell table:style-name="ce52" table:formula="of:=IF([.J24]=&quot;AUMENTAR&quot;;[.G24]+2.5;IF([.J24]=&quot;REDUZIR&quot;;[.G24]-2.5;[.G24]))" office:value-type="float" office:value="56" calcext:value-type="float">
            <text:p>56</text:p>
          </table:table-cell>
          <table:table-cell table:style-name="ce52"/>
          <table:table-cell table:style-name="ce65" table:number-columns-repeated="16371"/>
        </table:table-row>
        <table:table-row table:style-name="ro1">
          <table:table-cell table:style-name="ce21" table:content-validation-name="val1" office:value-type="date" office:date-value="2026-04-15" calcext:value-type="date">
            <text:p>15/4/2026</text:p>
          </table:table-cell>
          <table:table-cell table:style-name="ce35" table:formula="of:=IF([.A25]=&quot;&quot;;&quot;&quot;;YEAR([.A25])&amp;&quot;-W&quot;&amp;TEXT(ISOWEEKNUM([.A25]);&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5" table:content-validation-name="val3" office:value-type="string" calcext:value-type="string">
            <text:p>Supino reto (barra)</text:p>
          </table:table-cell>
          <table:table-cell table:style-name="ce52" table:number-matrix-columns-spanned="1" table:number-matrix-rows-spanned="1" table:formula="of:=IF([.D25]=&quot;&quot;;&quot;&quot;;IFERROR(INDEX([$EXERCICIOS.B:.B];MATCH(TRIM([.D25]);TRIM([$EXERCICIOS.A:.A]);0));&quot;&quot;))" office:value-type="float" office:value="3" calcext:value-type="float">
            <text:p>3</text:p>
          </table:table-cell>
          <table:table-cell table:style-name="ce52" table:number-matrix-columns-spanned="1" table:number-matrix-rows-spanned="1" table:formula="of:=IF([.D25]=&quot;&quot;;&quot;&quot;;IFERROR(INDEX([$EXERCICIOS.C:.C];MATCH(TRIM([.D25]);TRIM([$EXERCICIOS.A:.A]);0));&quot;&quot;))" office:value-type="float" office:value="5" calcext:value-type="float">
            <text:p>5</text:p>
          </table:table-cell>
          <table:table-cell table:style-name="ce25" office:value-type="float" office:value="36" calcext:value-type="float">
            <text:p>36</text:p>
          </table:table-cell>
          <table:table-cell table:style-name="ce25" office:value-type="float" office:value="9" calcext:value-type="float">
            <text:p>9</text:p>
          </table:table-cell>
          <table:table-cell table:style-name="ce52" table:formula="of:=IFERROR([.E25]*[.F25]*[.G25];0)" office:value-type="float" office:value="540" calcext:value-type="float">
            <text:p>540</text:p>
          </table:table-cell>
          <table:table-cell table:style-name="ce52" table:formula="of:=IF([.H25]=&quot;&quot;;&quot;&quot;;IF([.H25]&lt;=8;&quot;AUMENTAR&quot;;IF([.H25]=9;&quot;MANTER&quot;;&quot;REDUZIR&quot;)))" office:value-type="string" office:string-value="MANTER" calcext:value-type="string">
            <text:p>MANTER</text:p>
          </table:table-cell>
          <table:table-cell table:style-name="ce52" table:formula="of:=IF(ROW()=2;&quot;&quot;;IFERROR(LOOKUP(2;1/([.$D$2]:INDEX([.$D:.$D];ROW()-1)=[.D25]);[.$G$2]:INDEX([.$G:.$G];ROW()-1));&quot;&quot;))" office:value-type="float" office:value="36" calcext:value-type="float">
            <text:p>36</text:p>
          </table:table-cell>
          <table:table-cell table:style-name="ce52" table:formula="of:=IF([.J25]=&quot;AUMENTAR&quot;;[.G25]+2.5;IF([.J25]=&quot;REDUZIR&quot;;[.G25]-2.5;[.G25]))" office:value-type="float" office:value="36" calcext:value-type="float">
            <text:p>36</text:p>
          </table:table-cell>
          <table:table-cell table:style-name="ce52"/>
          <table:table-cell table:style-name="ce65" table:number-columns-repeated="16371"/>
        </table:table-row>
        <table:table-row table:style-name="ro1">
          <table:table-cell table:style-name="ce21" table:content-validation-name="val1" office:value-type="date" office:date-value="2026-04-15" calcext:value-type="date">
            <text:p>15/4/2026</text:p>
          </table:table-cell>
          <table:table-cell table:style-name="ce35" table:formula="of:=IF([.A26]=&quot;&quot;;&quot;&quot;;YEAR([.A26])&amp;&quot;-W&quot;&amp;TEXT(ISOWEEKNUM([.A26]);&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5" table:content-validation-name="val3" office:value-type="string" calcext:value-type="string">
            <text:p>Remada curvada (barra)</text:p>
          </table:table-cell>
          <table:table-cell table:style-name="ce52" table:number-matrix-columns-spanned="1" table:number-matrix-rows-spanned="1" table:formula="of:=IF([.D26]=&quot;&quot;;&quot;&quot;;IFERROR(INDEX([$EXERCICIOS.B:.B];MATCH(TRIM([.D26]);TRIM([$EXERCICIOS.A:.A]);0));&quot;&quot;))" office:value-type="float" office:value="3" calcext:value-type="float">
            <text:p>3</text:p>
          </table:table-cell>
          <table:table-cell table:style-name="ce52" table:number-matrix-columns-spanned="1" table:number-matrix-rows-spanned="1" table:formula="of:=IF([.D26]=&quot;&quot;;&quot;&quot;;IFERROR(INDEX([$EXERCICIOS.C:.C];MATCH(TRIM([.D26]);TRIM([$EXERCICIOS.A:.A]);0));&quot;&quot;))" office:value-type="float" office:value="8" calcext:value-type="float">
            <text:p>8</text:p>
          </table:table-cell>
          <table:table-cell table:style-name="ce25" office:value-type="float" office:value="46" calcext:value-type="float">
            <text:p>46</text:p>
          </table:table-cell>
          <table:table-cell table:style-name="ce25" office:value-type="float" office:value="10" calcext:value-type="float">
            <text:p>10</text:p>
          </table:table-cell>
          <table:table-cell table:style-name="ce52" table:formula="of:=IFERROR([.E26]*[.F26]*[.G26];0)" office:value-type="float" office:value="1104" calcext:value-type="float">
            <text:p>1104</text:p>
          </table:table-cell>
          <table:table-cell table:style-name="ce52" table:formula="of:=IF([.H26]=&quot;&quot;;&quot;&quot;;IF([.H26]&lt;=8;&quot;AUMENTAR&quot;;IF([.H26]=9;&quot;MANTER&quot;;&quot;REDUZIR&quot;)))" office:value-type="string" office:string-value="REDUZIR" calcext:value-type="string">
            <text:p>REDUZIR</text:p>
          </table:table-cell>
          <table:table-cell table:style-name="ce52" table:formula="of:=IF(ROW()=2;&quot;&quot;;IFERROR(LOOKUP(2;1/([.$D$2]:INDEX([.$D:.$D];ROW()-1)=[.D26]);[.$G$2]:INDEX([.$G:.$G];ROW()-1));&quot;&quot;))" office:value-type="float" office:value="40" calcext:value-type="float">
            <text:p>40</text:p>
          </table:table-cell>
          <table:table-cell table:style-name="ce52" table:formula="of:=IF([.J26]=&quot;AUMENTAR&quot;;[.G26]+2.5;IF([.J26]=&quot;REDUZIR&quot;;[.G26]-2.5;[.G26]))" office:value-type="float" office:value="43.5" calcext:value-type="float">
            <text:p>43,5</text:p>
          </table:table-cell>
          <table:table-cell table:style-name="ce52"/>
          <table:table-cell table:style-name="ce65" table:number-columns-repeated="16371"/>
        </table:table-row>
        <table:table-row table:style-name="ro1">
          <table:table-cell table:style-name="ce21" table:content-validation-name="val1" office:value-type="date" office:date-value="2026-04-15" calcext:value-type="date">
            <text:p>15/4/2026</text:p>
          </table:table-cell>
          <table:table-cell table:style-name="ce35" table:formula="of:=IF([.A27]=&quot;&quot;;&quot;&quot;;YEAR([.A27])&amp;&quot;-W&quot;&amp;TEXT(ISOWEEKNUM([.A27]);&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5" table:content-validation-name="val3" office:value-type="string" calcext:value-type="string">
            <text:p>Pull-over (barra)</text:p>
          </table:table-cell>
          <table:table-cell table:style-name="ce52" table:number-matrix-columns-spanned="1" table:number-matrix-rows-spanned="1" table:formula="of:=IF([.D27]=&quot;&quot;;&quot;&quot;;IFERROR(INDEX([$EXERCICIOS.B:.B];MATCH(TRIM([.D27]);TRIM([$EXERCICIOS.A:.A]);0));&quot;&quot;))" office:value-type="float" office:value="4" calcext:value-type="float">
            <text:p>4</text:p>
          </table:table-cell>
          <table:table-cell table:style-name="ce52" table:number-matrix-columns-spanned="1" table:number-matrix-rows-spanned="1" table:formula="of:=IF([.D27]=&quot;&quot;;&quot;&quot;;IFERROR(INDEX([$EXERCICIOS.C:.C];MATCH(TRIM([.D27]);TRIM([$EXERCICIOS.A:.A]);0));&quot;&quot;))" office:value-type="float" office:value="8" calcext:value-type="float">
            <text:p>8</text:p>
          </table:table-cell>
          <table:table-cell table:style-name="ce25" office:value-type="float" office:value="20" calcext:value-type="float">
            <text:p>20</text:p>
          </table:table-cell>
          <table:table-cell table:style-name="ce25" office:value-type="float" office:value="8" calcext:value-type="float">
            <text:p>8</text:p>
          </table:table-cell>
          <table:table-cell table:style-name="ce52" table:formula="of:=IFERROR([.E27]*[.F27]*[.G27];0)" office:value-type="float" office:value="640" calcext:value-type="float">
            <text:p>640</text:p>
          </table:table-cell>
          <table:table-cell table:style-name="ce52" table:formula="of:=IF([.H27]=&quot;&quot;;&quot;&quot;;IF([.H27]&lt;=8;&quot;AUMENTAR&quot;;IF([.H27]=9;&quot;MANTER&quot;;&quot;REDUZIR&quot;)))" office:value-type="string" office:string-value="AUMENTAR" calcext:value-type="string">
            <text:p>AUMENTAR</text:p>
          </table:table-cell>
          <table:table-cell table:style-name="ce52" table:formula="of:=IF(ROW()=2;&quot;&quot;;IFERROR(LOOKUP(2;1/([.$D$2]:INDEX([.$D:.$D];ROW()-1)=[.D27]);[.$G$2]:INDEX([.$G:.$G];ROW()-1));&quot;&quot;))" office:value-type="float" office:value="20" calcext:value-type="float">
            <text:p>20</text:p>
          </table:table-cell>
          <table:table-cell table:style-name="ce52" table:formula="of:=IF([.J27]=&quot;AUMENTAR&quot;;[.G27]+2.5;IF([.J27]=&quot;REDUZIR&quot;;[.G27]-2.5;[.G27]))" office:value-type="float" office:value="22.5" calcext:value-type="float">
            <text:p>22,5</text:p>
          </table:table-cell>
          <table:table-cell table:style-name="ce52"/>
          <table:table-cell table:style-name="ce65" table:number-columns-repeated="16371"/>
        </table:table-row>
        <table:table-row table:style-name="ro1">
          <table:table-cell table:style-name="ce21" table:content-validation-name="val1" office:value-type="date" office:date-value="2026-04-15" calcext:value-type="date">
            <text:p>15/4/2026</text:p>
          </table:table-cell>
          <table:table-cell table:style-name="ce35" table:formula="of:=IF([.A28]=&quot;&quot;;&quot;&quot;;YEAR([.A28])&amp;&quot;-W&quot;&amp;TEXT(ISOWEEKNUM([.A28]);&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5" table:content-validation-name="val3" office:value-type="string" calcext:value-type="string">
            <text:p>Elevacao lateral (halter)</text:p>
          </table:table-cell>
          <table:table-cell table:style-name="ce52" table:number-matrix-columns-spanned="1" table:number-matrix-rows-spanned="1" table:formula="of:=IF([.D28]=&quot;&quot;;&quot;&quot;;IFERROR(INDEX([$EXERCICIOS.B:.B];MATCH(TRIM([.D28]);TRIM([$EXERCICIOS.A:.A]);0));&quot;&quot;))" office:value-type="float" office:value="4" calcext:value-type="float">
            <text:p>4</text:p>
          </table:table-cell>
          <table:table-cell table:style-name="ce52" table:number-matrix-columns-spanned="1" table:number-matrix-rows-spanned="1" table:formula="of:=IF([.D28]=&quot;&quot;;&quot;&quot;;IFERROR(INDEX([$EXERCICIOS.C:.C];MATCH(TRIM([.D28]);TRIM([$EXERCICIOS.A:.A]);0));&quot;&quot;))" office:value-type="float" office:value="8" calcext:value-type="float">
            <text:p>8</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52" table:formula="of:=IFERROR([.E28]*[.F28]*[.G28];0)" office:value-type="float" office:value="384" calcext:value-type="float">
            <text:p>384</text:p>
          </table:table-cell>
          <table:table-cell table:style-name="ce52" table:formula="of:=IF([.H28]=&quot;&quot;;&quot;&quot;;IF([.H28]&lt;=8;&quot;AUMENTAR&quot;;IF([.H28]=9;&quot;MANTER&quot;;&quot;REDUZIR&quot;)))" office:value-type="string" office:string-value="MANTER" calcext:value-type="string">
            <text:p>MANTER</text:p>
          </table:table-cell>
          <table:table-cell table:style-name="ce52" table:formula="of:=IF(ROW()=2;&quot;&quot;;IFERROR(LOOKUP(2;1/([.$D$2]:INDEX([.$D:.$D];ROW()-1)=[.D28]);[.$G$2]:INDEX([.$G:.$G];ROW()-1));&quot;&quot;))" office:value-type="float" office:value="12" calcext:value-type="float">
            <text:p>12</text:p>
          </table:table-cell>
          <table:table-cell table:style-name="ce52" table:formula="of:=IF([.J28]=&quot;AUMENTAR&quot;;[.G28]+2.5;IF([.J28]=&quot;REDUZIR&quot;;[.G28]-2.5;[.G28]))" office:value-type="float" office:value="12" calcext:value-type="float">
            <text:p>12</text:p>
          </table:table-cell>
          <table:table-cell table:style-name="ce52"/>
          <table:table-cell table:style-name="ce65" table:number-columns-repeated="16371"/>
        </table:table-row>
        <table:table-row table:style-name="ro1">
          <table:table-cell table:style-name="ce21" table:content-validation-name="val1" office:value-type="date" office:date-value="2026-04-15" calcext:value-type="date">
            <text:p>15/4/2026</text:p>
          </table:table-cell>
          <table:table-cell table:style-name="ce35" table:formula="of:=IF([.A29]=&quot;&quot;;&quot;&quot;;YEAR([.A29])&amp;&quot;-W&quot;&amp;TEXT(ISOWEEKNUM([.A29]);&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5" table:content-validation-name="val3" office:value-type="string" calcext:value-type="string">
            <text:p>Crucifixo invertido</text:p>
          </table:table-cell>
          <table:table-cell table:style-name="ce52" table:number-matrix-columns-spanned="1" table:number-matrix-rows-spanned="1" table:formula="of:=IF([.D29]=&quot;&quot;;&quot;&quot;;IFERROR(INDEX([$EXERCICIOS.B:.B];MATCH(TRIM([.D29]);TRIM([$EXERCICIOS.A:.A]);0));&quot;&quot;))" office:value-type="float" office:value="4" calcext:value-type="float">
            <text:p>4</text:p>
          </table:table-cell>
          <table:table-cell table:style-name="ce52" table:number-matrix-columns-spanned="1" table:number-matrix-rows-spanned="1" table:formula="of:=IF([.D29]=&quot;&quot;;&quot;&quot;;IFERROR(INDEX([$EXERCICIOS.C:.C];MATCH(TRIM([.D29]);TRIM([$EXERCICIOS.A:.A]);0));&quot;&quot;))" office:value-type="float" office:value="8" calcext:value-type="float">
            <text:p>8</text:p>
          </table:table-cell>
          <table:table-cell table:style-name="ce25" office:value-type="float" office:value="12" calcext:value-type="float">
            <text:p>12</text:p>
          </table:table-cell>
          <table:table-cell table:style-name="ce25" office:value-type="float" office:value="8" calcext:value-type="float">
            <text:p>8</text:p>
          </table:table-cell>
          <table:table-cell table:style-name="ce52" table:formula="of:=IFERROR([.E29]*[.F29]*[.G29];0)" office:value-type="float" office:value="384" calcext:value-type="float">
            <text:p>384</text:p>
          </table:table-cell>
          <table:table-cell table:style-name="ce52" table:formula="of:=IF([.H29]=&quot;&quot;;&quot;&quot;;IF([.H29]&lt;=8;&quot;AUMENTAR&quot;;IF([.H29]=9;&quot;MANTER&quot;;&quot;REDUZIR&quot;)))" office:value-type="string" office:string-value="AUMENTAR" calcext:value-type="string">
            <text:p>AUMENTAR</text:p>
          </table:table-cell>
          <table:table-cell table:style-name="ce52" table:formula="of:=IF(ROW()=2;&quot;&quot;;IFERROR(LOOKUP(2;1/([.$D$2]:INDEX([.$D:.$D];ROW()-1)=[.D29]);[.$G$2]:INDEX([.$G:.$G];ROW()-1));&quot;&quot;))" office:value-type="float" office:value="12" calcext:value-type="float">
            <text:p>12</text:p>
          </table:table-cell>
          <table:table-cell table:style-name="ce52" table:formula="of:=IF([.J29]=&quot;AUMENTAR&quot;;[.G29]+2.5;IF([.J29]=&quot;REDUZIR&quot;;[.G29]-2.5;[.G29]))" office:value-type="float" office:value="14.5" calcext:value-type="float">
            <text:p>14,5</text:p>
          </table:table-cell>
          <table:table-cell table:style-name="ce52"/>
          <table:table-cell table:style-name="ce65" table:number-columns-repeated="16371"/>
        </table:table-row>
        <table:table-row table:style-name="ro1">
          <table:table-cell table:style-name="ce21" table:content-validation-name="val1" office:value-type="date" office:date-value="2026-04-15" calcext:value-type="date">
            <text:p>15/4/2026</text:p>
          </table:table-cell>
          <table:table-cell table:style-name="ce35" table:formula="of:=IF([.A30]=&quot;&quot;;&quot;&quot;;YEAR([.A30])&amp;&quot;-W&quot;&amp;TEXT(ISOWEEKNUM([.A30]);&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5" table:content-validation-name="val3" office:value-type="string" calcext:value-type="string">
            <text:p>Triceps testa (barra/halter)</text:p>
          </table:table-cell>
          <table:table-cell table:style-name="ce52" table:number-matrix-columns-spanned="1" table:number-matrix-rows-spanned="1" table:formula="of:=IF([.D30]=&quot;&quot;;&quot;&quot;;IFERROR(INDEX([$EXERCICIOS.B:.B];MATCH(TRIM([.D30]);TRIM([$EXERCICIOS.A:.A]);0));&quot;&quot;))" office:value-type="float" office:value="4" calcext:value-type="float">
            <text:p>4</text:p>
          </table:table-cell>
          <table:table-cell table:style-name="ce52" table:number-matrix-columns-spanned="1" table:number-matrix-rows-spanned="1" table:formula="of:=IF([.D30]=&quot;&quot;;&quot;&quot;;IFERROR(INDEX([$EXERCICIOS.C:.C];MATCH(TRIM([.D30]);TRIM([$EXERCICIOS.A:.A]);0));&quot;&quot;))" office:value-type="float" office:value="8" calcext:value-type="float">
            <text:p>8</text:p>
          </table:table-cell>
          <table:table-cell table:style-name="ce25" office:value-type="float" office:value="17.5" calcext:value-type="float">
            <text:p>17,5</text:p>
          </table:table-cell>
          <table:table-cell table:style-name="ce25" office:value-type="float" office:value="10" calcext:value-type="float">
            <text:p>10</text:p>
          </table:table-cell>
          <table:table-cell table:style-name="ce52" table:formula="of:=IFERROR([.E30]*[.F30]*[.G30];0)" office:value-type="float" office:value="560" calcext:value-type="float">
            <text:p>560</text:p>
          </table:table-cell>
          <table:table-cell table:style-name="ce52" table:formula="of:=IF([.H30]=&quot;&quot;;&quot;&quot;;IF([.H30]&lt;=8;&quot;AUMENTAR&quot;;IF([.H30]=9;&quot;MANTER&quot;;&quot;REDUZIR&quot;)))" office:value-type="string" office:string-value="REDUZIR" calcext:value-type="string">
            <text:p>REDUZIR</text:p>
          </table:table-cell>
          <table:table-cell table:style-name="ce52" table:formula="of:=IF(ROW()=2;&quot;&quot;;IFERROR(LOOKUP(2;1/([.$D$2]:INDEX([.$D:.$D];ROW()-1)=[.D30]);[.$G$2]:INDEX([.$G:.$G];ROW()-1));&quot;&quot;))" office:value-type="float" office:value="17.5" calcext:value-type="float">
            <text:p>17,5</text:p>
          </table:table-cell>
          <table:table-cell table:style-name="ce52" table:formula="of:=IF([.J30]=&quot;AUMENTAR&quot;;[.G30]+2.5;IF([.J30]=&quot;REDUZIR&quot;;[.G30]-2.5;[.G30]))" office:value-type="float" office:value="15" calcext:value-type="float">
            <text:p>15</text:p>
          </table:table-cell>
          <table:table-cell table:style-name="ce52"/>
          <table:table-cell table:style-name="ce65" table:number-columns-repeated="16371"/>
        </table:table-row>
        <table:table-row table:style-name="ro1">
          <table:table-cell table:style-name="ce21" table:content-validation-name="val1" office:value-type="date" office:date-value="2026-04-15" calcext:value-type="date">
            <text:p>15/4/2026</text:p>
          </table:table-cell>
          <table:table-cell table:style-name="ce35" table:formula="of:=IF([.A31]=&quot;&quot;;&quot;&quot;;YEAR([.A31])&amp;&quot;-W&quot;&amp;TEXT(ISOWEEKNUM([.A31]);&quot;00&quot;))" office:value-type="string" office:string-value="2026-W16" calcext:value-type="string">
            <text:p>2026-W16</text:p>
          </table:table-cell>
          <table:table-cell table:style-name="ce71" table:content-validation-name="val2" office:value-type="string" calcext:value-type="string">
            <text:p>A</text:p>
          </table:table-cell>
          <table:table-cell table:style-name="ce45" table:content-validation-name="val3" office:value-type="string" calcext:value-type="string">
            <text:p>Rosca direta (barra/halter)</text:p>
          </table:table-cell>
          <table:table-cell table:style-name="ce52" table:number-matrix-columns-spanned="1" table:number-matrix-rows-spanned="1" table:formula="of:=IF([.D31]=&quot;&quot;;&quot;&quot;;IFERROR(INDEX([$EXERCICIOS.B:.B];MATCH(TRIM([.D31]);TRIM([$EXERCICIOS.A:.A]);0));&quot;&quot;))" office:value-type="float" office:value="4" calcext:value-type="float">
            <text:p>4</text:p>
          </table:table-cell>
          <table:table-cell table:style-name="ce52" table:number-matrix-columns-spanned="1" table:number-matrix-rows-spanned="1" table:formula="of:=IF([.D31]=&quot;&quot;;&quot;&quot;;IFERROR(INDEX([$EXERCICIOS.C:.C];MATCH(TRIM([.D31]);TRIM([$EXERCICIOS.A:.A]);0));&quot;&quot;))" office:value-type="float" office:value="8" calcext:value-type="float">
            <text:p>8</text:p>
          </table:table-cell>
          <table:table-cell table:style-name="ce25" office:value-type="float" office:value="17.5" calcext:value-type="float">
            <text:p>17,5</text:p>
          </table:table-cell>
          <table:table-cell table:style-name="ce25" office:value-type="float" office:value="10" calcext:value-type="float">
            <text:p>10</text:p>
          </table:table-cell>
          <table:table-cell table:style-name="ce52" table:formula="of:=IFERROR([.E31]*[.F31]*[.G31];0)" office:value-type="float" office:value="560" calcext:value-type="float">
            <text:p>560</text:p>
          </table:table-cell>
          <table:table-cell table:style-name="ce52" table:formula="of:=IF([.H31]=&quot;&quot;;&quot;&quot;;IF([.H31]&lt;=8;&quot;AUMENTAR&quot;;IF([.H31]=9;&quot;MANTER&quot;;&quot;REDUZIR&quot;)))" office:value-type="string" office:string-value="REDUZIR" calcext:value-type="string">
            <text:p>REDUZIR</text:p>
          </table:table-cell>
          <table:table-cell table:style-name="ce52" table:formula="of:=IF(ROW()=2;&quot;&quot;;IFERROR(LOOKUP(2;1/([.$D$2]:INDEX([.$D:.$D];ROW()-1)=[.D31]);[.$G$2]:INDEX([.$G:.$G];ROW()-1));&quot;&quot;))" office:value-type="float" office:value="17.5" calcext:value-type="float">
            <text:p>17,5</text:p>
          </table:table-cell>
          <table:table-cell table:style-name="ce52" table:formula="of:=IF([.J31]=&quot;AUMENTAR&quot;;[.G31]+2.5;IF([.J31]=&quot;REDUZIR&quot;;[.G31]-2.5;[.G31]))" office:value-type="float" office:value="15" calcext:value-type="float">
            <text:p>15</text:p>
          </table:table-cell>
          <table:table-cell table:style-name="ce52"/>
          <table:table-cell table:style-name="ce65" table:number-columns-repeated="16371"/>
        </table:table-row>
        <table:table-row table:style-name="ro1">
          <table:table-cell table:style-name="ce3" table:content-validation-name="val1" office:value-type="date" office:date-value="2026-04-17" calcext:value-type="date">
            <text:p>17/4/2026</text:p>
          </table:table-cell>
          <table:table-cell table:style-name="ce11" table:formula="of:=IF([.A32]=&quot;&quot;;&quot;&quot;;YEAR([.A32])&amp;&quot;-W&quot;&amp;TEXT(ISOWEEKNUM([.A32]);&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Agachamento (barra, leve -10%)</text:p>
          </table:table-cell>
          <table:table-cell table:style-name="ce24" table:number-matrix-columns-spanned="1" table:number-matrix-rows-spanned="1" table:formula="of:=IF([.D32]=&quot;&quot;;&quot;&quot;;IFERROR(INDEX([$EXERCICIOS.B:.B];MATCH(TRIM([.D32]);TRIM([$EXERCICIOS.A:.A]);0));&quot;&quot;))" office:value-type="float" office:value="3" calcext:value-type="float">
            <text:p>3</text:p>
          </table:table-cell>
          <table:table-cell table:style-name="ce24" table:number-matrix-columns-spanned="1" table:number-matrix-rows-spanned="1" table:formula="of:=IF([.D32]=&quot;&quot;;&quot;&quot;;IFERROR(INDEX([$EXERCICIOS.C:.C];MATCH(TRIM([.D32]);TRIM([$EXERCICIOS.A:.A]);0));&quot;&quot;))" office:value-type="float" office:value="5" calcext:value-type="float">
            <text:p>5</text:p>
          </table:table-cell>
          <table:table-cell table:style-name="ce25" office:value-type="float" office:value="56" calcext:value-type="float">
            <text:p>56</text:p>
          </table:table-cell>
          <table:table-cell table:style-name="ce24" office:value-type="float" office:value="9" calcext:value-type="float">
            <text:p>9</text:p>
          </table:table-cell>
          <table:table-cell table:style-name="ce24" table:formula="of:=IFERROR([.E32]*[.F32]*[.G32];0)" office:value-type="float" office:value="840" calcext:value-type="float">
            <text:p>840</text:p>
          </table:table-cell>
          <table:table-cell table:style-name="ce25" table:formula="of:=IF([.H32]=&quot;&quot;;&quot;&quot;;IF([.H32]&lt;=8;&quot;AUMENTAR&quot;;IF([.H32]=9;&quot;MANTER&quot;;&quot;REDUZIR&quot;)))" office:value-type="string" office:string-value="MANTER" calcext:value-type="string">
            <text:p>MANTER</text:p>
          </table:table-cell>
          <table:table-cell table:style-name="ce52" table:formula="of:=IF(ROW()=2;&quot;&quot;;IFERROR(LOOKUP(2;1/([.$D$2]:INDEX([.$D:.$D];ROW()-1)=[.D32]);[.$G$2]:INDEX([.$G:.$G];ROW()-1));&quot;&quot;))" office:value-type="float" office:value="50" calcext:value-type="float">
            <text:p>50</text:p>
          </table:table-cell>
          <table:table-cell table:style-name="ce24" table:formula="of:=IF([.J32]=&quot;AUMENTAR&quot;;[.G32]+2.5;IF([.J32]=&quot;REDUZIR&quot;;[.G32]-2.5;[.G32]))" office:value-type="float" office:value="56" calcext:value-type="float">
            <text:p>56</text:p>
          </table:table-cell>
          <table:table-cell table:style-name="ce26"/>
          <table:table-cell table:style-name="ce65" table:number-columns-repeated="16371"/>
        </table:table-row>
        <table:table-row table:style-name="ro1">
          <table:table-cell table:style-name="ce21" table:content-validation-name="val1" office:value-type="date" office:date-value="2026-04-17" calcext:value-type="date">
            <text:p>17/4/2026</text:p>
          </table:table-cell>
          <table:table-cell table:style-name="ce12" table:formula="of:=IF([.A33]=&quot;&quot;;&quot;&quot;;YEAR([.A33])&amp;&quot;-W&quot;&amp;TEXT(ISOWEEKNUM([.A33]);&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Stiff com barra</text:p>
          </table:table-cell>
          <table:table-cell table:style-name="ce24" table:number-matrix-columns-spanned="1" table:number-matrix-rows-spanned="1" table:formula="of:=IF([.D33]=&quot;&quot;;&quot;&quot;;IFERROR(INDEX([$EXERCICIOS.B:.B];MATCH(TRIM([.D33]);TRIM([$EXERCICIOS.A:.A]);0));&quot;&quot;))" office:value-type="float" office:value="3" calcext:value-type="float">
            <text:p>3</text:p>
          </table:table-cell>
          <table:table-cell table:style-name="ce24" table:number-matrix-columns-spanned="1" table:number-matrix-rows-spanned="1" table:formula="of:=IF([.D33]=&quot;&quot;;&quot;&quot;;IFERROR(INDEX([$EXERCICIOS.C:.C];MATCH(TRIM([.D33]);TRIM([$EXERCICIOS.A:.A]);0));&quot;&quot;))" office:value-type="float" office:value="8" calcext:value-type="float">
            <text:p>8</text:p>
          </table:table-cell>
          <table:table-cell table:style-name="ce24" office:value-type="float" office:value="46" calcext:value-type="float">
            <text:p>46</text:p>
          </table:table-cell>
          <table:table-cell table:style-name="ce24" office:value-type="float" office:value="9" calcext:value-type="float">
            <text:p>9</text:p>
          </table:table-cell>
          <table:table-cell table:style-name="ce24" table:formula="of:=IFERROR([.E33]*[.F33]*[.G33];0)" office:value-type="float" office:value="1104" calcext:value-type="float">
            <text:p>1104</text:p>
          </table:table-cell>
          <table:table-cell table:style-name="ce25" table:formula="of:=IF([.H33]=&quot;&quot;;&quot;&quot;;IF([.H33]&lt;=8;&quot;AUMENTAR&quot;;IF([.H33]=9;&quot;MANTER&quot;;&quot;REDUZIR&quot;)))" office:value-type="string" office:string-value="MANTER" calcext:value-type="string">
            <text:p>MANTER</text:p>
          </table:table-cell>
          <table:table-cell table:style-name="ce52" table:formula="of:=IF(ROW()=2;&quot;&quot;;IFERROR(LOOKUP(2;1/([.$D$2]:INDEX([.$D:.$D];ROW()-1)=[.D33]);[.$G$2]:INDEX([.$G:.$G];ROW()-1));&quot;&quot;))" office:value-type="float" office:value="46" calcext:value-type="float">
            <text:p>46</text:p>
          </table:table-cell>
          <table:table-cell table:style-name="ce24" table:formula="of:=IF([.J33]=&quot;AUMENTAR&quot;;[.G33]+2.5;IF([.J33]=&quot;REDUZIR&quot;;[.G33]-2.5;[.G33]))" office:value-type="float" office:value="46" calcext:value-type="float">
            <text:p>46</text:p>
          </table:table-cell>
          <table:table-cell table:style-name="ce26"/>
          <table:table-cell table:style-name="ce65" table:number-columns-repeated="16371"/>
        </table:table-row>
        <table:table-row table:style-name="ro1">
          <table:table-cell table:style-name="ce21" table:content-validation-name="val1" office:value-type="date" office:date-value="2026-04-17" calcext:value-type="date">
            <text:p>17/4/2026</text:p>
          </table:table-cell>
          <table:table-cell table:style-name="ce12" table:formula="of:=IF([.A34]=&quot;&quot;;&quot;&quot;;YEAR([.A34])&amp;&quot;-W&quot;&amp;TEXT(ISOWEEKNUM([.A34]);&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Supino reto (barra)</text:p>
          </table:table-cell>
          <table:table-cell table:style-name="ce24" table:number-matrix-columns-spanned="1" table:number-matrix-rows-spanned="1" table:formula="of:=IF([.D34]=&quot;&quot;;&quot;&quot;;IFERROR(INDEX([$EXERCICIOS.B:.B];MATCH(TRIM([.D34]);TRIM([$EXERCICIOS.A:.A]);0));&quot;&quot;))" office:value-type="float" office:value="3" calcext:value-type="float">
            <text:p>3</text:p>
          </table:table-cell>
          <table:table-cell table:style-name="ce24" table:number-matrix-columns-spanned="1" table:number-matrix-rows-spanned="1" table:formula="of:=IF([.D34]=&quot;&quot;;&quot;&quot;;IFERROR(INDEX([$EXERCICIOS.C:.C];MATCH(TRIM([.D34]);TRIM([$EXERCICIOS.A:.A]);0));&quot;&quot;))" office:value-type="float" office:value="5" calcext:value-type="float">
            <text:p>5</text:p>
          </table:table-cell>
          <table:table-cell table:style-name="ce24" office:value-type="float" office:value="36" calcext:value-type="float">
            <text:p>36</text:p>
          </table:table-cell>
          <table:table-cell table:style-name="ce24" office:value-type="float" office:value="9" calcext:value-type="float">
            <text:p>9</text:p>
          </table:table-cell>
          <table:table-cell table:style-name="ce24" table:formula="of:=IFERROR([.E34]*[.F34]*[.G34];0)" office:value-type="float" office:value="540" calcext:value-type="float">
            <text:p>540</text:p>
          </table:table-cell>
          <table:table-cell table:style-name="ce25" table:formula="of:=IF([.H34]=&quot;&quot;;&quot;&quot;;IF([.H34]&lt;=8;&quot;AUMENTAR&quot;;IF([.H34]=9;&quot;MANTER&quot;;&quot;REDUZIR&quot;)))" office:value-type="string" office:string-value="MANTER" calcext:value-type="string">
            <text:p>MANTER</text:p>
          </table:table-cell>
          <table:table-cell table:style-name="ce52" table:formula="of:=IF(ROW()=2;&quot;&quot;;IFERROR(LOOKUP(2;1/([.$D$2]:INDEX([.$D:.$D];ROW()-1)=[.D34]);[.$G$2]:INDEX([.$G:.$G];ROW()-1));&quot;&quot;))" office:value-type="float" office:value="36" calcext:value-type="float">
            <text:p>36</text:p>
          </table:table-cell>
          <table:table-cell table:style-name="ce24" table:formula="of:=IF([.J34]=&quot;AUMENTAR&quot;;[.G34]+2.5;IF([.J34]=&quot;REDUZIR&quot;;[.G34]-2.5;[.G34]))" office:value-type="float" office:value="36" calcext:value-type="float">
            <text:p>36</text:p>
          </table:table-cell>
          <table:table-cell table:style-name="ce26"/>
          <table:table-cell table:style-name="ce65" table:number-columns-repeated="16371"/>
        </table:table-row>
        <table:table-row table:style-name="ro1">
          <table:table-cell table:style-name="ce21" table:content-validation-name="val1" office:value-type="date" office:date-value="2026-04-17" calcext:value-type="date">
            <text:p>17/4/2026</text:p>
          </table:table-cell>
          <table:table-cell table:style-name="ce12" table:formula="of:=IF([.A35]=&quot;&quot;;&quot;&quot;;YEAR([.A35])&amp;&quot;-W&quot;&amp;TEXT(ISOWEEKNUM([.A35]);&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Remada curvada (barra)</text:p>
          </table:table-cell>
          <table:table-cell table:style-name="ce24" table:number-matrix-columns-spanned="1" table:number-matrix-rows-spanned="1" table:formula="of:=IF([.D35]=&quot;&quot;;&quot;&quot;;IFERROR(INDEX([$EXERCICIOS.B:.B];MATCH(TRIM([.D35]);TRIM([$EXERCICIOS.A:.A]);0));&quot;&quot;))" office:value-type="float" office:value="3" calcext:value-type="float">
            <text:p>3</text:p>
          </table:table-cell>
          <table:table-cell table:style-name="ce24" table:number-matrix-columns-spanned="1" table:number-matrix-rows-spanned="1" table:formula="of:=IF([.D35]=&quot;&quot;;&quot;&quot;;IFERROR(INDEX([$EXERCICIOS.C:.C];MATCH(TRIM([.D35]);TRIM([$EXERCICIOS.A:.A]);0));&quot;&quot;))" office:value-type="float" office:value="8" calcext:value-type="float">
            <text:p>8</text:p>
          </table:table-cell>
          <table:table-cell table:style-name="ce24" office:value-type="float" office:value="40" calcext:value-type="float">
            <text:p>40</text:p>
          </table:table-cell>
          <table:table-cell table:style-name="ce24" office:value-type="float" office:value="9" calcext:value-type="float">
            <text:p>9</text:p>
          </table:table-cell>
          <table:table-cell table:style-name="ce24" table:formula="of:=IFERROR([.E35]*[.F35]*[.G35];0)" office:value-type="float" office:value="960" calcext:value-type="float">
            <text:p>960</text:p>
          </table:table-cell>
          <table:table-cell table:style-name="ce25" table:formula="of:=IF([.H35]=&quot;&quot;;&quot;&quot;;IF([.H35]&lt;=8;&quot;AUMENTAR&quot;;IF([.H35]=9;&quot;MANTER&quot;;&quot;REDUZIR&quot;)))" office:value-type="string" office:string-value="MANTER" calcext:value-type="string">
            <text:p>MANTER</text:p>
          </table:table-cell>
          <table:table-cell table:style-name="ce52" table:formula="of:=IF(ROW()=2;&quot;&quot;;IFERROR(LOOKUP(2;1/([.$D$2]:INDEX([.$D:.$D];ROW()-1)=[.D35]);[.$G$2]:INDEX([.$G:.$G];ROW()-1));&quot;&quot;))" office:value-type="float" office:value="46" calcext:value-type="float">
            <text:p>46</text:p>
          </table:table-cell>
          <table:table-cell table:style-name="ce24" table:formula="of:=IF([.J35]=&quot;AUMENTAR&quot;;[.G35]+2.5;IF([.J35]=&quot;REDUZIR&quot;;[.G35]-2.5;[.G35]))" office:value-type="float" office:value="40" calcext:value-type="float">
            <text:p>40</text:p>
          </table:table-cell>
          <table:table-cell table:style-name="ce26"/>
          <table:table-cell table:style-name="ce65" table:number-columns-repeated="16371"/>
        </table:table-row>
        <table:table-row table:style-name="ro1">
          <table:table-cell table:style-name="ce21" table:content-validation-name="val1" office:value-type="date" office:date-value="2026-04-17" calcext:value-type="date">
            <text:p>17/4/2026</text:p>
          </table:table-cell>
          <table:table-cell table:style-name="ce12" table:formula="of:=IF([.A36]=&quot;&quot;;&quot;&quot;;YEAR([.A36])&amp;&quot;-W&quot;&amp;TEXT(ISOWEEKNUM([.A36]);&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Desenvolvimento (barra em pe)</text:p>
          </table:table-cell>
          <table:table-cell table:style-name="ce24" table:number-matrix-columns-spanned="1" table:number-matrix-rows-spanned="1" table:formula="of:=IF([.D36]=&quot;&quot;;&quot;&quot;;IFERROR(INDEX([$EXERCICIOS.B:.B];MATCH(TRIM([.D36]);TRIM([$EXERCICIOS.A:.A]);0));&quot;&quot;))" office:value-type="float" office:value="3" calcext:value-type="float">
            <text:p>3</text:p>
          </table:table-cell>
          <table:table-cell table:style-name="ce24" table:number-matrix-columns-spanned="1" table:number-matrix-rows-spanned="1" table:formula="of:=IF([.D36]=&quot;&quot;;&quot;&quot;;IFERROR(INDEX([$EXERCICIOS.C:.C];MATCH(TRIM([.D36]);TRIM([$EXERCICIOS.A:.A]);0));&quot;&quot;))" office:value-type="float" office:value="5" calcext:value-type="float">
            <text:p>5</text:p>
          </table:table-cell>
          <table:table-cell table:style-name="ce24" office:value-type="float" office:value="30" calcext:value-type="float">
            <text:p>30</text:p>
          </table:table-cell>
          <table:table-cell table:style-name="ce24" office:value-type="float" office:value="9" calcext:value-type="float">
            <text:p>9</text:p>
          </table:table-cell>
          <table:table-cell table:style-name="ce24" table:formula="of:=IFERROR([.E36]*[.F36]*[.G36];0)" office:value-type="float" office:value="450" calcext:value-type="float">
            <text:p>450</text:p>
          </table:table-cell>
          <table:table-cell table:style-name="ce25" table:formula="of:=IF([.H36]=&quot;&quot;;&quot;&quot;;IF([.H36]&lt;=8;&quot;AUMENTAR&quot;;IF([.H36]=9;&quot;MANTER&quot;;&quot;REDUZIR&quot;)))" office:value-type="string" office:string-value="MANTER" calcext:value-type="string">
            <text:p>MANTER</text:p>
          </table:table-cell>
          <table:table-cell table:style-name="ce52" table:formula="of:=IF(ROW()=2;&quot;&quot;;IFERROR(LOOKUP(2;1/([.$D$2]:INDEX([.$D:.$D];ROW()-1)=[.D36]);[.$G$2]:INDEX([.$G:.$G];ROW()-1));&quot;&quot;))" office:value-type="float" office:value="30" calcext:value-type="float">
            <text:p>30</text:p>
          </table:table-cell>
          <table:table-cell table:style-name="ce24" table:formula="of:=IF([.J36]=&quot;AUMENTAR&quot;;[.G36]+2.5;IF([.J36]=&quot;REDUZIR&quot;;[.G36]-2.5;[.G36]))" office:value-type="float" office:value="30" calcext:value-type="float">
            <text:p>30</text:p>
          </table:table-cell>
          <table:table-cell table:style-name="ce26"/>
          <table:table-cell table:style-name="ce65" table:number-columns-repeated="16371"/>
        </table:table-row>
        <table:table-row table:style-name="ro1">
          <table:table-cell table:style-name="ce21" table:content-validation-name="val1" office:value-type="date" office:date-value="2026-04-17" calcext:value-type="date">
            <text:p>17/4/2026</text:p>
          </table:table-cell>
          <table:table-cell table:style-name="ce12" table:formula="of:=IF([.A37]=&quot;&quot;;&quot;&quot;;YEAR([.A37])&amp;&quot;-W&quot;&amp;TEXT(ISOWEEKNUM([.A37]);&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Crucifixo invertido</text:p>
          </table:table-cell>
          <table:table-cell table:style-name="ce24" table:number-matrix-columns-spanned="1" table:number-matrix-rows-spanned="1" table:formula="of:=IF([.D37]=&quot;&quot;;&quot;&quot;;IFERROR(INDEX([$EXERCICIOS.B:.B];MATCH(TRIM([.D37]);TRIM([$EXERCICIOS.A:.A]);0));&quot;&quot;))" office:value-type="float" office:value="4" calcext:value-type="float">
            <text:p>4</text:p>
          </table:table-cell>
          <table:table-cell table:style-name="ce24" table:number-matrix-columns-spanned="1" table:number-matrix-rows-spanned="1" table:formula="of:=IF([.D37]=&quot;&quot;;&quot;&quot;;IFERROR(INDEX([$EXERCICIOS.C:.C];MATCH(TRIM([.D37]);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8" calcext:value-type="float">
            <text:p>8</text:p>
          </table:table-cell>
          <table:table-cell table:style-name="ce24" table:formula="of:=IFERROR([.E37]*[.F37]*[.G37];0)" office:value-type="float" office:value="384" calcext:value-type="float">
            <text:p>384</text:p>
          </table:table-cell>
          <table:table-cell table:style-name="ce25" table:formula="of:=IF([.H37]=&quot;&quot;;&quot;&quot;;IF([.H37]&lt;=8;&quot;AUMENTAR&quot;;IF([.H37]=9;&quot;MANTER&quot;;&quot;REDUZIR&quot;)))" office:value-type="string" office:string-value="AUMENTAR" calcext:value-type="string">
            <text:p>AUMENTAR</text:p>
          </table:table-cell>
          <table:table-cell table:style-name="ce52" table:formula="of:=IF(ROW()=2;&quot;&quot;;IFERROR(LOOKUP(2;1/([.$D$2]:INDEX([.$D:.$D];ROW()-1)=[.D37]);[.$G$2]:INDEX([.$G:.$G];ROW()-1));&quot;&quot;))" office:value-type="float" office:value="12" calcext:value-type="float">
            <text:p>12</text:p>
          </table:table-cell>
          <table:table-cell table:style-name="ce24" table:formula="of:=IF([.J37]=&quot;AUMENTAR&quot;;[.G37]+2.5;IF([.J37]=&quot;REDUZIR&quot;;[.G37]-2.5;[.G37]))" office:value-type="float" office:value="14.5" calcext:value-type="float">
            <text:p>14,5</text:p>
          </table:table-cell>
          <table:table-cell table:style-name="ce26"/>
          <table:table-cell table:style-name="ce65" table:number-columns-repeated="16371"/>
        </table:table-row>
        <table:table-row table:style-name="ro1">
          <table:table-cell table:style-name="ce21" table:content-validation-name="val1" office:value-type="date" office:date-value="2026-04-17" calcext:value-type="date">
            <text:p>17/4/2026</text:p>
          </table:table-cell>
          <table:table-cell table:style-name="ce12" table:formula="of:=IF([.A38]=&quot;&quot;;&quot;&quot;;YEAR([.A38])&amp;&quot;-W&quot;&amp;TEXT(ISOWEEKNUM([.A38]);&quot;00&quot;))" office:value-type="string" office:string-value="2026-W16" calcext:value-type="string">
            <text:p>2026-W16</text:p>
          </table:table-cell>
          <table:table-cell table:style-name="ce71" table:content-validation-name="val2" office:value-type="string" calcext:value-type="string">
            <text:p>B</text:p>
          </table:table-cell>
          <table:table-cell table:style-name="ce45" table:content-validation-name="val3" office:value-type="string" calcext:value-type="string">
            <text:p>Elevacao lateral (halter, leve -10%)</text:p>
          </table:table-cell>
          <table:table-cell table:style-name="ce24" table:number-matrix-columns-spanned="1" table:number-matrix-rows-spanned="1" table:formula="of:=IF([.D38]=&quot;&quot;;&quot;&quot;;IFERROR(INDEX([$EXERCICIOS.B:.B];MATCH(TRIM([.D38]);TRIM([$EXERCICIOS.A:.A]);0));&quot;&quot;))" office:value-type="float" office:value="4" calcext:value-type="float">
            <text:p>4</text:p>
          </table:table-cell>
          <table:table-cell table:style-name="ce24" table:number-matrix-columns-spanned="1" table:number-matrix-rows-spanned="1" table:formula="of:=IF([.D38]=&quot;&quot;;&quot;&quot;;IFERROR(INDEX([$EXERCICIOS.C:.C];MATCH(TRIM([.D38]);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10" calcext:value-type="float">
            <text:p>10</text:p>
          </table:table-cell>
          <table:table-cell table:style-name="ce24" table:formula="of:=IFERROR([.E38]*[.F38]*[.G38];0)" office:value-type="float" office:value="384" calcext:value-type="float">
            <text:p>384</text:p>
          </table:table-cell>
          <table:table-cell table:style-name="ce25" table:formula="of:=IF([.H38]=&quot;&quot;;&quot;&quot;;IF([.H38]&lt;=8;&quot;AUMENTAR&quot;;IF([.H38]=9;&quot;MANTER&quot;;&quot;REDUZIR&quot;)))" office:value-type="string" office:string-value="REDUZIR" calcext:value-type="string">
            <text:p>REDUZIR</text:p>
          </table:table-cell>
          <table:table-cell table:style-name="ce52" table:formula="of:=IF(ROW()=2;&quot;&quot;;IFERROR(LOOKUP(2;1/([.$D$2]:INDEX([.$D:.$D];ROW()-1)=[.D38]);[.$G$2]:INDEX([.$G:.$G];ROW()-1));&quot;&quot;))" office:value-type="float" office:value="12" calcext:value-type="float">
            <text:p>12</text:p>
          </table:table-cell>
          <table:table-cell table:style-name="ce24" table:formula="of:=IF([.J38]=&quot;AUMENTAR&quot;;[.G38]+2.5;IF([.J38]=&quot;REDUZIR&quot;;[.G38]-2.5;[.G38]))" office:value-type="float" office:value="9.5" calcext:value-type="float">
            <text:p>9,5</text:p>
          </table:table-cell>
          <table:table-cell table:style-name="ce26"/>
          <table:table-cell table:style-name="ce65" table:number-columns-repeated="16371"/>
        </table:table-row>
        <table:table-row table:style-name="ro1">
          <table:table-cell table:style-name="ce3" table:content-validation-name="val1" office:value-type="date" office:date-value="2026-04-30" calcext:value-type="date">
            <text:p>30/4/2026</text:p>
          </table:table-cell>
          <table:table-cell table:style-name="ce11" table:formula="of:=IF([.A39]=&quot;&quot;;&quot;&quot;;YEAR([.A39])&amp;&quot;-W&quot;&amp;TEXT(ISOWEEKNUM([.A39]);&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5" table:content-validation-name="val3" office:value-type="string" calcext:value-type="string">
            <text:p>Agachamento (barra)</text:p>
          </table:table-cell>
          <table:table-cell table:style-name="ce24" table:number-matrix-columns-spanned="1" table:number-matrix-rows-spanned="1" table:formula="of:=IF([.D39]=&quot;&quot;;&quot;&quot;;IFERROR(INDEX([$EXERCICIOS.B:.B];MATCH(TRIM([.D39]);TRIM([$EXERCICIOS.A:.A]);0));&quot;&quot;))" office:value-type="float" office:value="3" calcext:value-type="float">
            <text:p>3</text:p>
          </table:table-cell>
          <table:table-cell table:style-name="ce24" table:number-matrix-columns-spanned="1" table:number-matrix-rows-spanned="1" table:formula="of:=IF([.D39]=&quot;&quot;;&quot;&quot;;IFERROR(INDEX([$EXERCICIOS.C:.C];MATCH(TRIM([.D39]);TRIM([$EXERCICIOS.A:.A]);0));&quot;&quot;))" office:value-type="float" office:value="5" calcext:value-type="float">
            <text:p>5</text:p>
          </table:table-cell>
          <table:table-cell table:style-name="ce24" office:value-type="float" office:value="56" calcext:value-type="float">
            <text:p>56</text:p>
          </table:table-cell>
          <table:table-cell table:style-name="ce24" office:value-type="float" office:value="9" calcext:value-type="float">
            <text:p>9</text:p>
          </table:table-cell>
          <table:table-cell table:style-name="ce24" table:formula="of:=IFERROR([.E39]*[.F39]*[.G39];0)" office:value-type="float" office:value="840" calcext:value-type="float">
            <text:p>840</text:p>
          </table:table-cell>
          <table:table-cell table:style-name="ce25" table:formula="of:=IF([.H39]=&quot;&quot;;&quot;&quot;;IF([.H39]&lt;=8;&quot;AUMENTAR&quot;;IF([.H39]=9;&quot;MANTER&quot;;&quot;REDUZIR&quot;)))" office:value-type="string" office:string-value="MANTER" calcext:value-type="string">
            <text:p>MANTER</text:p>
          </table:table-cell>
          <table:table-cell table:style-name="ce26" table:formula="of:=IF(ROW()=2;&quot;&quot;;IFERROR(LOOKUP(2;1/([.$D$2]:INDEX([.$D:.$D];ROW()-1)=[.D39]);[.$G$2]:INDEX([.$G:.$G];ROW()-1));&quot;&quot;))" office:value-type="float" office:value="56" calcext:value-type="float">
            <text:p>56</text:p>
          </table:table-cell>
          <table:table-cell table:style-name="ce24" table:formula="of:=IF([.J39]=&quot;AUMENTAR&quot;;[.G39]+2.5;IF([.J39]=&quot;REDUZIR&quot;;[.G39]-2.5;[.G39]))" office:value-type="float" office:value="56" calcext:value-type="float">
            <text:p>56</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0]=&quot;&quot;;&quot;&quot;;YEAR([.A40])&amp;&quot;-W&quot;&amp;TEXT(ISOWEEKNUM([.A40]);&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5" table:content-validation-name="val3" office:value-type="string" calcext:value-type="string">
            <text:p>Supino reto (barra)</text:p>
          </table:table-cell>
          <table:table-cell table:style-name="ce24" table:number-matrix-columns-spanned="1" table:number-matrix-rows-spanned="1" table:formula="of:=IF([.D40]=&quot;&quot;;&quot;&quot;;IFERROR(INDEX([$EXERCICIOS.B:.B];MATCH(TRIM([.D40]);TRIM([$EXERCICIOS.A:.A]);0));&quot;&quot;))" office:value-type="float" office:value="3" calcext:value-type="float">
            <text:p>3</text:p>
          </table:table-cell>
          <table:table-cell table:style-name="ce24" table:number-matrix-columns-spanned="1" table:number-matrix-rows-spanned="1" table:formula="of:=IF([.D40]=&quot;&quot;;&quot;&quot;;IFERROR(INDEX([$EXERCICIOS.C:.C];MATCH(TRIM([.D40]);TRIM([$EXERCICIOS.A:.A]);0));&quot;&quot;))" office:value-type="float" office:value="5" calcext:value-type="float">
            <text:p>5</text:p>
          </table:table-cell>
          <table:table-cell table:style-name="ce24" office:value-type="float" office:value="36" calcext:value-type="float">
            <text:p>36</text:p>
          </table:table-cell>
          <table:table-cell table:style-name="ce24" office:value-type="float" office:value="9" calcext:value-type="float">
            <text:p>9</text:p>
          </table:table-cell>
          <table:table-cell table:style-name="ce24" table:formula="of:=IFERROR([.E40]*[.F40]*[.G40];0)" office:value-type="float" office:value="540" calcext:value-type="float">
            <text:p>540</text:p>
          </table:table-cell>
          <table:table-cell table:style-name="ce25" table:formula="of:=IF([.H40]=&quot;&quot;;&quot;&quot;;IF([.H40]&lt;=8;&quot;AUMENTAR&quot;;IF([.H40]=9;&quot;MANTER&quot;;&quot;REDUZIR&quot;)))" office:value-type="string" office:string-value="MANTER" calcext:value-type="string">
            <text:p>MANTER</text:p>
          </table:table-cell>
          <table:table-cell table:style-name="ce26" table:formula="of:=IF(ROW()=2;&quot;&quot;;IFERROR(LOOKUP(2;1/([.$D$2]:INDEX([.$D:.$D];ROW()-1)=[.D40]);[.$G$2]:INDEX([.$G:.$G];ROW()-1));&quot;&quot;))" office:value-type="float" office:value="36" calcext:value-type="float">
            <text:p>36</text:p>
          </table:table-cell>
          <table:table-cell table:style-name="ce24" table:formula="of:=IF([.J40]=&quot;AUMENTAR&quot;;[.G40]+2.5;IF([.J40]=&quot;REDUZIR&quot;;[.G40]-2.5;[.G40]))" office:value-type="float" office:value="36" calcext:value-type="float">
            <text:p>36</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1]=&quot;&quot;;&quot;&quot;;YEAR([.A41])&amp;&quot;-W&quot;&amp;TEXT(ISOWEEKNUM([.A41]);&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5" table:content-validation-name="val3" office:value-type="string" calcext:value-type="string">
            <text:p>Remada curvada (barra)</text:p>
          </table:table-cell>
          <table:table-cell table:style-name="ce24" table:number-matrix-columns-spanned="1" table:number-matrix-rows-spanned="1" table:formula="of:=IF([.D41]=&quot;&quot;;&quot;&quot;;IFERROR(INDEX([$EXERCICIOS.B:.B];MATCH(TRIM([.D41]);TRIM([$EXERCICIOS.A:.A]);0));&quot;&quot;))" office:value-type="float" office:value="3" calcext:value-type="float">
            <text:p>3</text:p>
          </table:table-cell>
          <table:table-cell table:style-name="ce24" table:number-matrix-columns-spanned="1" table:number-matrix-rows-spanned="1" table:formula="of:=IF([.D41]=&quot;&quot;;&quot;&quot;;IFERROR(INDEX([$EXERCICIOS.C:.C];MATCH(TRIM([.D41]);TRIM([$EXERCICIOS.A:.A]);0));&quot;&quot;))" office:value-type="float" office:value="8" calcext:value-type="float">
            <text:p>8</text:p>
          </table:table-cell>
          <table:table-cell table:style-name="ce24" office:value-type="float" office:value="40" calcext:value-type="float">
            <text:p>40</text:p>
          </table:table-cell>
          <table:table-cell table:style-name="ce24" office:value-type="float" office:value="9" calcext:value-type="float">
            <text:p>9</text:p>
          </table:table-cell>
          <table:table-cell table:style-name="ce24" table:formula="of:=IFERROR([.E41]*[.F41]*[.G41];0)" office:value-type="float" office:value="960" calcext:value-type="float">
            <text:p>960</text:p>
          </table:table-cell>
          <table:table-cell table:style-name="ce25" table:formula="of:=IF([.H41]=&quot;&quot;;&quot;&quot;;IF([.H41]&lt;=8;&quot;AUMENTAR&quot;;IF([.H41]=9;&quot;MANTER&quot;;&quot;REDUZIR&quot;)))" office:value-type="string" office:string-value="MANTER" calcext:value-type="string">
            <text:p>MANTER</text:p>
          </table:table-cell>
          <table:table-cell table:style-name="ce26" table:formula="of:=IF(ROW()=2;&quot;&quot;;IFERROR(LOOKUP(2;1/([.$D$2]:INDEX([.$D:.$D];ROW()-1)=[.D41]);[.$G$2]:INDEX([.$G:.$G];ROW()-1));&quot;&quot;))" office:value-type="float" office:value="40" calcext:value-type="float">
            <text:p>40</text:p>
          </table:table-cell>
          <table:table-cell table:style-name="ce24" table:formula="of:=IF([.J41]=&quot;AUMENTAR&quot;;[.G41]+2.5;IF([.J41]=&quot;REDUZIR&quot;;[.G41]-2.5;[.G41]))" office:value-type="float" office:value="40" calcext:value-type="float">
            <text:p>40</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2]=&quot;&quot;;&quot;&quot;;YEAR([.A42])&amp;&quot;-W&quot;&amp;TEXT(ISOWEEKNUM([.A42]);&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5" table:content-validation-name="val3" office:value-type="string" calcext:value-type="string">
            <text:p>Pull-over (barra)</text:p>
          </table:table-cell>
          <table:table-cell table:style-name="ce24" table:number-matrix-columns-spanned="1" table:number-matrix-rows-spanned="1" table:formula="of:=IF([.D42]=&quot;&quot;;&quot;&quot;;IFERROR(INDEX([$EXERCICIOS.B:.B];MATCH(TRIM([.D42]);TRIM([$EXERCICIOS.A:.A]);0));&quot;&quot;))" office:value-type="float" office:value="4" calcext:value-type="float">
            <text:p>4</text:p>
          </table:table-cell>
          <table:table-cell table:style-name="ce24" table:number-matrix-columns-spanned="1" table:number-matrix-rows-spanned="1" table:formula="of:=IF([.D42]=&quot;&quot;;&quot;&quot;;IFERROR(INDEX([$EXERCICIOS.C:.C];MATCH(TRIM([.D42]);TRIM([$EXERCICIOS.A:.A]);0));&quot;&quot;))" office:value-type="float" office:value="8" calcext:value-type="float">
            <text:p>8</text:p>
          </table:table-cell>
          <table:table-cell table:style-name="ce24" office:value-type="float" office:value="20" calcext:value-type="float">
            <text:p>20</text:p>
          </table:table-cell>
          <table:table-cell table:style-name="ce24" office:value-type="float" office:value="9" calcext:value-type="float">
            <text:p>9</text:p>
          </table:table-cell>
          <table:table-cell table:style-name="ce24" table:formula="of:=IFERROR([.E42]*[.F42]*[.G42];0)" office:value-type="float" office:value="640" calcext:value-type="float">
            <text:p>640</text:p>
          </table:table-cell>
          <table:table-cell table:style-name="ce25" table:formula="of:=IF([.H42]=&quot;&quot;;&quot;&quot;;IF([.H42]&lt;=8;&quot;AUMENTAR&quot;;IF([.H42]=9;&quot;MANTER&quot;;&quot;REDUZIR&quot;)))" office:value-type="string" office:string-value="MANTER" calcext:value-type="string">
            <text:p>MANTER</text:p>
          </table:table-cell>
          <table:table-cell table:style-name="ce26" table:formula="of:=IF(ROW()=2;&quot;&quot;;IFERROR(LOOKUP(2;1/([.$D$2]:INDEX([.$D:.$D];ROW()-1)=[.D42]);[.$G$2]:INDEX([.$G:.$G];ROW()-1));&quot;&quot;))" office:value-type="float" office:value="20" calcext:value-type="float">
            <text:p>20</text:p>
          </table:table-cell>
          <table:table-cell table:style-name="ce24" table:formula="of:=IF([.J42]=&quot;AUMENTAR&quot;;[.G42]+2.5;IF([.J42]=&quot;REDUZIR&quot;;[.G42]-2.5;[.G42]))" office:value-type="float" office:value="20" calcext:value-type="float">
            <text:p>20</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3]=&quot;&quot;;&quot;&quot;;YEAR([.A43])&amp;&quot;-W&quot;&amp;TEXT(ISOWEEKNUM([.A43]);&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5" table:content-validation-name="val3" office:value-type="string" calcext:value-type="string">
            <text:p>Elevacao lateral (halter)</text:p>
          </table:table-cell>
          <table:table-cell table:style-name="ce24" table:number-matrix-columns-spanned="1" table:number-matrix-rows-spanned="1" table:formula="of:=IF([.D43]=&quot;&quot;;&quot;&quot;;IFERROR(INDEX([$EXERCICIOS.B:.B];MATCH(TRIM([.D43]);TRIM([$EXERCICIOS.A:.A]);0));&quot;&quot;))" office:value-type="float" office:value="4" calcext:value-type="float">
            <text:p>4</text:p>
          </table:table-cell>
          <table:table-cell table:style-name="ce24" table:number-matrix-columns-spanned="1" table:number-matrix-rows-spanned="1" table:formula="of:=IF([.D43]=&quot;&quot;;&quot;&quot;;IFERROR(INDEX([$EXERCICIOS.C:.C];MATCH(TRIM([.D43]);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9" calcext:value-type="float">
            <text:p>9</text:p>
          </table:table-cell>
          <table:table-cell table:style-name="ce24" table:formula="of:=IFERROR([.E43]*[.F43]*[.G43];0)" office:value-type="float" office:value="384" calcext:value-type="float">
            <text:p>384</text:p>
          </table:table-cell>
          <table:table-cell table:style-name="ce25" table:formula="of:=IF([.H43]=&quot;&quot;;&quot;&quot;;IF([.H43]&lt;=8;&quot;AUMENTAR&quot;;IF([.H43]=9;&quot;MANTER&quot;;&quot;REDUZIR&quot;)))" office:value-type="string" office:string-value="MANTER" calcext:value-type="string">
            <text:p>MANTER</text:p>
          </table:table-cell>
          <table:table-cell table:style-name="ce26" table:formula="of:=IF(ROW()=2;&quot;&quot;;IFERROR(LOOKUP(2;1/([.$D$2]:INDEX([.$D:.$D];ROW()-1)=[.D43]);[.$G$2]:INDEX([.$G:.$G];ROW()-1));&quot;&quot;))" office:value-type="float" office:value="12" calcext:value-type="float">
            <text:p>12</text:p>
          </table:table-cell>
          <table:table-cell table:style-name="ce24" table:formula="of:=IF([.J43]=&quot;AUMENTAR&quot;;[.G43]+2.5;IF([.J43]=&quot;REDUZIR&quot;;[.G43]-2.5;[.G43]))" office:value-type="float" office:value="12" calcext:value-type="float">
            <text:p>12</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4]=&quot;&quot;;&quot;&quot;;YEAR([.A44])&amp;&quot;-W&quot;&amp;TEXT(ISOWEEKNUM([.A44]);&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5" table:content-validation-name="val3" office:value-type="string" calcext:value-type="string">
            <text:p>Crucifixo invertido</text:p>
          </table:table-cell>
          <table:table-cell table:style-name="ce24" table:number-matrix-columns-spanned="1" table:number-matrix-rows-spanned="1" table:formula="of:=IF([.D44]=&quot;&quot;;&quot;&quot;;IFERROR(INDEX([$EXERCICIOS.B:.B];MATCH(TRIM([.D44]);TRIM([$EXERCICIOS.A:.A]);0));&quot;&quot;))" office:value-type="float" office:value="4" calcext:value-type="float">
            <text:p>4</text:p>
          </table:table-cell>
          <table:table-cell table:style-name="ce24" table:number-matrix-columns-spanned="1" table:number-matrix-rows-spanned="1" table:formula="of:=IF([.D44]=&quot;&quot;;&quot;&quot;;IFERROR(INDEX([$EXERCICIOS.C:.C];MATCH(TRIM([.D44]);TRIM([$EXERCICIOS.A:.A]);0));&quot;&quot;))" office:value-type="float" office:value="8" calcext:value-type="float">
            <text:p>8</text:p>
          </table:table-cell>
          <table:table-cell table:style-name="ce24" office:value-type="float" office:value="12" calcext:value-type="float">
            <text:p>12</text:p>
          </table:table-cell>
          <table:table-cell table:style-name="ce24" office:value-type="float" office:value="9" calcext:value-type="float">
            <text:p>9</text:p>
          </table:table-cell>
          <table:table-cell table:style-name="ce24" table:formula="of:=IFERROR([.E44]*[.F44]*[.G44];0)" office:value-type="float" office:value="384" calcext:value-type="float">
            <text:p>384</text:p>
          </table:table-cell>
          <table:table-cell table:style-name="ce25" table:formula="of:=IF([.H44]=&quot;&quot;;&quot;&quot;;IF([.H44]&lt;=8;&quot;AUMENTAR&quot;;IF([.H44]=9;&quot;MANTER&quot;;&quot;REDUZIR&quot;)))" office:value-type="string" office:string-value="MANTER" calcext:value-type="string">
            <text:p>MANTER</text:p>
          </table:table-cell>
          <table:table-cell table:style-name="ce26" table:formula="of:=IF(ROW()=2;&quot;&quot;;IFERROR(LOOKUP(2;1/([.$D$2]:INDEX([.$D:.$D];ROW()-1)=[.D44]);[.$G$2]:INDEX([.$G:.$G];ROW()-1));&quot;&quot;))" office:value-type="float" office:value="12" calcext:value-type="float">
            <text:p>12</text:p>
          </table:table-cell>
          <table:table-cell table:style-name="ce24" table:formula="of:=IF([.J44]=&quot;AUMENTAR&quot;;[.G44]+2.5;IF([.J44]=&quot;REDUZIR&quot;;[.G44]-2.5;[.G44]))" office:value-type="float" office:value="12" calcext:value-type="float">
            <text:p>12</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5]=&quot;&quot;;&quot;&quot;;YEAR([.A45])&amp;&quot;-W&quot;&amp;TEXT(ISOWEEKNUM([.A45]);&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5" table:content-validation-name="val3" office:value-type="string" calcext:value-type="string">
            <text:p>Triceps testa (barra/halter)</text:p>
          </table:table-cell>
          <table:table-cell table:style-name="ce24" table:number-matrix-columns-spanned="1" table:number-matrix-rows-spanned="1" table:formula="of:=IF([.D45]=&quot;&quot;;&quot;&quot;;IFERROR(INDEX([$EXERCICIOS.B:.B];MATCH(TRIM([.D45]);TRIM([$EXERCICIOS.A:.A]);0));&quot;&quot;))" office:value-type="float" office:value="4" calcext:value-type="float">
            <text:p>4</text:p>
          </table:table-cell>
          <table:table-cell table:style-name="ce24" table:number-matrix-columns-spanned="1" table:number-matrix-rows-spanned="1" table:formula="of:=IF([.D45]=&quot;&quot;;&quot;&quot;;IFERROR(INDEX([$EXERCICIOS.C:.C];MATCH(TRIM([.D45]);TRIM([$EXERCICIOS.A:.A]);0));&quot;&quot;))" office:value-type="float" office:value="8" calcext:value-type="float">
            <text:p>8</text:p>
          </table:table-cell>
          <table:table-cell table:style-name="ce24" office:value-type="float" office:value="16" calcext:value-type="float">
            <text:p>16</text:p>
          </table:table-cell>
          <table:table-cell table:style-name="ce24" office:value-type="float" office:value="9" calcext:value-type="float">
            <text:p>9</text:p>
          </table:table-cell>
          <table:table-cell table:style-name="ce24" table:formula="of:=IFERROR([.E45]*[.F45]*[.G45];0)" office:value-type="float" office:value="512" calcext:value-type="float">
            <text:p>512</text:p>
          </table:table-cell>
          <table:table-cell table:style-name="ce25" table:formula="of:=IF([.H45]=&quot;&quot;;&quot;&quot;;IF([.H45]&lt;=8;&quot;AUMENTAR&quot;;IF([.H45]=9;&quot;MANTER&quot;;&quot;REDUZIR&quot;)))" office:value-type="string" office:string-value="MANTER" calcext:value-type="string">
            <text:p>MANTER</text:p>
          </table:table-cell>
          <table:table-cell table:style-name="ce26" table:formula="of:=IF(ROW()=2;&quot;&quot;;IFERROR(LOOKUP(2;1/([.$D$2]:INDEX([.$D:.$D];ROW()-1)=[.D45]);[.$G$2]:INDEX([.$G:.$G];ROW()-1));&quot;&quot;))" office:value-type="float" office:value="17.5" calcext:value-type="float">
            <text:p>17,5</text:p>
          </table:table-cell>
          <table:table-cell table:style-name="ce24" table:formula="of:=IF([.J45]=&quot;AUMENTAR&quot;;[.G45]+2.5;IF([.J45]=&quot;REDUZIR&quot;;[.G45]-2.5;[.G45]))" office:value-type="float" office:value="16" calcext:value-type="float">
            <text:p>16</text:p>
          </table:table-cell>
          <table:table-cell table:style-name="ce26"/>
          <table:table-cell table:style-name="ce65" table:number-columns-repeated="16371"/>
        </table:table-row>
        <table:table-row table:style-name="ro1">
          <table:table-cell table:style-name="ce4" table:content-validation-name="val1" office:value-type="date" office:date-value="2026-04-30" calcext:value-type="date">
            <text:p>30/4/2026</text:p>
          </table:table-cell>
          <table:table-cell table:style-name="ce12" table:formula="of:=IF([.A46]=&quot;&quot;;&quot;&quot;;YEAR([.A46])&amp;&quot;-W&quot;&amp;TEXT(ISOWEEKNUM([.A46]);&quot;00&quot;))" office:value-type="string" office:string-value="2026-W18" calcext:value-type="string">
            <text:p>2026-W18</text:p>
          </table:table-cell>
          <table:table-cell table:style-name="ce71" table:content-validation-name="val2" office:value-type="string" calcext:value-type="string">
            <text:p>A</text:p>
          </table:table-cell>
          <table:table-cell table:style-name="ce45" table:content-validation-name="val3" office:value-type="string" calcext:value-type="string">
            <text:p>Rosca direta (barra/halter)</text:p>
          </table:table-cell>
          <table:table-cell table:style-name="ce24" table:number-matrix-columns-spanned="1" table:number-matrix-rows-spanned="1" table:formula="of:=IF([.D46]=&quot;&quot;;&quot;&quot;;IFERROR(INDEX([$EXERCICIOS.B:.B];MATCH(TRIM([.D46]);TRIM([$EXERCICIOS.A:.A]);0));&quot;&quot;))" office:value-type="float" office:value="4" calcext:value-type="float">
            <text:p>4</text:p>
          </table:table-cell>
          <table:table-cell table:style-name="ce24" table:number-matrix-columns-spanned="1" table:number-matrix-rows-spanned="1" table:formula="of:=IF([.D46]=&quot;&quot;;&quot;&quot;;IFERROR(INDEX([$EXERCICIOS.C:.C];MATCH(TRIM([.D46]);TRIM([$EXERCICIOS.A:.A]);0));&quot;&quot;))" office:value-type="float" office:value="8" calcext:value-type="float">
            <text:p>8</text:p>
          </table:table-cell>
          <table:table-cell table:style-name="ce24" office:value-type="float" office:value="22" calcext:value-type="float">
            <text:p>22</text:p>
          </table:table-cell>
          <table:table-cell table:style-name="ce24" office:value-type="float" office:value="10" calcext:value-type="float">
            <text:p>10</text:p>
          </table:table-cell>
          <table:table-cell table:style-name="ce24" table:formula="of:=IFERROR([.E46]*[.F46]*[.G46];0)" office:value-type="float" office:value="704" calcext:value-type="float">
            <text:p>704</text:p>
          </table:table-cell>
          <table:table-cell table:style-name="ce25" table:formula="of:=IF([.H46]=&quot;&quot;;&quot;&quot;;IF([.H46]&lt;=8;&quot;AUMENTAR&quot;;IF([.H46]=9;&quot;MANTER&quot;;&quot;REDUZIR&quot;)))" office:value-type="string" office:string-value="REDUZIR" calcext:value-type="string">
            <text:p>REDUZIR</text:p>
          </table:table-cell>
          <table:table-cell table:style-name="ce26" table:formula="of:=IF(ROW()=2;&quot;&quot;;IFERROR(LOOKUP(2;1/([.$D$2]:INDEX([.$D:.$D];ROW()-1)=[.D46]);[.$G$2]:INDEX([.$G:.$G];ROW()-1));&quot;&quot;))" office:value-type="float" office:value="17.5" calcext:value-type="float">
            <text:p>17,5</text:p>
          </table:table-cell>
          <table:table-cell table:style-name="ce24" table:formula="of:=IF([.J46]=&quot;AUMENTAR&quot;;[.G46]+2.5;IF([.J46]=&quot;REDUZIR&quot;;[.G46]-2.5;[.G46]))" office:value-type="float" office:value="19.5" calcext:value-type="float">
            <text:p>19,5</text:p>
          </table:table-cell>
          <table:table-cell table:style-name="ce26"/>
          <table:table-cell table:style-name="ce65" table:number-columns-repeated="16371"/>
        </table:table-row>
        <table:table-row table:style-name="ro2">
          <table:table-cell table:style-name="ce21" table:content-validation-name="val1" office:value-type="date" office:date-value="2026-05-01" calcext:value-type="date">
            <text:p>1/5/2026</text:p>
          </table:table-cell>
          <table:table-cell table:style-name="ce39" table:formula="of:=IF([.A47]=&quot;&quot;;&quot;&quot;;YEAR([.A47])&amp;&quot;-W&quot;&amp;TEXT(ISOWEEKNUM([.A47]);&quot;00&quot;))" office:value-type="string" office:string-value="2026-W18" calcext:value-type="string">
            <text:p>2026-W18</text:p>
          </table:table-cell>
          <table:table-cell table:style-name="ce71" table:content-validation-name="val2" office:value-type="string" calcext:value-type="string">
            <text:p>C</text:p>
          </table:table-cell>
          <table:table-cell table:style-name="ce47" table:content-validation-name="val3" office:value-type="string" calcext:value-type="string">
            <text:p>Wrist curl (barra)</text:p>
          </table:table-cell>
          <table:table-cell table:style-name="ce19" table:number-matrix-columns-spanned="1" table:number-matrix-rows-spanned="1" table:formula="of:=IF([.D47]=&quot;&quot;;&quot;&quot;;IFERROR(INDEX([$EXERCICIOS.B:.B];MATCH(TRIM([.D47]);TRIM([$EXERCICIOS.A:.A]);0));&quot;&quot;))" office:value-type="float" office:value="2" calcext:value-type="float">
            <text:p>2</text:p>
          </table:table-cell>
          <table:table-cell table:style-name="ce19" table:number-matrix-columns-spanned="1" table:number-matrix-rows-spanned="1" table:formula="of:=IF([.D47]=&quot;&quot;;&quot;&quot;;IFERROR(INDEX([$EXERCICIOS.C:.C];MATCH(TRIM([.D47]);TRIM([$EXERCICIOS.A:.A]);0));&quot;&quot;))" office:value-type="float" office:value="15" calcext:value-type="float">
            <text:p>15</text:p>
          </table:table-cell>
          <table:table-cell table:style-name="ce57" office:value-type="float" office:value="12" calcext:value-type="float">
            <text:p>12</text:p>
          </table:table-cell>
          <table:table-cell table:style-name="ce57" office:value-type="float" office:value="9" calcext:value-type="float">
            <text:p>9</text:p>
          </table:table-cell>
          <table:table-cell table:style-name="ce19" table:formula="of:=IFERROR([.E47]*[.F47]*[.G47];0)" office:value-type="float" office:value="360" calcext:value-type="float">
            <text:p>360</text:p>
          </table:table-cell>
          <table:table-cell table:style-name="ce19" table:formula="of:=IF([.H47]=&quot;&quot;;&quot;&quot;;IF([.H47]&lt;=8;&quot;AUMENTAR&quot;;IF([.H47]=9;&quot;MANTER&quot;;&quot;REDUZIR&quot;)))" office:value-type="string" office:string-value="MANTER" calcext:value-type="string">
            <text:p>MANTER</text:p>
          </table:table-cell>
          <table:table-cell table:style-name="ce19" table:formula="of:=IF(ROW()=2;&quot;&quot;;IFERROR(LOOKUP(2;1/([.$D$2]:INDEX([.$D:.$D];ROW()-1)=[.D47]);[.$G$2]:INDEX([.$G:.$G];ROW()-1));&quot;&quot;))">
            <text:p/>
          </table:table-cell>
          <table:table-cell table:style-name="ce19" table:formula="of:=IF([.J47]=&quot;AUMENTAR&quot;;[.G47]+2.5;IF([.J47]=&quot;REDUZIR&quot;;[.G47]-2.5;[.G47]))" office:value-type="float" office:value="12" calcext:value-type="float">
            <text:p>12</text:p>
          </table:table-cell>
          <table:table-cell table:style-name="ce19"/>
          <table:table-cell table:style-name="ce65" table:number-columns-repeated="16371"/>
        </table:table-row>
        <table:table-row table:style-name="ro2">
          <table:table-cell table:style-name="ce21" table:content-validation-name="val1" office:value-type="date" office:date-value="2026-05-01" calcext:value-type="date">
            <text:p>1/5/2026</text:p>
          </table:table-cell>
          <table:table-cell table:style-name="ce39" table:formula="of:=IF([.A48]=&quot;&quot;;&quot;&quot;;YEAR([.A48])&amp;&quot;-W&quot;&amp;TEXT(ISOWEEKNUM([.A48]);&quot;00&quot;))" office:value-type="string" office:string-value="2026-W18" calcext:value-type="string">
            <text:p>2026-W18</text:p>
          </table:table-cell>
          <table:table-cell table:style-name="ce71" table:content-validation-name="val2" office:value-type="string" calcext:value-type="string">
            <text:p>C</text:p>
          </table:table-cell>
          <table:table-cell table:style-name="ce47" table:content-validation-name="val3" office:value-type="string" calcext:value-type="string">
            <text:p>Reverse wrist curl (barra)</text:p>
          </table:table-cell>
          <table:table-cell table:style-name="ce19" table:number-matrix-columns-spanned="1" table:number-matrix-rows-spanned="1" table:formula="of:=IF([.D48]=&quot;&quot;;&quot;&quot;;IFERROR(INDEX([$EXERCICIOS.B:.B];MATCH(TRIM([.D48]);TRIM([$EXERCICIOS.A:.A]);0));&quot;&quot;))" office:value-type="float" office:value="2" calcext:value-type="float">
            <text:p>2</text:p>
          </table:table-cell>
          <table:table-cell table:style-name="ce19" table:number-matrix-columns-spanned="1" table:number-matrix-rows-spanned="1" table:formula="of:=IF([.D48]=&quot;&quot;;&quot;&quot;;IFERROR(INDEX([$EXERCICIOS.C:.C];MATCH(TRIM([.D48]);TRIM([$EXERCICIOS.A:.A]);0));&quot;&quot;))" office:value-type="float" office:value="15" calcext:value-type="float">
            <text:p>15</text:p>
          </table:table-cell>
          <table:table-cell table:style-name="ce57" office:value-type="float" office:value="12" calcext:value-type="float">
            <text:p>12</text:p>
          </table:table-cell>
          <table:table-cell table:style-name="ce57" office:value-type="float" office:value="9" calcext:value-type="float">
            <text:p>9</text:p>
          </table:table-cell>
          <table:table-cell table:style-name="ce19" table:formula="of:=IFERROR([.E48]*[.F48]*[.G48];0)" office:value-type="float" office:value="360" calcext:value-type="float">
            <text:p>360</text:p>
          </table:table-cell>
          <table:table-cell table:style-name="ce19" table:formula="of:=IF([.H48]=&quot;&quot;;&quot;&quot;;IF([.H48]&lt;=8;&quot;AUMENTAR&quot;;IF([.H48]=9;&quot;MANTER&quot;;&quot;REDUZIR&quot;)))" office:value-type="string" office:string-value="MANTER" calcext:value-type="string">
            <text:p>MANTER</text:p>
          </table:table-cell>
          <table:table-cell table:style-name="ce19" table:formula="of:=IF(ROW()=2;&quot;&quot;;IFERROR(LOOKUP(2;1/([.$D$2]:INDEX([.$D:.$D];ROW()-1)=[.D48]);[.$G$2]:INDEX([.$G:.$G];ROW()-1));&quot;&quot;))">
            <text:p/>
          </table:table-cell>
          <table:table-cell table:style-name="ce19" table:formula="of:=IF([.J48]=&quot;AUMENTAR&quot;;[.G48]+2.5;IF([.J48]=&quot;REDUZIR&quot;;[.G48]-2.5;[.G48]))" office:value-type="float" office:value="12" calcext:value-type="float">
            <text:p>12</text:p>
          </table:table-cell>
          <table:table-cell table:style-name="ce19"/>
          <table:table-cell table:style-name="ce65" table:number-columns-repeated="16371"/>
        </table:table-row>
        <table:table-row table:style-name="ro2">
          <table:table-cell table:style-name="ce21" table:content-validation-name="val1" office:value-type="date" office:date-value="2026-05-01" calcext:value-type="date">
            <text:p>1/5/2026</text:p>
          </table:table-cell>
          <table:table-cell table:style-name="ce39" table:formula="of:=IF([.A49]=&quot;&quot;;&quot;&quot;;YEAR([.A49])&amp;&quot;-W&quot;&amp;TEXT(ISOWEEKNUM([.A49]);&quot;00&quot;))" office:value-type="string" office:string-value="2026-W18" calcext:value-type="string">
            <text:p>2026-W18</text:p>
          </table:table-cell>
          <table:table-cell table:style-name="ce71" table:content-validation-name="val2" office:value-type="string" calcext:value-type="string">
            <text:p>C</text:p>
          </table:table-cell>
          <table:table-cell table:style-name="ce47" table:content-validation-name="val3" office:value-type="string" calcext:value-type="string">
            <text:p>Plate pinch (subir e descer controlado)</text:p>
          </table:table-cell>
          <table:table-cell table:style-name="ce19" table:number-matrix-columns-spanned="1" table:number-matrix-rows-spanned="1" table:formula="of:=IF([.D49]=&quot;&quot;;&quot;&quot;;IFERROR(INDEX([$EXERCICIOS.B:.B];MATCH(TRIM([.D49]);TRIM([$EXERCICIOS.A:.A]);0));&quot;&quot;))" office:value-type="float" office:value="2" calcext:value-type="float">
            <text:p>2</text:p>
          </table:table-cell>
          <table:table-cell table:style-name="ce19" table:number-matrix-columns-spanned="1" table:number-matrix-rows-spanned="1" table:formula="of:=IF([.D49]=&quot;&quot;;&quot;&quot;;IFERROR(INDEX([$EXERCICIOS.C:.C];MATCH(TRIM([.D49]);TRIM([$EXERCICIOS.A:.A]);0));&quot;&quot;))" office:value-type="float" office:value="10" calcext:value-type="float">
            <text:p>10</text:p>
          </table:table-cell>
          <table:table-cell table:style-name="ce57" office:value-type="float" office:value="10" calcext:value-type="float">
            <text:p>10</text:p>
          </table:table-cell>
          <table:table-cell table:style-name="ce57" office:value-type="float" office:value="9" calcext:value-type="float">
            <text:p>9</text:p>
          </table:table-cell>
          <table:table-cell table:style-name="ce19" table:formula="of:=IFERROR([.E49]*[.F49]*[.G49];0)" office:value-type="float" office:value="200" calcext:value-type="float">
            <text:p>200</text:p>
          </table:table-cell>
          <table:table-cell table:style-name="ce19" table:formula="of:=IF([.H49]=&quot;&quot;;&quot;&quot;;IF([.H49]&lt;=8;&quot;AUMENTAR&quot;;IF([.H49]=9;&quot;MANTER&quot;;&quot;REDUZIR&quot;)))" office:value-type="string" office:string-value="MANTER" calcext:value-type="string">
            <text:p>MANTER</text:p>
          </table:table-cell>
          <table:table-cell table:style-name="ce19" table:formula="of:=IF(ROW()=2;&quot;&quot;;IFERROR(LOOKUP(2;1/([.$D$2]:INDEX([.$D:.$D];ROW()-1)=[.D49]);[.$G$2]:INDEX([.$G:.$G];ROW()-1));&quot;&quot;))">
            <text:p/>
          </table:table-cell>
          <table:table-cell table:style-name="ce19" table:formula="of:=IF([.J49]=&quot;AUMENTAR&quot;;[.G49]+2.5;IF([.J49]=&quot;REDUZIR&quot;;[.G49]-2.5;[.G49]))" office:value-type="float" office:value="10" calcext:value-type="float">
            <text:p>10</text:p>
          </table:table-cell>
          <table:table-cell table:style-name="ce19"/>
          <table:table-cell table:style-name="ce65" table:number-columns-repeated="16371"/>
        </table:table-row>
        <table:table-row table:style-name="ro1">
          <table:table-cell table:style-name="ce21" table:content-validation-name="val1" office:value-type="date" office:date-value="2026-05-02" calcext:value-type="date">
            <text:p>2/5/2026</text:p>
          </table:table-cell>
          <table:table-cell table:style-name="ce39" table:formula="of:=IF([.A50]=&quot;&quot;;&quot;&quot;;YEAR([.A50])&amp;&quot;-W&quot;&amp;TEXT(ISOWEEKNUM([.A50]);&quot;00&quot;))" office:value-type="string" office:string-value="2026-W18" calcext:value-type="string">
            <text:p>2026-W18</text:p>
          </table:table-cell>
          <table:table-cell table:style-name="ce71" table:content-validation-name="val2" office:value-type="string" calcext:value-type="string">
            <text:p>B</text:p>
          </table:table-cell>
          <table:table-cell table:style-name="ce33" table:content-validation-name="val3" office:value-type="string" calcext:value-type="string">
            <text:p>Agachamento (barra, leve -10%)</text:p>
          </table:table-cell>
          <table:table-cell table:style-name="ce20" table:number-matrix-columns-spanned="1" table:number-matrix-rows-spanned="1" table:formula="of:=IF([.D50]=&quot;&quot;;&quot;&quot;;IFERROR(INDEX([$EXERCICIOS.B:.B];MATCH(TRIM([.D50]);TRIM([$EXERCICIOS.A:.A]);0));&quot;&quot;))" office:value-type="float" office:value="3" calcext:value-type="float">
            <text:p>3</text:p>
          </table:table-cell>
          <table:table-cell table:style-name="ce20" table:number-matrix-columns-spanned="1" table:number-matrix-rows-spanned="1" table:formula="of:=IF([.D50]=&quot;&quot;;&quot;&quot;;IFERROR(INDEX([$EXERCICIOS.C:.C];MATCH(TRIM([.D50]);TRIM([$EXERCICIOS.A:.A]);0));&quot;&quot;))" office:value-type="float" office:value="5" calcext:value-type="float">
            <text:p>5</text:p>
          </table:table-cell>
          <table:table-cell table:style-name="ce25" office:value-type="float" office:value="56" calcext:value-type="float">
            <text:p>56</text:p>
          </table:table-cell>
          <table:table-cell table:style-name="ce25" office:value-type="float" office:value="9" calcext:value-type="float">
            <text:p>9</text:p>
          </table:table-cell>
          <table:table-cell table:style-name="ce20" table:formula="of:=IFERROR([.E50]*[.F50]*[.G50];0)" office:value-type="float" office:value="840" calcext:value-type="float">
            <text:p>840</text:p>
          </table:table-cell>
          <table:table-cell table:style-name="ce20" table:formula="of:=IF([.H50]=&quot;&quot;;&quot;&quot;;IF([.H50]&lt;=8;&quot;AUMENTAR&quot;;IF([.H50]=9;&quot;MANTER&quot;;&quot;REDUZIR&quot;)))" office:value-type="string" office:string-value="MANTER" calcext:value-type="string">
            <text:p>MANTER</text:p>
          </table:table-cell>
          <table:table-cell table:style-name="ce20" table:formula="of:=IF(ROW()=2;&quot;&quot;;IFERROR(LOOKUP(2;1/([.$D$2]:INDEX([.$D:.$D];ROW()-1)=[.D50]);[.$G$2]:INDEX([.$G:.$G];ROW()-1));&quot;&quot;))" office:value-type="float" office:value="56" calcext:value-type="float">
            <text:p>56</text:p>
          </table:table-cell>
          <table:table-cell table:style-name="ce20" table:formula="of:=IF([.J50]=&quot;AUMENTAR&quot;;[.G50]+2.5;IF([.J50]=&quot;REDUZIR&quot;;[.G50]-2.5;[.G50]))" office:value-type="float" office:value="56" calcext:value-type="float">
            <text:p>56</text:p>
          </table:table-cell>
          <table:table-cell table:style-name="ce20"/>
          <table:table-cell table:style-name="ce65" table:number-columns-repeated="16371"/>
        </table:table-row>
        <table:table-row table:style-name="ro1">
          <table:table-cell table:style-name="ce21" table:content-validation-name="val1" office:value-type="date" office:date-value="2026-05-02" calcext:value-type="date">
            <text:p>2/5/2026</text:p>
          </table:table-cell>
          <table:table-cell table:style-name="ce39" table:formula="of:=IF([.A51]=&quot;&quot;;&quot;&quot;;YEAR([.A51])&amp;&quot;-W&quot;&amp;TEXT(ISOWEEKNUM([.A51]);&quot;00&quot;))" office:value-type="string" office:string-value="2026-W18" calcext:value-type="string">
            <text:p>2026-W18</text:p>
          </table:table-cell>
          <table:table-cell table:style-name="ce71" table:content-validation-name="val2" office:value-type="string" calcext:value-type="string">
            <text:p>B</text:p>
          </table:table-cell>
          <table:table-cell table:style-name="ce33" table:content-validation-name="val3" office:value-type="string" calcext:value-type="string">
            <text:p>Stiff com barra</text:p>
          </table:table-cell>
          <table:table-cell table:style-name="ce20" table:number-matrix-columns-spanned="1" table:number-matrix-rows-spanned="1" table:formula="of:=IF([.D51]=&quot;&quot;;&quot;&quot;;IFERROR(INDEX([$EXERCICIOS.B:.B];MATCH(TRIM([.D51]);TRIM([$EXERCICIOS.A:.A]);0));&quot;&quot;))" office:value-type="float" office:value="3" calcext:value-type="float">
            <text:p>3</text:p>
          </table:table-cell>
          <table:table-cell table:style-name="ce20" table:number-matrix-columns-spanned="1" table:number-matrix-rows-spanned="1" table:formula="of:=IF([.D51]=&quot;&quot;;&quot;&quot;;IFERROR(INDEX([$EXERCICIOS.C:.C];MATCH(TRIM([.D51]);TRIM([$EXERCICIOS.A:.A]);0));&quot;&quot;))" office:value-type="float" office:value="8" calcext:value-type="float">
            <text:p>8</text:p>
          </table:table-cell>
          <table:table-cell table:style-name="ce25" office:value-type="float" office:value="46" calcext:value-type="float">
            <text:p>46</text:p>
          </table:table-cell>
          <table:table-cell table:style-name="ce25" office:value-type="float" office:value="9" calcext:value-type="float">
            <text:p>9</text:p>
          </table:table-cell>
          <table:table-cell table:style-name="ce20" table:formula="of:=IFERROR([.E51]*[.F51]*[.G51];0)" office:value-type="float" office:value="1104" calcext:value-type="float">
            <text:p>1104</text:p>
          </table:table-cell>
          <table:table-cell table:style-name="ce20" table:formula="of:=IF([.H51]=&quot;&quot;;&quot;&quot;;IF([.H51]&lt;=8;&quot;AUMENTAR&quot;;IF([.H51]=9;&quot;MANTER&quot;;&quot;REDUZIR&quot;)))" office:value-type="string" office:string-value="MANTER" calcext:value-type="string">
            <text:p>MANTER</text:p>
          </table:table-cell>
          <table:table-cell table:style-name="ce20" table:formula="of:=IF(ROW()=2;&quot;&quot;;IFERROR(LOOKUP(2;1/([.$D$2]:INDEX([.$D:.$D];ROW()-1)=[.D51]);[.$G$2]:INDEX([.$G:.$G];ROW()-1));&quot;&quot;))" office:value-type="float" office:value="46" calcext:value-type="float">
            <text:p>46</text:p>
          </table:table-cell>
          <table:table-cell table:style-name="ce20" table:formula="of:=IF([.J51]=&quot;AUMENTAR&quot;;[.G51]+2.5;IF([.J51]=&quot;REDUZIR&quot;;[.G51]-2.5;[.G51]))" office:value-type="float" office:value="46" calcext:value-type="float">
            <text:p>46</text:p>
          </table:table-cell>
          <table:table-cell table:style-name="ce20"/>
          <table:table-cell table:style-name="ce65" table:number-columns-repeated="16371"/>
        </table:table-row>
        <table:table-row table:style-name="ro1">
          <table:table-cell table:style-name="ce21" table:content-validation-name="val1" office:value-type="date" office:date-value="2026-05-02" calcext:value-type="date">
            <text:p>2/5/2026</text:p>
          </table:table-cell>
          <table:table-cell table:style-name="ce39" table:formula="of:=IF([.A52]=&quot;&quot;;&quot;&quot;;YEAR([.A52])&amp;&quot;-W&quot;&amp;TEXT(ISOWEEKNUM([.A52]);&quot;00&quot;))" office:value-type="string" office:string-value="2026-W18" calcext:value-type="string">
            <text:p>2026-W18</text:p>
          </table:table-cell>
          <table:table-cell table:style-name="ce71" table:content-validation-name="val2" office:value-type="string" calcext:value-type="string">
            <text:p>B</text:p>
          </table:table-cell>
          <table:table-cell table:style-name="ce33" table:content-validation-name="val3" office:value-type="string" calcext:value-type="string">
            <text:p>Desenvolvimento (barra em pe)</text:p>
          </table:table-cell>
          <table:table-cell table:style-name="ce20" table:number-matrix-columns-spanned="1" table:number-matrix-rows-spanned="1" table:formula="of:=IF([.D52]=&quot;&quot;;&quot;&quot;;IFERROR(INDEX([$EXERCICIOS.B:.B];MATCH(TRIM([.D52]);TRIM([$EXERCICIOS.A:.A]);0));&quot;&quot;))" office:value-type="float" office:value="3" calcext:value-type="float">
            <text:p>3</text:p>
          </table:table-cell>
          <table:table-cell table:style-name="ce20" table:number-matrix-columns-spanned="1" table:number-matrix-rows-spanned="1" table:formula="of:=IF([.D52]=&quot;&quot;;&quot;&quot;;IFERROR(INDEX([$EXERCICIOS.C:.C];MATCH(TRIM([.D52]);TRIM([$EXERCICIOS.A:.A]);0));&quot;&quot;))" office:value-type="float" office:value="5" calcext:value-type="float">
            <text:p>5</text:p>
          </table:table-cell>
          <table:table-cell table:style-name="ce25" office:value-type="float" office:value="30" calcext:value-type="float">
            <text:p>30</text:p>
          </table:table-cell>
          <table:table-cell table:style-name="ce25" office:value-type="float" office:value="9" calcext:value-type="float">
            <text:p>9</text:p>
          </table:table-cell>
          <table:table-cell table:style-name="ce20" table:formula="of:=IFERROR([.E52]*[.F52]*[.G52];0)" office:value-type="float" office:value="450" calcext:value-type="float">
            <text:p>450</text:p>
          </table:table-cell>
          <table:table-cell table:style-name="ce20" table:formula="of:=IF([.H52]=&quot;&quot;;&quot;&quot;;IF([.H52]&lt;=8;&quot;AUMENTAR&quot;;IF([.H52]=9;&quot;MANTER&quot;;&quot;REDUZIR&quot;)))" office:value-type="string" office:string-value="MANTER" calcext:value-type="string">
            <text:p>MANTER</text:p>
          </table:table-cell>
          <table:table-cell table:style-name="ce20" table:formula="of:=IF(ROW()=2;&quot;&quot;;IFERROR(LOOKUP(2;1/([.$D$2]:INDEX([.$D:.$D];ROW()-1)=[.D52]);[.$G$2]:INDEX([.$G:.$G];ROW()-1));&quot;&quot;))" office:value-type="float" office:value="30" calcext:value-type="float">
            <text:p>30</text:p>
          </table:table-cell>
          <table:table-cell table:style-name="ce20" table:formula="of:=IF([.J52]=&quot;AUMENTAR&quot;;[.G52]+2.5;IF([.J52]=&quot;REDUZIR&quot;;[.G52]-2.5;[.G52]))" office:value-type="float" office:value="30" calcext:value-type="float">
            <text:p>30</text:p>
          </table:table-cell>
          <table:table-cell table:style-name="ce20"/>
          <table:table-cell table:style-name="ce65" table:number-columns-repeated="16371"/>
        </table:table-row>
        <table:table-row table:style-name="ro1">
          <table:table-cell table:style-name="ce21" table:content-validation-name="val1" office:value-type="date" office:date-value="2026-05-02" calcext:value-type="date">
            <text:p>2/5/2026</text:p>
          </table:table-cell>
          <table:table-cell table:style-name="ce39" table:formula="of:=IF([.A53]=&quot;&quot;;&quot;&quot;;YEAR([.A53])&amp;&quot;-W&quot;&amp;TEXT(ISOWEEKNUM([.A53]);&quot;00&quot;))" office:value-type="string" office:string-value="2026-W18" calcext:value-type="string">
            <text:p>2026-W18</text:p>
          </table:table-cell>
          <table:table-cell table:style-name="ce71" table:content-validation-name="val2" office:value-type="string" calcext:value-type="string">
            <text:p>B</text:p>
          </table:table-cell>
          <table:table-cell table:style-name="ce33" table:content-validation-name="val3" office:value-type="string" calcext:value-type="string">
            <text:p>Remada curvada (barra)</text:p>
          </table:table-cell>
          <table:table-cell table:style-name="ce20" table:number-matrix-columns-spanned="1" table:number-matrix-rows-spanned="1" table:formula="of:=IF([.D53]=&quot;&quot;;&quot;&quot;;IFERROR(INDEX([$EXERCICIOS.B:.B];MATCH(TRIM([.D53]);TRIM([$EXERCICIOS.A:.A]);0));&quot;&quot;))" office:value-type="float" office:value="3" calcext:value-type="float">
            <text:p>3</text:p>
          </table:table-cell>
          <table:table-cell table:style-name="ce20" table:number-matrix-columns-spanned="1" table:number-matrix-rows-spanned="1" table:formula="of:=IF([.D53]=&quot;&quot;;&quot;&quot;;IFERROR(INDEX([$EXERCICIOS.C:.C];MATCH(TRIM([.D53]);TRIM([$EXERCICIOS.A:.A]);0));&quot;&quot;))" office:value-type="float" office:value="8" calcext:value-type="float">
            <text:p>8</text:p>
          </table:table-cell>
          <table:table-cell table:style-name="ce25" office:value-type="float" office:value="40" calcext:value-type="float">
            <text:p>40</text:p>
          </table:table-cell>
          <table:table-cell table:style-name="ce25" office:value-type="float" office:value="9" calcext:value-type="float">
            <text:p>9</text:p>
          </table:table-cell>
          <table:table-cell table:style-name="ce20" table:formula="of:=IFERROR([.E53]*[.F53]*[.G53];0)" office:value-type="float" office:value="960" calcext:value-type="float">
            <text:p>960</text:p>
          </table:table-cell>
          <table:table-cell table:style-name="ce20" table:formula="of:=IF([.H53]=&quot;&quot;;&quot;&quot;;IF([.H53]&lt;=8;&quot;AUMENTAR&quot;;IF([.H53]=9;&quot;MANTER&quot;;&quot;REDUZIR&quot;)))" office:value-type="string" office:string-value="MANTER" calcext:value-type="string">
            <text:p>MANTER</text:p>
          </table:table-cell>
          <table:table-cell table:style-name="ce20" table:formula="of:=IF(ROW()=2;&quot;&quot;;IFERROR(LOOKUP(2;1/([.$D$2]:INDEX([.$D:.$D];ROW()-1)=[.D53]);[.$G$2]:INDEX([.$G:.$G];ROW()-1));&quot;&quot;))" office:value-type="float" office:value="40" calcext:value-type="float">
            <text:p>40</text:p>
          </table:table-cell>
          <table:table-cell table:style-name="ce20" table:formula="of:=IF([.J53]=&quot;AUMENTAR&quot;;[.G53]+2.5;IF([.J53]=&quot;REDUZIR&quot;;[.G53]-2.5;[.G53]))" office:value-type="float" office:value="40" calcext:value-type="float">
            <text:p>40</text:p>
          </table:table-cell>
          <table:table-cell table:style-name="ce20"/>
          <table:table-cell table:style-name="ce65" table:number-columns-repeated="16371"/>
        </table:table-row>
        <table:table-row table:style-name="ro1">
          <table:table-cell table:style-name="ce21" table:content-validation-name="val1" office:value-type="date" office:date-value="2026-05-02" calcext:value-type="date">
            <text:p>2/5/2026</text:p>
          </table:table-cell>
          <table:table-cell table:style-name="ce39" table:formula="of:=IF([.A54]=&quot;&quot;;&quot;&quot;;YEAR([.A54])&amp;&quot;-W&quot;&amp;TEXT(ISOWEEKNUM([.A54]);&quot;00&quot;))" office:value-type="string" office:string-value="2026-W18" calcext:value-type="string">
            <text:p>2026-W18</text:p>
          </table:table-cell>
          <table:table-cell table:style-name="ce71" table:content-validation-name="val2" office:value-type="string" calcext:value-type="string">
            <text:p>B</text:p>
          </table:table-cell>
          <table:table-cell table:style-name="ce33" table:content-validation-name="val3" office:value-type="string" calcext:value-type="string">
            <text:p>Crucifixo invertido</text:p>
          </table:table-cell>
          <table:table-cell table:style-name="ce20" table:number-matrix-columns-spanned="1" table:number-matrix-rows-spanned="1" table:formula="of:=IF([.D54]=&quot;&quot;;&quot;&quot;;IFERROR(INDEX([$EXERCICIOS.B:.B];MATCH(TRIM([.D54]);TRIM([$EXERCICIOS.A:.A]);0));&quot;&quot;))" office:value-type="float" office:value="4" calcext:value-type="float">
            <text:p>4</text:p>
          </table:table-cell>
          <table:table-cell table:style-name="ce20" table:number-matrix-columns-spanned="1" table:number-matrix-rows-spanned="1" table:formula="of:=IF([.D54]=&quot;&quot;;&quot;&quot;;IFERROR(INDEX([$EXERCICIOS.C:.C];MATCH(TRIM([.D54]);TRIM([$EXERCICIOS.A:.A]);0));&quot;&quot;))" office:value-type="float" office:value="8" calcext:value-type="float">
            <text:p>8</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20" table:formula="of:=IFERROR([.E54]*[.F54]*[.G54];0)" office:value-type="float" office:value="384" calcext:value-type="float">
            <text:p>384</text:p>
          </table:table-cell>
          <table:table-cell table:style-name="ce20" table:formula="of:=IF([.H54]=&quot;&quot;;&quot;&quot;;IF([.H54]&lt;=8;&quot;AUMENTAR&quot;;IF([.H54]=9;&quot;MANTER&quot;;&quot;REDUZIR&quot;)))" office:value-type="string" office:string-value="MANTER" calcext:value-type="string">
            <text:p>MANTER</text:p>
          </table:table-cell>
          <table:table-cell table:style-name="ce20" table:formula="of:=IF(ROW()=2;&quot;&quot;;IFERROR(LOOKUP(2;1/([.$D$2]:INDEX([.$D:.$D];ROW()-1)=[.D54]);[.$G$2]:INDEX([.$G:.$G];ROW()-1));&quot;&quot;))" office:value-type="float" office:value="12" calcext:value-type="float">
            <text:p>12</text:p>
          </table:table-cell>
          <table:table-cell table:style-name="ce20" table:formula="of:=IF([.J54]=&quot;AUMENTAR&quot;;[.G54]+2.5;IF([.J54]=&quot;REDUZIR&quot;;[.G54]-2.5;[.G54]))" office:value-type="float" office:value="12" calcext:value-type="float">
            <text:p>12</text:p>
          </table:table-cell>
          <table:table-cell table:style-name="ce20"/>
          <table:table-cell table:style-name="ce65" table:number-columns-repeated="16371"/>
        </table:table-row>
        <table:table-row table:style-name="ro1">
          <table:table-cell table:style-name="ce21" table:content-validation-name="val1" office:value-type="date" office:date-value="2026-05-02" calcext:value-type="date">
            <text:p>2/5/2026</text:p>
          </table:table-cell>
          <table:table-cell table:style-name="ce39" table:formula="of:=IF([.A55]=&quot;&quot;;&quot;&quot;;YEAR([.A55])&amp;&quot;-W&quot;&amp;TEXT(ISOWEEKNUM([.A55]);&quot;00&quot;))" office:value-type="string" office:string-value="2026-W18" calcext:value-type="string">
            <text:p>2026-W18</text:p>
          </table:table-cell>
          <table:table-cell table:style-name="ce71" table:content-validation-name="val2" office:value-type="string" calcext:value-type="string">
            <text:p>B</text:p>
          </table:table-cell>
          <table:table-cell table:style-name="ce33" table:content-validation-name="val3" office:value-type="string" calcext:value-type="string">
            <text:p>Supino reto (barra)</text:p>
          </table:table-cell>
          <table:table-cell table:style-name="ce20" table:number-matrix-columns-spanned="1" table:number-matrix-rows-spanned="1" table:formula="of:=IF([.D55]=&quot;&quot;;&quot;&quot;;IFERROR(INDEX([$EXERCICIOS.B:.B];MATCH(TRIM([.D55]);TRIM([$EXERCICIOS.A:.A]);0));&quot;&quot;))" office:value-type="float" office:value="3" calcext:value-type="float">
            <text:p>3</text:p>
          </table:table-cell>
          <table:table-cell table:style-name="ce20" table:number-matrix-columns-spanned="1" table:number-matrix-rows-spanned="1" table:formula="of:=IF([.D55]=&quot;&quot;;&quot;&quot;;IFERROR(INDEX([$EXERCICIOS.C:.C];MATCH(TRIM([.D55]);TRIM([$EXERCICIOS.A:.A]);0));&quot;&quot;))" office:value-type="float" office:value="5" calcext:value-type="float">
            <text:p>5</text:p>
          </table:table-cell>
          <table:table-cell table:style-name="ce25" office:value-type="float" office:value="36" calcext:value-type="float">
            <text:p>36</text:p>
          </table:table-cell>
          <table:table-cell table:style-name="ce25" office:value-type="float" office:value="9" calcext:value-type="float">
            <text:p>9</text:p>
          </table:table-cell>
          <table:table-cell table:style-name="ce20" table:formula="of:=IFERROR([.E55]*[.F55]*[.G55];0)" office:value-type="float" office:value="540" calcext:value-type="float">
            <text:p>540</text:p>
          </table:table-cell>
          <table:table-cell table:style-name="ce20" table:formula="of:=IF([.H55]=&quot;&quot;;&quot;&quot;;IF([.H55]&lt;=8;&quot;AUMENTAR&quot;;IF([.H55]=9;&quot;MANTER&quot;;&quot;REDUZIR&quot;)))" office:value-type="string" office:string-value="MANTER" calcext:value-type="string">
            <text:p>MANTER</text:p>
          </table:table-cell>
          <table:table-cell table:style-name="ce20" table:formula="of:=IF(ROW()=2;&quot;&quot;;IFERROR(LOOKUP(2;1/([.$D$2]:INDEX([.$D:.$D];ROW()-1)=[.D55]);[.$G$2]:INDEX([.$G:.$G];ROW()-1));&quot;&quot;))" office:value-type="float" office:value="36" calcext:value-type="float">
            <text:p>36</text:p>
          </table:table-cell>
          <table:table-cell table:style-name="ce20" table:formula="of:=IF([.J55]=&quot;AUMENTAR&quot;;[.G55]+2.5;IF([.J55]=&quot;REDUZIR&quot;;[.G55]-2.5;[.G55]))" office:value-type="float" office:value="36" calcext:value-type="float">
            <text:p>36</text:p>
          </table:table-cell>
          <table:table-cell table:style-name="ce20"/>
          <table:table-cell table:style-name="ce65" table:number-columns-repeated="16371"/>
        </table:table-row>
        <table:table-row table:style-name="ro1">
          <table:table-cell table:style-name="ce21" table:content-validation-name="val1" office:value-type="date" office:date-value="2026-05-02" calcext:value-type="date">
            <text:p>2/5/2026</text:p>
          </table:table-cell>
          <table:table-cell table:style-name="ce39" table:formula="of:=IF([.A56]=&quot;&quot;;&quot;&quot;;YEAR([.A56])&amp;&quot;-W&quot;&amp;TEXT(ISOWEEKNUM([.A56]);&quot;00&quot;))" office:value-type="string" office:string-value="2026-W18" calcext:value-type="string">
            <text:p>2026-W18</text:p>
          </table:table-cell>
          <table:table-cell table:style-name="ce71" table:content-validation-name="val2" office:value-type="string" calcext:value-type="string">
            <text:p>B</text:p>
          </table:table-cell>
          <table:table-cell table:style-name="ce33" table:content-validation-name="val3" office:value-type="string" calcext:value-type="string">
            <text:p>Elevacao lateral (halter, leve -10%)</text:p>
          </table:table-cell>
          <table:table-cell table:style-name="ce20" table:number-matrix-columns-spanned="1" table:number-matrix-rows-spanned="1" table:formula="of:=IF([.D56]=&quot;&quot;;&quot;&quot;;IFERROR(INDEX([$EXERCICIOS.B:.B];MATCH(TRIM([.D56]);TRIM([$EXERCICIOS.A:.A]);0));&quot;&quot;))" office:value-type="float" office:value="4" calcext:value-type="float">
            <text:p>4</text:p>
          </table:table-cell>
          <table:table-cell table:style-name="ce20" table:number-matrix-columns-spanned="1" table:number-matrix-rows-spanned="1" table:formula="of:=IF([.D56]=&quot;&quot;;&quot;&quot;;IFERROR(INDEX([$EXERCICIOS.C:.C];MATCH(TRIM([.D56]);TRIM([$EXERCICIOS.A:.A]);0));&quot;&quot;))" office:value-type="float" office:value="8" calcext:value-type="float">
            <text:p>8</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20" table:formula="of:=IFERROR([.E56]*[.F56]*[.G56];0)" office:value-type="float" office:value="384" calcext:value-type="float">
            <text:p>384</text:p>
          </table:table-cell>
          <table:table-cell table:style-name="ce20" table:formula="of:=IF([.H56]=&quot;&quot;;&quot;&quot;;IF([.H56]&lt;=8;&quot;AUMENTAR&quot;;IF([.H56]=9;&quot;MANTER&quot;;&quot;REDUZIR&quot;)))" office:value-type="string" office:string-value="MANTER" calcext:value-type="string">
            <text:p>MANTER</text:p>
          </table:table-cell>
          <table:table-cell table:style-name="ce20" table:formula="of:=IF(ROW()=2;&quot;&quot;;IFERROR(LOOKUP(2;1/([.$D$2]:INDEX([.$D:.$D];ROW()-1)=[.D56]);[.$G$2]:INDEX([.$G:.$G];ROW()-1));&quot;&quot;))" office:value-type="float" office:value="12" calcext:value-type="float">
            <text:p>12</text:p>
          </table:table-cell>
          <table:table-cell table:style-name="ce20" table:formula="of:=IF([.J56]=&quot;AUMENTAR&quot;;[.G56]+2.5;IF([.J56]=&quot;REDUZIR&quot;;[.G56]-2.5;[.G56]))" office:value-type="float" office:value="12" calcext:value-type="float">
            <text:p>12</text:p>
          </table:table-cell>
          <table:table-cell table:style-name="ce20"/>
          <table:table-cell table:style-name="ce65" table:number-columns-repeated="16371"/>
        </table:table-row>
        <table:table-row table:style-name="ro1" table:number-rows-repeated="3">
          <table:table-cell table:style-name="Default" table:number-columns-repeated="13"/>
          <table:table-cell table:style-name="ce65" table:number-columns-repeated="16371"/>
        </table:table-row>
        <table:table-row table:style-name="ro2" table:number-rows-repeated="32">
          <table:table-cell table:style-name="ce31"/>
          <table:table-cell table:style-name="ce40"/>
          <table:table-cell/>
          <table:table-cell table:style-name="ce40" table:number-columns-repeated="10"/>
          <table:table-cell table:style-name="ce65" table:number-columns-repeated="16371"/>
        </table:table-row>
        <table:table-row table:style-name="ro2" table:number-rows-repeated="1048484">
          <table:table-cell table:number-columns-repeated="13"/>
          <table:table-cell table:style-name="ce65" table:number-columns-repeated="16371"/>
        </table:table-row>
        <table:table-row table:style-name="ro2">
          <table:table-cell table:number-columns-repeated="13"/>
          <table:table-cell table:style-name="ce65" table:number-columns-repeated="16371"/>
        </table:table-row>
        <calcext:conditional-formats>
          <calcext:conditional-format calcext:target-range-address="TREINOS.D2:TREINOS.M56">
            <calcext:condition calcext:apply-style-name="ConditionalStyle_2" calcext:value="formula-is([.$J2]=&quot;AUMENTAR&quot;)" calcext:base-cell-address="TREINOS.D2"/>
            <calcext:condition calcext:apply-style-name="ConditionalStyle_3" calcext:value="formula-is([.$J2]=&quot;REDUZIR&quot;)" calcext:base-cell-address="TREINOS.D2"/>
            <calcext:condition calcext:apply-style-name="ConditionalStyle_4" calcext:value="formula-is([.$J2]=&quot;MANTER&quot;)" calcext:base-cell-address="TREINOS.D2"/>
          </calcext:conditional-format>
          <calcext:conditional-format calcext:target-range-address="TREINOS.A2:TREINOS.B56">
            <calcext:condition calcext:apply-style-name="ConditionalStyle_1" calcext:value="formula-is([.$A2]&lt;&lt;$a0)" calcext:base-cell-address="TREINOS.A2"/>
          </calcext:conditional-format>
        </calcext:conditional-formats>
      </table:table>
      <table:table table:name="EXERCICIOS" table:style-name="ta3">
        <office:forms form:automatic-focus="false" form:apply-design-mode="false"/>
        <table:table-column table:style-name="co19" table:default-cell-style-name="ce65"/>
        <table:table-column table:style-name="co30" table:default-cell-style-name="ce65"/>
        <table:table-column table:style-name="co44" table:default-cell-style-name="ce65"/>
        <table:table-column table:style-name="co29" table:number-columns-repeated="16381" table:default-cell-style-name="ce65"/>
        <table:table-row table:style-name="ro1">
          <table:table-cell table:style-name="ce59" office:value-type="string" calcext:value-type="string">
            <text:p>Agachamento (barra)</text:p>
          </table:table-cell>
          <table:table-cell table:style-name="ce59" office:value-type="float" office:value="3" calcext:value-type="float">
            <text:p>3</text:p>
          </table:table-cell>
          <table:table-cell table:style-name="ce59" office:value-type="float" office:value="5" calcext:value-type="float">
            <text:p>5</text:p>
          </table:table-cell>
          <table:table-cell table:number-columns-repeated="16381"/>
        </table:table-row>
        <table:table-row table:style-name="ro1">
          <table:table-cell table:style-name="ce59" office:value-type="string" calcext:value-type="string">
            <text:p>Supino reto (barra)</text:p>
          </table:table-cell>
          <table:table-cell table:style-name="ce59" office:value-type="float" office:value="3" calcext:value-type="float">
            <text:p>3</text:p>
          </table:table-cell>
          <table:table-cell table:style-name="ce59" office:value-type="float" office:value="5" calcext:value-type="float">
            <text:p>5</text:p>
          </table:table-cell>
          <table:table-cell table:number-columns-repeated="16381"/>
        </table:table-row>
        <table:table-row table:style-name="ro1">
          <table:table-cell table:style-name="ce59" office:value-type="string" calcext:value-type="string">
            <text:p>Remada curvada (barra)</text:p>
          </table:table-cell>
          <table:table-cell table:style-name="ce59" office:value-type="float" office:value="3" calcext:value-type="float">
            <text:p>3</text:p>
          </table:table-cell>
          <table:table-cell table:style-name="ce59" office:value-type="float" office:value="8" calcext:value-type="float">
            <text:p>8</text:p>
          </table:table-cell>
          <table:table-cell table:number-columns-repeated="16381"/>
        </table:table-row>
        <table:table-row table:style-name="ro1">
          <table:table-cell table:style-name="ce59" office:value-type="string" calcext:value-type="string">
            <text:p>Desenvolvimento (barra em pe)</text:p>
          </table:table-cell>
          <table:table-cell table:style-name="ce59" office:value-type="float" office:value="3" calcext:value-type="float">
            <text:p>3</text:p>
          </table:table-cell>
          <table:table-cell table:style-name="ce59" office:value-type="float" office:value="5" calcext:value-type="float">
            <text:p>5</text:p>
          </table:table-cell>
          <table:table-cell table:number-columns-repeated="16381"/>
        </table:table-row>
        <table:table-row table:style-name="ro1">
          <table:table-cell table:style-name="ce59" office:value-type="string" calcext:value-type="string">
            <text:p>Stiff com barra</text:p>
          </table:table-cell>
          <table:table-cell table:style-name="ce59" office:value-type="float" office:value="3" calcext:value-type="float">
            <text:p>3</text:p>
          </table:table-cell>
          <table:table-cell table:style-name="ce59" office:value-type="float" office:value="8" calcext:value-type="float">
            <text:p>8</text:p>
          </table:table-cell>
          <table:table-cell table:number-columns-repeated="16381"/>
        </table:table-row>
        <table:table-row table:style-name="ro1">
          <table:table-cell table:style-name="ce59" office:value-type="string" calcext:value-type="string">
            <text:p>Elevacao lateral</text:p>
          </table:table-cell>
          <table:table-cell table:style-name="ce59" office:value-type="float" office:value="3" calcext:value-type="float">
            <text:p>3</text:p>
          </table:table-cell>
          <table:table-cell table:style-name="ce59" office:value-type="float" office:value="10" calcext:value-type="float">
            <text:p>10</text:p>
          </table:table-cell>
          <table:table-cell table:number-columns-repeated="16381"/>
        </table:table-row>
        <table:table-row table:style-name="ro1">
          <table:table-cell table:style-name="ce59" office:value-type="string" calcext:value-type="string">
            <text:p>Crucifixo invertido</text:p>
          </table:table-cell>
          <table:table-cell table:style-name="ce59" office:value-type="float" office:value="3" calcext:value-type="float">
            <text:p>3</text:p>
          </table:table-cell>
          <table:table-cell table:style-name="ce59" office:value-type="float" office:value="10" calcext:value-type="float">
            <text:p>10</text:p>
          </table:table-cell>
          <table:table-cell table:number-columns-repeated="16381"/>
        </table:table-row>
        <table:table-row table:style-name="ro1">
          <table:table-cell table:style-name="ce59" office:value-type="string" calcext:value-type="string">
            <text:p>Rosca direta</text:p>
          </table:table-cell>
          <table:table-cell table:style-name="ce59" office:value-type="float" office:value="3" calcext:value-type="float">
            <text:p>3</text:p>
          </table:table-cell>
          <table:table-cell table:style-name="ce59" office:value-type="float" office:value="8" calcext:value-type="float">
            <text:p>8</text:p>
          </table:table-cell>
          <table:table-cell table:number-columns-repeated="16381"/>
        </table:table-row>
        <table:table-row table:style-name="ro1">
          <table:table-cell table:style-name="ce59" office:value-type="string" calcext:value-type="string">
            <text:p>Triceps testa</text:p>
          </table:table-cell>
          <table:table-cell table:style-name="ce59" office:value-type="float" office:value="3" calcext:value-type="float">
            <text:p>3</text:p>
          </table:table-cell>
          <table:table-cell table:style-name="ce59" office:value-type="float" office:value="8" calcext:value-type="float">
            <text:p>8</text:p>
          </table:table-cell>
          <table:table-cell table:number-columns-repeated="16381"/>
        </table:table-row>
        <table:table-row table:style-name="ro1">
          <table:table-cell table:style-name="ce59" office:value-type="string" calcext:value-type="string">
            <text:p>Wrist curl (barra)</text:p>
          </table:table-cell>
          <table:table-cell table:style-name="ce59" office:value-type="float" office:value="2" calcext:value-type="float">
            <text:p>2</text:p>
          </table:table-cell>
          <table:table-cell table:style-name="ce59" office:value-type="float" office:value="15" calcext:value-type="float">
            <text:p>15</text:p>
          </table:table-cell>
          <table:table-cell table:number-columns-repeated="16381"/>
        </table:table-row>
        <table:table-row table:style-name="ro1">
          <table:table-cell table:style-name="ce59" office:value-type="string" calcext:value-type="string">
            <text:p>Reverse wrist curl (barra)</text:p>
          </table:table-cell>
          <table:table-cell table:style-name="ce59" office:value-type="float" office:value="2" calcext:value-type="float">
            <text:p>2</text:p>
          </table:table-cell>
          <table:table-cell table:style-name="ce59" office:value-type="float" office:value="15" calcext:value-type="float">
            <text:p>15</text:p>
          </table:table-cell>
          <table:table-cell table:number-columns-repeated="16381"/>
        </table:table-row>
        <table:table-row table:style-name="ro1">
          <table:table-cell table:style-name="ce59" office:value-type="string" calcext:value-type="string">
            <text:p>Plate pinch (subir e descer controlado)</text:p>
          </table:table-cell>
          <table:table-cell table:style-name="ce59" office:value-type="float" office:value="2" calcext:value-type="float">
            <text:p>2</text:p>
          </table:table-cell>
          <table:table-cell table:style-name="ce59" office:value-type="float" office:value="10" calcext:value-type="float">
            <text:p>10</text:p>
          </table:table-cell>
          <table:table-cell table:number-columns-repeated="16381"/>
        </table:table-row>
      </table:table>
      <table:table table:name="DIETA" table:style-name="ta5">
        <table:table-column table:style-name="co45" table:default-cell-style-name="ce65"/>
        <table:table-column table:style-name="co46" table:default-cell-style-name="ce65"/>
        <table:table-column table:style-name="co47" table:default-cell-style-name="ce65"/>
        <table:table-column table:style-name="co48" table:default-cell-style-name="ce65"/>
        <table:table-column table:style-name="co26" table:default-cell-style-name="ce65"/>
        <table:table-column table:style-name="co49" table:default-cell-style-name="ce65"/>
        <table:table-column table:style-name="co50" table:default-cell-style-name="ce65"/>
        <table:table-column table:style-name="co49" table:default-cell-style-name="ce65"/>
        <table:table-column table:style-name="co51" table:default-cell-style-name="ce65"/>
        <table:table-column table:style-name="co52" table:default-cell-style-name="ce65"/>
        <table:table-column table:style-name="co51" table:default-cell-style-name="ce65"/>
        <table:table-column table:style-name="co53" table:default-cell-style-name="ce65"/>
        <table:table-column table:style-name="co54" table:default-cell-style-name="ce65"/>
        <table:table-column table:style-name="co55" table:default-cell-style-name="ce65"/>
        <table:table-column table:style-name="co56" table:default-cell-style-name="ce65"/>
        <table:table-column table:style-name="co29" table:number-columns-repeated="16369"/>
        <table:table-row table:style-name="ro1">
          <table:table-cell table:style-name="ce81" table:number-columns-spanned="2" table:number-rows-spanned="5"/>
          <table:covered-table-cell/>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table-cell table:number-columns-repeated="13"/>
          <table:table-cell table:style-name="ce65" table:number-columns-repeated="16369"/>
        </table:table-row>
        <table:table-row table:style-name="ro1">
          <table:covered-table-cell table:number-columns-repeated="2"/>
          <table:table-cell/>
          <table:table-cell table:style-name="ce51" office:value-type="string" calcext:value-type="string">
            <text:p>Densidade_calórica</text:p>
          </table:table-cell>
          <table:table-cell table:style-name="ce51" office:value-type="string" calcext:value-type="string">
            <text:p>Peso_total_g</text:p>
          </table:table-cell>
          <table:table-cell table:style-name="ce51" office:value-type="string" calcext:value-type="string">
            <text:p>Proteina_total</text:p>
          </table:table-cell>
          <table:table-cell table:style-name="ce51" office:value-type="string" calcext:value-type="string">
            <text:p>Carbo_total</text:p>
          </table:table-cell>
          <table:table-cell table:style-name="ce51" office:value-type="string" calcext:value-type="string">
            <text:p>Gordura_total</text:p>
          </table:table-cell>
          <table:table-cell table:style-name="ce51" office:value-type="string" calcext:value-type="string">
            <text:p>Calorias_total</text:p>
          </table:table-cell>
          <table:table-cell table:style-name="ce51" office:value-type="string" calcext:value-type="string">
            <text:p>Fibra_total</text:p>
          </table:table-cell>
          <table:table-cell table:style-name="ce51" office:value-type="string" calcext:value-type="string">
            <text:p>Omega3_total</text:p>
          </table:table-cell>
          <table:table-cell table:style-name="ce51" office:value-type="string" calcext:value-type="string">
            <text:p>Potassio_total</text:p>
          </table:table-cell>
          <table:table-cell table:style-name="ce51" office:value-type="string" calcext:value-type="string">
            <text:p>Magnesio_total</text:p>
          </table:table-cell>
          <table:table-cell table:style-name="ce51" office:value-type="string" calcext:value-type="string">
            <text:p>Zinco_total</text:p>
          </table:table-cell>
          <table:table-cell table:style-name="ce51" office:value-type="string" calcext:value-type="string">
            <text:p>VitaminaD_total</text:p>
          </table:table-cell>
          <table:table-cell table:style-name="ce65" table:number-columns-repeated="16369"/>
        </table:table-row>
        <table:table-row table:style-name="ro1">
          <table:covered-table-cell table:number-columns-repeated="2"/>
          <table:table-cell/>
          <table:table-cell table:style-name="ce87" table:formula="of:=IFERROR([.I5]/[.E5];0)" office:value-type="float" office:value="1.06648650066906" calcext:value-type="float">
            <text:p>1,07</text:p>
          </table:table-cell>
          <table:table-cell table:style-name="ce92" table:formula="of:=IFERROR(SUMPRODUCT([.C8:.C27];IF([.D8:.D27]=&quot;g&quot;;1;[.E8:.E27]));0)" office:value-type="float" office:value="1905.65" calcext:value-type="float">
            <text:p>1.905,65</text:p>
          </table:table-cell>
          <table:table-cell table:style-name="ce95" table:formula="of:=IFERROR(SUM([.F8:.F27]);0)" office:value-type="float" office:value="215.64" calcext:value-type="float">
            <text:p>215,64</text:p>
          </table:table-cell>
          <table:table-cell table:style-name="ce98" table:formula="of:=IFERROR(SUM([.G8:.G27]);0)" office:value-type="float" office:value="152.9" calcext:value-type="float">
            <text:p>152,9</text:p>
          </table:table-cell>
          <table:table-cell table:style-name="ce99" table:formula="of:=IFERROR(SUM([.H8:.H27]);0)" office:value-type="float" office:value="64.95" calcext:value-type="float">
            <text:p>64,95</text:p>
          </table:table-cell>
          <table:table-cell table:style-name="ce100" table:formula="of:=IFERROR(SUM([.I8:.I27]);0)" office:value-type="float" office:value="2032.35" calcext:value-type="float">
            <text:p>2032,35</text:p>
          </table:table-cell>
          <table:table-cell table:style-name="ce102" table:formula="of:=IFERROR(SUM([.J8:.J27]);0)" office:value-type="float" office:value="27.29" calcext:value-type="float">
            <text:p>27,29</text:p>
          </table:table-cell>
          <table:table-cell table:style-name="ce103" table:formula="of:=IFERROR(SUM([.K8:.K27]);0)" office:value-type="float" office:value="2.0925" calcext:value-type="float">
            <text:p>2,0925</text:p>
          </table:table-cell>
          <table:table-cell table:style-name="ce104" table:formula="of:=IFERROR(SUM([.L8:.L27]);0)" office:value-type="float" office:value="3647.35" calcext:value-type="float">
            <text:p>3647</text:p>
          </table:table-cell>
          <table:table-cell table:style-name="ce105" table:formula="of:=IFERROR(SUM([.M8:.M27]);0)" office:value-type="float" office:value="435.55" calcext:value-type="float">
            <text:p>436</text:p>
          </table:table-cell>
          <table:table-cell table:style-name="ce106" table:formula="of:=IFERROR(SUM([.N8:.N27]);0)" office:value-type="float" office:value="13.72" calcext:value-type="float">
            <text:p>13,7</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51" office:value-type="string" calcext:value-type="string">
            <text:p>Refeição</text:p>
          </table:table-cell>
          <table:table-cell table:style-name="ce51" office:value-type="string" calcext:value-type="string">
            <text:p>Alimento</text:p>
          </table:table-cell>
          <table:table-cell table:style-name="ce51" office:value-type="string" calcext:value-type="string">
            <text:p>Quantidade</text:p>
          </table:table-cell>
          <table:table-cell table:style-name="ce51" office:value-type="string" calcext:value-type="string">
            <text:p>Unidade_base</text:p>
          </table:table-cell>
          <table:table-cell table:style-name="ce51" office:value-type="string" calcext:value-type="string">
            <text:p>Peso_unit_g</text:p>
          </table:table-cell>
          <table:table-cell table:style-name="ce51" office:value-type="string" calcext:value-type="string">
            <text:p>Proteína_g</text:p>
          </table:table-cell>
          <table:table-cell table:style-name="ce51" office:value-type="string" calcext:value-type="string">
            <text:p>Carbo_g</text:p>
          </table:table-cell>
          <table:table-cell table:style-name="ce51" office:value-type="string" calcext:value-type="string">
            <text:p>Gordura_g</text:p>
          </table:table-cell>
          <table:table-cell table:style-name="ce51" office:value-type="string" calcext:value-type="string">
            <text:p>Calorias</text:p>
          </table:table-cell>
          <table:table-cell table:style-name="ce51" office:value-type="string" calcext:value-type="string">
            <text:p>Fibra_g</text:p>
          </table:table-cell>
          <table:table-cell table:style-name="ce51" office:value-type="string" calcext:value-type="string">
            <text:p>Omega3_g</text:p>
          </table:table-cell>
          <table:table-cell table:style-name="ce51" office:value-type="string" calcext:value-type="string">
            <text:p>Potassio_mg</text:p>
          </table:table-cell>
          <table:table-cell table:style-name="ce51" office:value-type="string" calcext:value-type="string">
            <text:p>Magnesio_mg</text:p>
          </table:table-cell>
          <table:table-cell table:style-name="ce51" office:value-type="string" calcext:value-type="string">
            <text:p>Zinco_mg</text:p>
          </table:table-cell>
          <table:table-cell table:style-name="ce51" office:value-type="string" calcext:value-type="string">
            <text:p>VitaminaD_UI</text:p>
          </table:table-cell>
          <table:table-cell table:style-name="ce65" table:number-columns-repeated="16369"/>
        </table:table-row>
        <table:table-row table:style-name="ro1">
          <table:table-cell table:style-name="ce53" table:content-validation-name="val4" office:value-type="string" calcext:value-type="string">
            <text:p>Café</text:p>
          </table:table-cell>
          <table:table-cell table:style-name="ce53" table:content-validation-name="val5"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53" table:content-validation-name="val4" office:value-type="string" calcext:value-type="string">
            <text:p>Café</text:p>
          </table:table-cell>
          <table:table-cell table:style-name="ce53" table:content-validation-name="val5"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53" table:content-validation-name="val4" office:value-type="string" calcext:value-type="string">
            <text:p>Café</text:p>
          </table:table-cell>
          <table:table-cell table:style-name="ce53" table:content-validation-name="val5"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Lanche</text:p>
          </table:table-cell>
          <table:table-cell table:style-name="ce53" table:content-validation-name="val5"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Lanche</text:p>
          </table:table-cell>
          <table:table-cell table:style-name="ce53" table:content-validation-name="val5" office:value-type="string" calcext:value-type="string">
            <text:p>Banana</text:p>
          </table:table-cell>
          <table:table-cell table:style-name="ce83" office:value-type="float" office:value="1" calcext:value-type="float">
            <text:p>1</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1.3" calcext:value-type="float">
            <text:p>1,3</text:p>
          </table:table-cell>
          <table:table-cell table:style-name="ce88" office:value-type="float" office:value="27" calcext:value-type="float">
            <text:p>27</text:p>
          </table:table-cell>
          <table:table-cell table:style-name="ce88" office:value-type="float" office:value="0.3" calcext:value-type="float">
            <text:p>0,3</text:p>
          </table:table-cell>
          <table:table-cell table:style-name="ce88" office:value-type="float" office:value="105" calcext:value-type="float">
            <text:p>105</text:p>
          </table:table-cell>
          <table:table-cell table:style-name="ce88" office:value-type="float" office:value="3.1" calcext:value-type="float">
            <text:p>3,1</text:p>
          </table:table-cell>
          <table:table-cell table:style-name="ce88" office:value-type="float" office:value="0.03" calcext:value-type="float">
            <text:p>0,03</text:p>
          </table:table-cell>
          <table:table-cell table:style-name="ce88" office:value-type="float" office:value="358" calcext:value-type="float">
            <text:p>358</text:p>
          </table:table-cell>
          <table:table-cell table:style-name="ce88" office:value-type="float" office:value="27" calcext:value-type="float">
            <text:p>27</text:p>
          </table:table-cell>
          <table:table-cell table:style-name="ce88" office:value-type="float" office:value="0.15" calcext:value-type="float">
            <text:p>0,1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Lanche</text:p>
          </table:table-cell>
          <table:table-cell table:style-name="ce53" table:content-validation-name="val5"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Lanche</text:p>
          </table:table-cell>
          <table:table-cell table:style-name="ce53" table:content-validation-name="val5"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Almoço</text:p>
          </table:table-cell>
          <table:table-cell table:style-name="ce53" table:content-validation-name="val5"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Almoço</text:p>
          </table:table-cell>
          <table:table-cell table:style-name="ce53" table:content-validation-name="val5"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Almoço</text:p>
          </table:table-cell>
          <table:table-cell table:style-name="ce53" table:content-validation-name="val5"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Almoço</text:p>
          </table:table-cell>
          <table:table-cell table:style-name="ce53" table:content-validation-name="val5"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Almoço</text:p>
          </table:table-cell>
          <table:table-cell table:style-name="ce53" table:content-validation-name="val5"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Almoço</text:p>
          </table:table-cell>
          <table:table-cell table:style-name="ce53" table:content-validation-name="val5"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Janta</text:p>
          </table:table-cell>
          <table:table-cell table:style-name="ce53" table:content-validation-name="val5"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Janta</text:p>
          </table:table-cell>
          <table:table-cell table:style-name="ce53" table:content-validation-name="val5"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Janta</text:p>
          </table:table-cell>
          <table:table-cell table:style-name="ce53" table:content-validation-name="val5"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Janta</text:p>
          </table:table-cell>
          <table:table-cell table:style-name="ce53" table:content-validation-name="val5" office:value-type="string" calcext:value-type="string">
            <text:p>Cenoura</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0.45" calcext:value-type="float">
            <text:p>0,45</text:p>
          </table:table-cell>
          <table:table-cell table:style-name="ce88" office:value-type="float" office:value="5" calcext:value-type="float">
            <text:p>5</text:p>
          </table:table-cell>
          <table:table-cell table:style-name="ce88" office:value-type="float" office:value="0.1" calcext:value-type="float">
            <text:p>0,1</text:p>
          </table:table-cell>
          <table:table-cell table:style-name="ce88" office:value-type="float" office:value="20.5" calcext:value-type="float">
            <text:p>20,5</text:p>
          </table:table-cell>
          <table:table-cell table:style-name="ce88" office:value-type="float" office:value="1.4" calcext:value-type="float">
            <text:p>1,4</text:p>
          </table:table-cell>
          <table:table-cell table:style-name="ce88" office:value-type="float" office:value="0.005" calcext:value-type="float">
            <text:p>0,005</text:p>
          </table:table-cell>
          <table:table-cell table:style-name="ce88" office:value-type="float" office:value="160" calcext:value-type="float">
            <text:p>160</text:p>
          </table:table-cell>
          <table:table-cell table:style-name="ce88" office:value-type="float" office:value="6" calcext:value-type="float">
            <text:p>6</text:p>
          </table:table-cell>
          <table:table-cell table:style-name="ce88" office:value-type="float" office:value="0.12" calcext:value-type="float">
            <text:p>0,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3" table:content-validation-name="val4" office:value-type="string" calcext:value-type="string">
            <text:p>Janta</text:p>
          </table:table-cell>
          <table:table-cell table:style-name="ce53" table:content-validation-name="val5" office:value-type="string" calcext:value-type="string">
            <text:p>Espinafre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45" calcext:value-type="float">
            <text:p>1,45</text:p>
          </table:table-cell>
          <table:table-cell table:style-name="ce88" office:value-type="float" office:value="1.8" calcext:value-type="float">
            <text:p>1,8</text:p>
          </table:table-cell>
          <table:table-cell table:style-name="ce88" office:value-type="float" office:value="0.2" calcext:value-type="float">
            <text:p>0,2</text:p>
          </table:table-cell>
          <table:table-cell table:style-name="ce88" office:value-type="float" office:value="11.5" calcext:value-type="float">
            <text:p>11,5</text:p>
          </table:table-cell>
          <table:table-cell table:style-name="ce88" office:value-type="float" office:value="1.2" calcext:value-type="float">
            <text:p>1,2</text:p>
          </table:table-cell>
          <table:table-cell table:style-name="ce88" office:value-type="float" office:value="0.07" calcext:value-type="float">
            <text:p>0,07</text:p>
          </table:table-cell>
          <table:table-cell table:style-name="ce88" office:value-type="float" office:value="233" calcext:value-type="float">
            <text:p>233</text:p>
          </table:table-cell>
          <table:table-cell table:style-name="ce88" office:value-type="float" office:value="39.5" calcext:value-type="float">
            <text:p>39,5</text:p>
          </table:table-cell>
          <table:table-cell table:style-name="ce88" office:value-type="float" office:value="0.25" calcext:value-type="float">
            <text:p>0,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54" table:content-validation-name="val4" office:value-type="string" calcext:value-type="string">
            <text:p>Janta</text:p>
          </table:table-cell>
          <table:table-cell table:style-name="ce54" table:content-validation-name="val5" office:value-type="string" calcext:value-type="string">
            <text:p>Azeite de oliva</text:p>
          </table:table-cell>
          <table:table-cell table:style-name="ce84" office:value-type="float" office:value="1" calcext:value-type="float">
            <text:p>1</text:p>
          </table:table-cell>
          <table:table-cell table:style-name="ce89" office:value-type="string" office:string-value="colher" calcext:value-type="string">
            <text:p>colher</text:p>
          </table:table-cell>
          <table:table-cell table:style-name="ce89" office:value-type="float" office:value="13" calcext:value-type="float">
            <text:p>13</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13" calcext:value-type="float">
            <text:p>13</text:p>
          </table:table-cell>
          <table:table-cell table:style-name="ce89" office:value-type="float" office:value="119" calcext:value-type="float">
            <text:p>119</text:p>
          </table:table-cell>
          <table:table-cell table:style-name="ce89" office:value-type="float" office:value="0" calcext:value-type="float">
            <text:p>0</text:p>
          </table:table-cell>
          <table:table-cell table:style-name="ce89" office:value-type="float" office:value="0.1" calcext:value-type="float">
            <text:p>0,1</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89" office:value-type="float" office:value="0" calcext:value-type="float">
            <text:p>0</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31" table:default-cell-style-name="ce65"/>
        <table:table-column table:style-name="co32" table:default-cell-style-name="ce65"/>
        <table:table-column table:style-name="co33" table:default-cell-style-name="ce65"/>
        <table:table-column table:style-name="co34" table:default-cell-style-name="ce65"/>
        <table:table-column table:style-name="co35" table:default-cell-style-name="ce65"/>
        <table:table-column table:style-name="co36" table:default-cell-style-name="ce65"/>
        <table:table-column table:style-name="co37" table:default-cell-style-name="ce65"/>
        <table:table-column table:style-name="co38" table:default-cell-style-name="ce65"/>
        <table:table-column table:style-name="co39" table:default-cell-style-name="ce65"/>
        <table:table-column table:style-name="co40" table:default-cell-style-name="ce65"/>
        <table:table-column table:style-name="co41" table:default-cell-style-name="ce65"/>
        <table:table-column table:style-name="co42" table:default-cell-style-name="ce65"/>
        <table:table-column table:style-name="co43" table:default-cell-style-name="ce65"/>
        <table:table-column table:style-name="co18" table:number-columns-repeated="16371"/>
        <table:table-row table:style-name="ro1">
          <table:table-cell table:style-name="ce51" office:value-type="string" calcext:value-type="string">
            <text:p>Alimento</text:p>
          </table:table-cell>
          <table:table-cell table:style-name="ce51" office:value-type="string" calcext:value-type="string">
            <text:p>Unidade</text:p>
          </table:table-cell>
          <table:table-cell table:style-name="ce51" office:value-type="string" calcext:value-type="string">
            <text:p>Peso_unidade_g</text:p>
          </table:table-cell>
          <table:table-cell table:style-name="ce51" office:value-type="string" calcext:value-type="string">
            <text:p>Proteina_g</text:p>
          </table:table-cell>
          <table:table-cell table:style-name="ce117" office:value-type="string" calcext:value-type="string">
            <text:p>Carbo_g</text:p>
          </table:table-cell>
          <table:table-cell table:style-name="ce51" office:value-type="string" calcext:value-type="string">
            <text:p>Gordura_g</text:p>
          </table:table-cell>
          <table:table-cell table:style-name="ce51" office:value-type="string" calcext:value-type="string">
            <text:p>Calorias</text:p>
          </table:table-cell>
          <table:table-cell table:style-name="ce51" office:value-type="string" calcext:value-type="string">
            <text:p>Fibra_g</text:p>
          </table:table-cell>
          <table:table-cell table:style-name="ce51" office:value-type="string" calcext:value-type="string">
            <text:p>Omega3_g</text:p>
          </table:table-cell>
          <table:table-cell table:style-name="ce51" office:value-type="string" calcext:value-type="string">
            <text:p>Potassio_mg</text:p>
          </table:table-cell>
          <table:table-cell table:style-name="ce51" office:value-type="string" calcext:value-type="string">
            <text:p>Magnesio_mg</text:p>
          </table:table-cell>
          <table:table-cell table:style-name="ce51" office:value-type="string" calcext:value-type="string">
            <text:p>Zinco_mg</text:p>
          </table:table-cell>
          <table:table-cell table:style-name="ce51" office:value-type="string" calcext:value-type="string">
            <text:p>VitaminaD_UI</text:p>
          </table:table-cell>
          <table:table-cell table:style-name="ce65" table:number-columns-repeated="16371"/>
        </table:table-row>
        <table:table-row table:style-name="ro1">
          <table:table-cell table:style-name="ce114" office:value-type="string" calcext:value-type="string">
            <text:p>Ovo inteiro</text:p>
          </table:table-cell>
          <table:table-cell table:style-name="ce114" office:value-type="string" calcext:value-type="string">
            <text:p>unidade</text:p>
          </table:table-cell>
          <table:table-cell table:style-name="ce115" office:value-type="float" office:value="50" calcext:value-type="float">
            <text:p>50</text:p>
          </table:table-cell>
          <table:table-cell table:style-name="ce115" office:value-type="float" office:value="6" calcext:value-type="float">
            <text:p>6</text:p>
          </table:table-cell>
          <table:table-cell table:style-name="ce115" office:value-type="float" office:value="0.4" calcext:value-type="float">
            <text:p>0,4</text:p>
          </table:table-cell>
          <table:table-cell table:style-name="ce115" office:value-type="float" office:value="5" calcext:value-type="float">
            <text:p>5</text:p>
          </table:table-cell>
          <table:table-cell table:style-name="ce115" office:value-type="float" office:value="70" calcext:value-type="float">
            <text:p>70</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63" calcext:value-type="float">
            <text:p>63</text:p>
          </table:table-cell>
          <table:table-cell table:style-name="ce114" office:value-type="float" office:value="6" calcext:value-type="float">
            <text:p>6</text:p>
          </table:table-cell>
          <table:table-cell table:style-name="ce114" office:value-type="float" office:value="0.6" calcext:value-type="float">
            <text:p>0,6</text:p>
          </table:table-cell>
          <table:table-cell table:style-name="ce114" office:value-type="float" office:value="41" calcext:value-type="float">
            <text:p>41</text:p>
          </table:table-cell>
          <table:table-cell table:style-name="ce65" table:number-columns-repeated="16371"/>
        </table:table-row>
        <table:table-row table:style-name="ro1">
          <table:table-cell table:style-name="ce114" office:value-type="string" calcext:value-type="string">
            <text:p>Clara de ovo</text:p>
          </table:table-cell>
          <table:table-cell table:style-name="ce114" office:value-type="string" calcext:value-type="string">
            <text:p>unidade</text:p>
          </table:table-cell>
          <table:table-cell table:style-name="ce115" office:value-type="float" office:value="33" calcext:value-type="float">
            <text:p>33</text:p>
          </table:table-cell>
          <table:table-cell table:style-name="ce115" office:value-type="float" office:value="3.6" calcext:value-type="float">
            <text:p>3,6</text:p>
          </table:table-cell>
          <table:table-cell table:style-name="ce115" office:value-type="float" office:value="0.2" calcext:value-type="float">
            <text:p>0,2</text:p>
          </table:table-cell>
          <table:table-cell table:style-name="ce115" office:value-type="float" office:value="0" calcext:value-type="float">
            <text:p>0</text:p>
          </table:table-cell>
          <table:table-cell table:style-name="ce115" office:value-type="float" office:value="17" calcext:value-type="float">
            <text:p>17</text:p>
          </table:table-cell>
          <table:table-cell table:number-columns-repeated="2" table:style-name="ce114" office:value-type="float" office:value="0" calcext:value-type="float">
            <text:p>0</text:p>
          </table:table-cell>
          <table:table-cell table:style-name="ce114" office:value-type="float" office:value="54" calcext:value-type="float">
            <text:p>54</text:p>
          </table:table-cell>
          <table:table-cell table:style-name="ce114" office:value-type="float" office:value="4" calcext:value-type="float">
            <text:p>4</text:p>
          </table:table-cell>
          <table:table-cell table:style-name="ce114" office:value-type="float" office:value="0.02" calcext:value-type="float">
            <text:p>0,02</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Ovo mexido</text:p>
          </table:table-cell>
          <table:table-cell table:style-name="ce114" office:value-type="string" calcext:value-type="string">
            <text:p>unidade</text:p>
          </table:table-cell>
          <table:table-cell table:style-name="ce115" office:value-type="float" office:value="50" calcext:value-type="float">
            <text:p>50</text:p>
          </table:table-cell>
          <table:table-cell table:style-name="ce115" office:value-type="float" office:value="6.5" calcext:value-type="float">
            <text:p>6,5</text:p>
          </table:table-cell>
          <table:table-cell table:style-name="ce115" office:value-type="float" office:value="0.55" calcext:value-type="float">
            <text:p>0,55</text:p>
          </table:table-cell>
          <table:table-cell table:style-name="ce115" office:value-type="float" office:value="5.5" calcext:value-type="float">
            <text:p>5,5</text:p>
          </table:table-cell>
          <table:table-cell table:style-name="ce115" office:value-type="float" office:value="78" calcext:value-type="float">
            <text:p>78</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65" calcext:value-type="float">
            <text:p>65</text:p>
          </table:table-cell>
          <table:table-cell table:style-name="ce114" office:value-type="float" office:value="6" calcext:value-type="float">
            <text:p>6</text:p>
          </table:table-cell>
          <table:table-cell table:style-name="ce114" office:value-type="float" office:value="0.6" calcext:value-type="float">
            <text:p>0,6</text:p>
          </table:table-cell>
          <table:table-cell table:style-name="ce114" office:value-type="float" office:value="41" calcext:value-type="float">
            <text:p>41</text:p>
          </table:table-cell>
          <table:table-cell table:style-name="ce65" table:number-columns-repeated="16371"/>
        </table:table-row>
        <table:table-row table:style-name="ro1">
          <table:table-cell table:style-name="ce114" office:value-type="string" calcext:value-type="string">
            <text:p>Ovo cozido</text:p>
          </table:table-cell>
          <table:table-cell table:style-name="ce114" office:value-type="string" calcext:value-type="string">
            <text:p>unidade</text:p>
          </table:table-cell>
          <table:table-cell table:style-name="ce115" office:value-type="float" office:value="50" calcext:value-type="float">
            <text:p>50</text:p>
          </table:table-cell>
          <table:table-cell table:style-name="ce115" office:value-type="float" office:value="6.3" calcext:value-type="float">
            <text:p>6,3</text:p>
          </table:table-cell>
          <table:table-cell table:style-name="ce115" office:value-type="float" office:value="0.6" calcext:value-type="float">
            <text:p>0,6</text:p>
          </table:table-cell>
          <table:table-cell table:style-name="ce115" office:value-type="float" office:value="5.3" calcext:value-type="float">
            <text:p>5,3</text:p>
          </table:table-cell>
          <table:table-cell table:style-name="ce115" office:value-type="float" office:value="78" calcext:value-type="float">
            <text:p>78</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63" calcext:value-type="float">
            <text:p>63</text:p>
          </table:table-cell>
          <table:table-cell table:style-name="ce114" office:value-type="float" office:value="6" calcext:value-type="float">
            <text:p>6</text:p>
          </table:table-cell>
          <table:table-cell table:style-name="ce114" office:value-type="float" office:value="0.6" calcext:value-type="float">
            <text:p>0,6</text:p>
          </table:table-cell>
          <table:table-cell table:style-name="ce114" office:value-type="float" office:value="41" calcext:value-type="float">
            <text:p>41</text:p>
          </table:table-cell>
          <table:table-cell table:style-name="ce65" table:number-columns-repeated="16371"/>
        </table:table-row>
        <table:table-row table:style-name="ro1">
          <table:table-cell table:style-name="ce114" office:value-type="string" calcext:value-type="string">
            <text:p>Banana</text:p>
          </table:table-cell>
          <table:table-cell table:style-name="ce114" office:value-type="string" calcext:value-type="string">
            <text:p>unidade</text:p>
          </table:table-cell>
          <table:table-cell table:style-name="ce115" office:value-type="float" office:value="120" calcext:value-type="float">
            <text:p>120</text:p>
          </table:table-cell>
          <table:table-cell table:style-name="ce115" office:value-type="float" office:value="1.3" calcext:value-type="float">
            <text:p>1,3</text:p>
          </table:table-cell>
          <table:table-cell table:style-name="ce115" office:value-type="float" office:value="27" calcext:value-type="float">
            <text:p>27</text:p>
          </table:table-cell>
          <table:table-cell table:style-name="ce115" office:value-type="float" office:value="0.3" calcext:value-type="float">
            <text:p>0,3</text:p>
          </table:table-cell>
          <table:table-cell table:style-name="ce115" office:value-type="float" office:value="105" calcext:value-type="float">
            <text:p>105</text:p>
          </table:table-cell>
          <table:table-cell table:style-name="ce114" office:value-type="float" office:value="3.1" calcext:value-type="float">
            <text:p>3,1</text:p>
          </table:table-cell>
          <table:table-cell table:style-name="ce114" office:value-type="float" office:value="0.03" calcext:value-type="float">
            <text:p>0,03</text:p>
          </table:table-cell>
          <table:table-cell table:style-name="ce114" office:value-type="float" office:value="358" calcext:value-type="float">
            <text:p>358</text:p>
          </table:table-cell>
          <table:table-cell table:style-name="ce114" office:value-type="float" office:value="27" calcext:value-type="float">
            <text:p>27</text:p>
          </table:table-cell>
          <table:table-cell table:style-name="ce114" office:value-type="float" office:value="0.15" calcext:value-type="float">
            <text:p>0,15</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Maçã</text:p>
          </table:table-cell>
          <table:table-cell table:style-name="ce114" office:value-type="string" calcext:value-type="string">
            <text:p>unidade</text:p>
          </table:table-cell>
          <table:table-cell table:style-name="ce115" office:value-type="float" office:value="180" calcext:value-type="float">
            <text:p>180</text:p>
          </table:table-cell>
          <table:table-cell table:style-name="ce115" office:value-type="float" office:value="0.5" calcext:value-type="float">
            <text:p>0,5</text:p>
          </table:table-cell>
          <table:table-cell table:style-name="ce115" office:value-type="float" office:value="25" calcext:value-type="float">
            <text:p>25</text:p>
          </table:table-cell>
          <table:table-cell table:style-name="ce115" office:value-type="float" office:value="0.3" calcext:value-type="float">
            <text:p>0,3</text:p>
          </table:table-cell>
          <table:table-cell table:style-name="ce115" office:value-type="float" office:value="95" calcext:value-type="float">
            <text:p>95</text:p>
          </table:table-cell>
          <table:table-cell table:style-name="ce114" office:value-type="float" office:value="2.4" calcext:value-type="float">
            <text:p>2,4</text:p>
          </table:table-cell>
          <table:table-cell table:style-name="ce114" office:value-type="float" office:value="0.01" calcext:value-type="float">
            <text:p>0,01</text:p>
          </table:table-cell>
          <table:table-cell table:style-name="ce114" office:value-type="float" office:value="107" calcext:value-type="float">
            <text:p>107</text:p>
          </table:table-cell>
          <table:table-cell table:style-name="ce114" office:value-type="float" office:value="5" calcext:value-type="float">
            <text:p>5</text:p>
          </table:table-cell>
          <table:table-cell table:style-name="ce114" office:value-type="float" office:value="0.04" calcext:value-type="float">
            <text:p>0,04</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Pão francês</text:p>
          </table:table-cell>
          <table:table-cell table:style-name="ce114" office:value-type="string" calcext:value-type="string">
            <text:p>unidade</text:p>
          </table:table-cell>
          <table:table-cell table:style-name="ce115" office:value-type="float" office:value="50" calcext:value-type="float">
            <text:p>50</text:p>
          </table:table-cell>
          <table:table-cell table:style-name="ce115" office:value-type="float" office:value="4.5" calcext:value-type="float">
            <text:p>4,5</text:p>
          </table:table-cell>
          <table:table-cell table:style-name="ce115" office:value-type="float" office:value="28" calcext:value-type="float">
            <text:p>28</text:p>
          </table:table-cell>
          <table:table-cell table:style-name="ce115" office:value-type="float" office:value="1.5" calcext:value-type="float">
            <text:p>1,5</text:p>
          </table:table-cell>
          <table:table-cell table:style-name="ce115" office:value-type="float" office:value="135" calcext:value-type="float">
            <text:p>135</text:p>
          </table:table-cell>
          <table:table-cell table:style-name="ce114" office:value-type="float" office:value="1.5" calcext:value-type="float">
            <text:p>1,5</text:p>
          </table:table-cell>
          <table:table-cell table:style-name="ce114" office:value-type="float" office:value="0.01" calcext:value-type="float">
            <text:p>0,01</text:p>
          </table:table-cell>
          <table:table-cell table:style-name="ce114" office:value-type="float" office:value="70" calcext:value-type="float">
            <text:p>70</text:p>
          </table:table-cell>
          <table:table-cell table:style-name="ce114" office:value-type="float" office:value="15" calcext:value-type="float">
            <text:p>15</text:p>
          </table:table-cell>
          <table:table-cell table:style-name="ce114" office:value-type="float" office:value="0.7" calcext:value-type="float">
            <text:p>0,7</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Pão de forma</text:p>
          </table:table-cell>
          <table:table-cell table:style-name="ce114" office:value-type="string" calcext:value-type="string">
            <text:p>unidade</text:p>
          </table:table-cell>
          <table:table-cell table:style-name="ce115" office:value-type="float" office:value="25" calcext:value-type="float">
            <text:p>25</text:p>
          </table:table-cell>
          <table:table-cell table:style-name="ce115" office:value-type="float" office:value="2.5" calcext:value-type="float">
            <text:p>2,5</text:p>
          </table:table-cell>
          <table:table-cell table:style-name="ce115" office:value-type="float" office:value="12" calcext:value-type="float">
            <text:p>12</text:p>
          </table:table-cell>
          <table:table-cell table:style-name="ce115" office:value-type="float" office:value="1" calcext:value-type="float">
            <text:p>1</text:p>
          </table:table-cell>
          <table:table-cell table:style-name="ce115" office:value-type="float" office:value="65" calcext:value-type="float">
            <text:p>65</text:p>
          </table:table-cell>
          <table:table-cell table:style-name="ce114" office:value-type="float" office:value="1.2" calcext:value-type="float">
            <text:p>1,2</text:p>
          </table:table-cell>
          <table:table-cell table:style-name="ce114" office:value-type="float" office:value="0.01" calcext:value-type="float">
            <text:p>0,01</text:p>
          </table:table-cell>
          <table:table-cell table:style-name="ce114" office:value-type="float" office:value="35" calcext:value-type="float">
            <text:p>35</text:p>
          </table:table-cell>
          <table:table-cell table:style-name="ce114" office:value-type="float" office:value="10" calcext:value-type="float">
            <text:p>10</text:p>
          </table:table-cell>
          <table:table-cell table:style-name="ce114" office:value-type="float" office:value="0.4" calcext:value-type="float">
            <text:p>0,4</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Arroz branco cozid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7" calcext:value-type="float">
            <text:p>2,7</text:p>
          </table:table-cell>
          <table:table-cell table:style-name="ce115" office:value-type="float" office:value="28" calcext:value-type="float">
            <text:p>28</text:p>
          </table:table-cell>
          <table:table-cell table:style-name="ce115" office:value-type="float" office:value="0.3" calcext:value-type="float">
            <text:p>0,3</text:p>
          </table:table-cell>
          <table:table-cell table:style-name="ce115" office:value-type="float" office:value="130" calcext:value-type="float">
            <text:p>130</text:p>
          </table:table-cell>
          <table:table-cell table:style-name="ce114" office:value-type="float" office:value="0.4" calcext:value-type="float">
            <text:p>0,4</text:p>
          </table:table-cell>
          <table:table-cell table:style-name="ce114" office:value-type="float" office:value="0.01" calcext:value-type="float">
            <text:p>0,01</text:p>
          </table:table-cell>
          <table:table-cell table:style-name="ce114" office:value-type="float" office:value="35" calcext:value-type="float">
            <text:p>35</text:p>
          </table:table-cell>
          <table:table-cell table:style-name="ce114" office:value-type="float" office:value="12" calcext:value-type="float">
            <text:p>12</text:p>
          </table:table-cell>
          <table:table-cell table:style-name="ce114" office:value-type="float" office:value="0.49" calcext:value-type="float">
            <text:p>0,49</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Arroz integral cozid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6" calcext:value-type="float">
            <text:p>2,6</text:p>
          </table:table-cell>
          <table:table-cell table:style-name="ce115" office:value-type="float" office:value="23" calcext:value-type="float">
            <text:p>23</text:p>
          </table:table-cell>
          <table:table-cell table:style-name="ce115" office:value-type="float" office:value="0.9" calcext:value-type="float">
            <text:p>0,9</text:p>
          </table:table-cell>
          <table:table-cell table:style-name="ce115" office:value-type="float" office:value="111" calcext:value-type="float">
            <text:p>111</text:p>
          </table:table-cell>
          <table:table-cell table:style-name="ce114" office:value-type="float" office:value="1.8" calcext:value-type="float">
            <text:p>1,8</text:p>
          </table:table-cell>
          <table:table-cell table:style-name="ce114" office:value-type="float" office:value="0.02" calcext:value-type="float">
            <text:p>0,02</text:p>
          </table:table-cell>
          <table:table-cell table:style-name="ce114" office:value-type="float" office:value="86" calcext:value-type="float">
            <text:p>86</text:p>
          </table:table-cell>
          <table:table-cell table:style-name="ce114" office:value-type="float" office:value="44" calcext:value-type="float">
            <text:p>44</text:p>
          </table:table-cell>
          <table:table-cell table:style-name="ce114" office:value-type="float" office:value="0.77" calcext:value-type="float">
            <text:p>0,77</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Feijão carioca cozid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8.9" calcext:value-type="float">
            <text:p>8,9</text:p>
          </table:table-cell>
          <table:table-cell table:style-name="ce115" office:value-type="float" office:value="23" calcext:value-type="float">
            <text:p>23</text:p>
          </table:table-cell>
          <table:table-cell table:style-name="ce115" office:value-type="float" office:value="0.5" calcext:value-type="float">
            <text:p>0,5</text:p>
          </table:table-cell>
          <table:table-cell table:style-name="ce115" office:value-type="float" office:value="127" calcext:value-type="float">
            <text:p>127</text:p>
          </table:table-cell>
          <table:table-cell table:style-name="ce114" office:value-type="float" office:value="8.5" calcext:value-type="float">
            <text:p>8,5</text:p>
          </table:table-cell>
          <table:table-cell table:style-name="ce114" office:value-type="float" office:value="0.02" calcext:value-type="float">
            <text:p>0,02</text:p>
          </table:table-cell>
          <table:table-cell table:style-name="ce114" office:value-type="float" office:value="355" calcext:value-type="float">
            <text:p>355</text:p>
          </table:table-cell>
          <table:table-cell table:style-name="ce114" office:value-type="float" office:value="45" calcext:value-type="float">
            <text:p>45</text:p>
          </table:table-cell>
          <table:table-cell table:style-name="ce114" office:value-type="float" office:value="1.2" calcext:value-type="float">
            <text:p>1,2</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Feijão preto cozid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8.5" calcext:value-type="float">
            <text:p>8,5</text:p>
          </table:table-cell>
          <table:table-cell table:style-name="ce115" office:value-type="float" office:value="23" calcext:value-type="float">
            <text:p>23</text:p>
          </table:table-cell>
          <table:table-cell table:style-name="ce115" office:value-type="float" office:value="0.6" calcext:value-type="float">
            <text:p>0,6</text:p>
          </table:table-cell>
          <table:table-cell table:style-name="ce115" office:value-type="float" office:value="132" calcext:value-type="float">
            <text:p>132</text:p>
          </table:table-cell>
          <table:table-cell table:style-name="ce114" office:value-type="float" office:value="8.7" calcext:value-type="float">
            <text:p>8,7</text:p>
          </table:table-cell>
          <table:table-cell table:style-name="ce114" office:value-type="float" office:value="0.02" calcext:value-type="float">
            <text:p>0,02</text:p>
          </table:table-cell>
          <table:table-cell table:style-name="ce114" office:value-type="float" office:value="355" calcext:value-type="float">
            <text:p>355</text:p>
          </table:table-cell>
          <table:table-cell table:style-name="ce114" office:value-type="float" office:value="70" calcext:value-type="float">
            <text:p>70</text:p>
          </table:table-cell>
          <table:table-cell table:style-name="ce114" office:value-type="float" office:value="1.1" calcext:value-type="float">
            <text:p>1,1</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Lentilha cozid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9" calcext:value-type="float">
            <text:p>9</text:p>
          </table:table-cell>
          <table:table-cell table:style-name="ce115" office:value-type="float" office:value="20" calcext:value-type="float">
            <text:p>20</text:p>
          </table:table-cell>
          <table:table-cell table:style-name="ce115" office:value-type="float" office:value="0.4" calcext:value-type="float">
            <text:p>0,4</text:p>
          </table:table-cell>
          <table:table-cell table:style-name="ce115" office:value-type="float" office:value="116" calcext:value-type="float">
            <text:p>116</text:p>
          </table:table-cell>
          <table:table-cell table:style-name="ce114" office:value-type="float" office:value="7.9" calcext:value-type="float">
            <text:p>7,9</text:p>
          </table:table-cell>
          <table:table-cell table:style-name="ce114" office:value-type="float" office:value="0.02" calcext:value-type="float">
            <text:p>0,02</text:p>
          </table:table-cell>
          <table:table-cell table:style-name="ce114" office:value-type="float" office:value="369" calcext:value-type="float">
            <text:p>369</text:p>
          </table:table-cell>
          <table:table-cell table:style-name="ce114" office:value-type="float" office:value="36" calcext:value-type="float">
            <text:p>36</text:p>
          </table:table-cell>
          <table:table-cell table:style-name="ce114" office:value-type="float" office:value="1.3" calcext:value-type="float">
            <text:p>1,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Grão de bico cozid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8.9" calcext:value-type="float">
            <text:p>8,9</text:p>
          </table:table-cell>
          <table:table-cell table:style-name="ce115" office:value-type="float" office:value="27" calcext:value-type="float">
            <text:p>27</text:p>
          </table:table-cell>
          <table:table-cell table:style-name="ce115" office:value-type="float" office:value="2.6" calcext:value-type="float">
            <text:p>2,6</text:p>
          </table:table-cell>
          <table:table-cell table:style-name="ce115" office:value-type="float" office:value="164" calcext:value-type="float">
            <text:p>164</text:p>
          </table:table-cell>
          <table:table-cell table:style-name="ce114" office:value-type="float" office:value="7.6" calcext:value-type="float">
            <text:p>7,6</text:p>
          </table:table-cell>
          <table:table-cell table:style-name="ce114" office:value-type="float" office:value="0.05" calcext:value-type="float">
            <text:p>0,05</text:p>
          </table:table-cell>
          <table:table-cell table:style-name="ce114" office:value-type="float" office:value="291" calcext:value-type="float">
            <text:p>291</text:p>
          </table:table-cell>
          <table:table-cell table:style-name="ce114" office:value-type="float" office:value="48" calcext:value-type="float">
            <text:p>48</text:p>
          </table:table-cell>
          <table:table-cell table:style-name="ce114" office:value-type="float" office:value="1.5" calcext:value-type="float">
            <text:p>1,5</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Macarrão cozid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5" calcext:value-type="float">
            <text:p>5</text:p>
          </table:table-cell>
          <table:table-cell table:style-name="ce115" office:value-type="float" office:value="25" calcext:value-type="float">
            <text:p>25</text:p>
          </table:table-cell>
          <table:table-cell table:style-name="ce115" office:value-type="float" office:value="1.1" calcext:value-type="float">
            <text:p>1,1</text:p>
          </table:table-cell>
          <table:table-cell table:style-name="ce115" office:value-type="float" office:value="131" calcext:value-type="float">
            <text:p>131</text:p>
          </table:table-cell>
          <table:table-cell table:style-name="ce114" office:value-type="float" office:value="1.3" calcext:value-type="float">
            <text:p>1,3</text:p>
          </table:table-cell>
          <table:table-cell table:style-name="ce114" office:value-type="float" office:value="0.01" calcext:value-type="float">
            <text:p>0,01</text:p>
          </table:table-cell>
          <table:table-cell table:style-name="ce114" office:value-type="float" office:value="44" calcext:value-type="float">
            <text:p>44</text:p>
          </table:table-cell>
          <table:table-cell table:style-name="ce114" office:value-type="float" office:value="18" calcext:value-type="float">
            <text:p>18</text:p>
          </table:table-cell>
          <table:table-cell table:style-name="ce114" office:value-type="float" office:value="0.5" calcext:value-type="float">
            <text:p>0,5</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Batata cozid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 calcext:value-type="float">
            <text:p>2</text:p>
          </table:table-cell>
          <table:table-cell table:style-name="ce115" office:value-type="float" office:value="20" calcext:value-type="float">
            <text:p>20</text:p>
          </table:table-cell>
          <table:table-cell table:style-name="ce115" office:value-type="float" office:value="0.1" calcext:value-type="float">
            <text:p>0,1</text:p>
          </table:table-cell>
          <table:table-cell table:style-name="ce115" office:value-type="float" office:value="87" calcext:value-type="float">
            <text:p>87</text:p>
          </table:table-cell>
          <table:table-cell table:style-name="ce114" office:value-type="float" office:value="1.8" calcext:value-type="float">
            <text:p>1,8</text:p>
          </table:table-cell>
          <table:table-cell table:style-name="ce114" office:value-type="float" office:value="0.01" calcext:value-type="float">
            <text:p>0,01</text:p>
          </table:table-cell>
          <table:table-cell table:style-name="ce114" office:value-type="float" office:value="379" calcext:value-type="float">
            <text:p>379</text:p>
          </table:table-cell>
          <table:table-cell table:style-name="ce114" office:value-type="float" office:value="23" calcext:value-type="float">
            <text:p>23</text:p>
          </table:table-cell>
          <table:table-cell table:style-name="ce114" office:value-type="float" office:value="0.3" calcext:value-type="float">
            <text:p>0,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Batata doce</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1.6" calcext:value-type="float">
            <text:p>1,6</text:p>
          </table:table-cell>
          <table:table-cell table:style-name="ce115" office:value-type="float" office:value="20" calcext:value-type="float">
            <text:p>20</text:p>
          </table:table-cell>
          <table:table-cell table:style-name="ce115" office:value-type="float" office:value="0.1" calcext:value-type="float">
            <text:p>0,1</text:p>
          </table:table-cell>
          <table:table-cell table:style-name="ce115" office:value-type="float" office:value="86" calcext:value-type="float">
            <text:p>86</text:p>
          </table:table-cell>
          <table:table-cell table:style-name="ce114" office:value-type="float" office:value="3" calcext:value-type="float">
            <text:p>3</text:p>
          </table:table-cell>
          <table:table-cell table:style-name="ce114" office:value-type="float" office:value="0.01" calcext:value-type="float">
            <text:p>0,01</text:p>
          </table:table-cell>
          <table:table-cell table:style-name="ce114" office:value-type="float" office:value="337" calcext:value-type="float">
            <text:p>337</text:p>
          </table:table-cell>
          <table:table-cell table:style-name="ce114" office:value-type="float" office:value="25" calcext:value-type="float">
            <text:p>25</text:p>
          </table:table-cell>
          <table:table-cell table:style-name="ce114" office:value-type="float" office:value="0.3" calcext:value-type="float">
            <text:p>0,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Avei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17" calcext:value-type="float">
            <text:p>17</text:p>
          </table:table-cell>
          <table:table-cell table:style-name="ce115" office:value-type="float" office:value="66" calcext:value-type="float">
            <text:p>66</text:p>
          </table:table-cell>
          <table:table-cell table:style-name="ce115" office:value-type="float" office:value="7" calcext:value-type="float">
            <text:p>7</text:p>
          </table:table-cell>
          <table:table-cell table:style-name="ce115" office:value-type="float" office:value="389" calcext:value-type="float">
            <text:p>389</text:p>
          </table:table-cell>
          <table:table-cell table:style-name="ce114" office:value-type="float" office:value="10.6" calcext:value-type="float">
            <text:p>10,6</text:p>
          </table:table-cell>
          <table:table-cell table:style-name="ce114" office:value-type="float" office:value="0.11" calcext:value-type="float">
            <text:p>0,11</text:p>
          </table:table-cell>
          <table:table-cell table:style-name="ce114" office:value-type="float" office:value="429" calcext:value-type="float">
            <text:p>429</text:p>
          </table:table-cell>
          <table:table-cell table:style-name="ce114" office:value-type="float" office:value="177" calcext:value-type="float">
            <text:p>177</text:p>
          </table:table-cell>
          <table:table-cell table:style-name="ce114" office:value-type="float" office:value="3.6" calcext:value-type="float">
            <text:p>3,6</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Farinha de avei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15" calcext:value-type="float">
            <text:p>15</text:p>
          </table:table-cell>
          <table:table-cell table:style-name="ce115" office:value-type="float" office:value="66" calcext:value-type="float">
            <text:p>66</text:p>
          </table:table-cell>
          <table:table-cell table:style-name="ce115" office:value-type="float" office:value="7" calcext:value-type="float">
            <text:p>7</text:p>
          </table:table-cell>
          <table:table-cell table:style-name="ce115" office:value-type="float" office:value="380" calcext:value-type="float">
            <text:p>380</text:p>
          </table:table-cell>
          <table:table-cell table:style-name="ce114" office:value-type="float" office:value="9" calcext:value-type="float">
            <text:p>9</text:p>
          </table:table-cell>
          <table:table-cell table:style-name="ce114" office:value-type="float" office:value="0.1" calcext:value-type="float">
            <text:p>0,1</text:p>
          </table:table-cell>
          <table:table-cell table:style-name="ce114" office:value-type="float" office:value="350" calcext:value-type="float">
            <text:p>350</text:p>
          </table:table-cell>
          <table:table-cell table:style-name="ce114" office:value-type="float" office:value="140" calcext:value-type="float">
            <text:p>140</text:p>
          </table:table-cell>
          <table:table-cell table:style-name="ce114" office:value-type="float" office:value="3" calcext:value-type="float">
            <text:p>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Carne bovina magr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6" calcext:value-type="float">
            <text:p>26</text:p>
          </table:table-cell>
          <table:table-cell table:style-name="ce115" office:value-type="float" office:value="0" calcext:value-type="float">
            <text:p>0</text:p>
          </table:table-cell>
          <table:table-cell table:style-name="ce115" office:value-type="float" office:value="15" calcext:value-type="float">
            <text:p>15</text:p>
          </table:table-cell>
          <table:table-cell table:style-name="ce115" office:value-type="float" office:value="250" calcext:value-type="float">
            <text:p>250</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318" calcext:value-type="float">
            <text:p>318</text:p>
          </table:table-cell>
          <table:table-cell table:style-name="ce114" office:value-type="float" office:value="21" calcext:value-type="float">
            <text:p>21</text:p>
          </table:table-cell>
          <table:table-cell table:style-name="ce114" office:value-type="float" office:value="4.8" calcext:value-type="float">
            <text:p>4,8</text:p>
          </table:table-cell>
          <table:table-cell table:style-name="ce114" office:value-type="float" office:value="7" calcext:value-type="float">
            <text:p>7</text:p>
          </table:table-cell>
          <table:table-cell table:style-name="ce65" table:number-columns-repeated="16371"/>
        </table:table-row>
        <table:table-row table:style-name="ro1">
          <table:table-cell table:style-name="ce114" office:value-type="string" calcext:value-type="string">
            <text:p>Carne moíd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6" calcext:value-type="float">
            <text:p>26</text:p>
          </table:table-cell>
          <table:table-cell table:style-name="ce115" office:value-type="float" office:value="0" calcext:value-type="float">
            <text:p>0</text:p>
          </table:table-cell>
          <table:table-cell table:style-name="ce115" office:value-type="float" office:value="20" calcext:value-type="float">
            <text:p>20</text:p>
          </table:table-cell>
          <table:table-cell table:style-name="ce115" office:value-type="float" office:value="290" calcext:value-type="float">
            <text:p>290</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315" calcext:value-type="float">
            <text:p>315</text:p>
          </table:table-cell>
          <table:table-cell table:style-name="ce114" office:value-type="float" office:value="20" calcext:value-type="float">
            <text:p>20</text:p>
          </table:table-cell>
          <table:table-cell table:style-name="ce114" office:value-type="float" office:value="5" calcext:value-type="float">
            <text:p>5</text:p>
          </table:table-cell>
          <table:table-cell table:style-name="ce114" office:value-type="float" office:value="7" calcext:value-type="float">
            <text:p>7</text:p>
          </table:table-cell>
          <table:table-cell table:style-name="ce65" table:number-columns-repeated="16371"/>
        </table:table-row>
        <table:table-row table:style-name="ro1">
          <table:table-cell table:style-name="ce114" office:value-type="string" calcext:value-type="string">
            <text:p>Leite integral</text:p>
          </table:table-cell>
          <table:table-cell table:style-name="ce114" office:value-type="string" calcext:value-type="string">
            <text:p>copo</text:p>
          </table:table-cell>
          <table:table-cell table:style-name="ce115" office:value-type="float" office:value="1" calcext:value-type="float">
            <text:p>1</text:p>
          </table:table-cell>
          <table:table-cell table:style-name="ce115" office:value-type="float" office:value="6.6" calcext:value-type="float">
            <text:p>6,6</text:p>
          </table:table-cell>
          <table:table-cell table:style-name="ce115" office:value-type="float" office:value="10" calcext:value-type="float">
            <text:p>10</text:p>
          </table:table-cell>
          <table:table-cell table:style-name="ce115" office:value-type="float" office:value="6.6" calcext:value-type="float">
            <text:p>6,6</text:p>
          </table:table-cell>
          <table:table-cell table:style-name="ce115" office:value-type="float" office:value="122" calcext:value-type="float">
            <text:p>122</text:p>
          </table:table-cell>
          <table:table-cell table:style-name="ce114" office:value-type="float" office:value="0" calcext:value-type="float">
            <text:p>0</text:p>
          </table:table-cell>
          <table:table-cell table:style-name="ce114" office:value-type="float" office:value="0.01" calcext:value-type="float">
            <text:p>0,01</text:p>
          </table:table-cell>
          <table:table-cell table:style-name="ce114" office:value-type="float" office:value="322" calcext:value-type="float">
            <text:p>322</text:p>
          </table:table-cell>
          <table:table-cell table:style-name="ce114" office:value-type="float" office:value="24" calcext:value-type="float">
            <text:p>24</text:p>
          </table:table-cell>
          <table:table-cell table:style-name="ce114" office:value-type="float" office:value="0.9" calcext:value-type="float">
            <text:p>0,9</text:p>
          </table:table-cell>
          <table:table-cell table:style-name="ce114" office:value-type="float" office:value="49" calcext:value-type="float">
            <text:p>49</text:p>
          </table:table-cell>
          <table:table-cell table:style-name="ce65" table:number-columns-repeated="16371"/>
        </table:table-row>
        <table:table-row table:style-name="ro1">
          <table:table-cell table:style-name="ce114" office:value-type="string" calcext:value-type="string">
            <text:p>Leite desnatado</text:p>
          </table:table-cell>
          <table:table-cell table:style-name="ce114" office:value-type="string" calcext:value-type="string">
            <text:p>copo</text:p>
          </table:table-cell>
          <table:table-cell table:style-name="ce115" office:value-type="float" office:value="1" calcext:value-type="float">
            <text:p>1</text:p>
          </table:table-cell>
          <table:table-cell table:style-name="ce115" office:value-type="float" office:value="8.5" calcext:value-type="float">
            <text:p>8,5</text:p>
          </table:table-cell>
          <table:table-cell table:style-name="ce115" office:value-type="float" office:value="12.5" calcext:value-type="float">
            <text:p>12,5</text:p>
          </table:table-cell>
          <table:table-cell table:style-name="ce115" office:value-type="float" office:value="0.25" calcext:value-type="float">
            <text:p>0,25</text:p>
          </table:table-cell>
          <table:table-cell table:style-name="ce115" office:value-type="float" office:value="85" calcext:value-type="float">
            <text:p>85</text:p>
          </table:table-cell>
          <table:table-cell table:style-name="ce114" office:value-type="float" office:value="0" calcext:value-type="float">
            <text:p>0</text:p>
          </table:table-cell>
          <table:table-cell table:style-name="ce114" office:value-type="float" office:value="0.025" calcext:value-type="float">
            <text:p>0,025</text:p>
          </table:table-cell>
          <table:table-cell table:style-name="ce114" office:value-type="float" office:value="375" calcext:value-type="float">
            <text:p>375</text:p>
          </table:table-cell>
          <table:table-cell table:style-name="ce114" office:value-type="float" office:value="25" calcext:value-type="float">
            <text:p>25</text:p>
          </table:table-cell>
          <table:table-cell table:style-name="ce114" office:value-type="float" office:value="1" calcext:value-type="float">
            <text:p>1</text:p>
          </table:table-cell>
          <table:table-cell table:style-name="ce114" office:value-type="float" office:value="100" calcext:value-type="float">
            <text:p>100</text:p>
          </table:table-cell>
          <table:table-cell table:style-name="ce65" table:number-columns-repeated="16371"/>
        </table:table-row>
        <table:table-row table:style-name="ro1">
          <table:table-cell table:style-name="ce114" office:value-type="string" calcext:value-type="string">
            <text:p>Iogurte natural</text:p>
          </table:table-cell>
          <table:table-cell table:style-name="ce114" office:value-type="string" calcext:value-type="string">
            <text:p>pote</text:p>
          </table:table-cell>
          <table:table-cell table:style-name="ce115" office:value-type="float" office:value="170" calcext:value-type="float">
            <text:p>170</text:p>
          </table:table-cell>
          <table:table-cell table:style-name="ce115" office:value-type="float" office:value="6" calcext:value-type="float">
            <text:p>6</text:p>
          </table:table-cell>
          <table:table-cell table:style-name="ce115" office:value-type="float" office:value="8" calcext:value-type="float">
            <text:p>8</text:p>
          </table:table-cell>
          <table:table-cell table:style-name="ce115" office:value-type="float" office:value="3" calcext:value-type="float">
            <text:p>3</text:p>
          </table:table-cell>
          <table:table-cell table:style-name="ce115" office:value-type="float" office:value="100" calcext:value-type="float">
            <text:p>100</text:p>
          </table:table-cell>
          <table:table-cell table:style-name="ce114" office:value-type="float" office:value="0" calcext:value-type="float">
            <text:p>0</text:p>
          </table:table-cell>
          <table:table-cell table:style-name="ce114" office:value-type="float" office:value="0.02" calcext:value-type="float">
            <text:p>0,02</text:p>
          </table:table-cell>
          <table:table-cell table:style-name="ce114" office:value-type="float" office:value="255" calcext:value-type="float">
            <text:p>255</text:p>
          </table:table-cell>
          <table:table-cell table:style-name="ce114" office:value-type="float" office:value="19" calcext:value-type="float">
            <text:p>19</text:p>
          </table:table-cell>
          <table:table-cell table:style-name="ce114" office:value-type="float" office:value="0.9" calcext:value-type="float">
            <text:p>0,9</text:p>
          </table:table-cell>
          <table:table-cell table:style-name="ce114" office:value-type="float" office:value="80" calcext:value-type="float">
            <text:p>80</text:p>
          </table:table-cell>
          <table:table-cell table:style-name="ce65" table:number-columns-repeated="16371"/>
        </table:table-row>
        <table:table-row table:style-name="ro1">
          <table:table-cell table:style-name="ce114" office:value-type="string" calcext:value-type="string">
            <text:p>Queijo muçarel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2" calcext:value-type="float">
            <text:p>22</text:p>
          </table:table-cell>
          <table:table-cell table:style-name="ce115" office:value-type="float" office:value="2.2" calcext:value-type="float">
            <text:p>2,2</text:p>
          </table:table-cell>
          <table:table-cell table:style-name="ce115" office:value-type="float" office:value="22" calcext:value-type="float">
            <text:p>22</text:p>
          </table:table-cell>
          <table:table-cell table:style-name="ce115" office:value-type="float" office:value="280" calcext:value-type="float">
            <text:p>280</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138" calcext:value-type="float">
            <text:p>138</text:p>
          </table:table-cell>
          <table:table-cell table:style-name="ce114" office:value-type="float" office:value="28" calcext:value-type="float">
            <text:p>28</text:p>
          </table:table-cell>
          <table:table-cell table:style-name="ce114" office:value-type="float" office:value="3.1" calcext:value-type="float">
            <text:p>3,1</text:p>
          </table:table-cell>
          <table:table-cell table:style-name="ce114" office:value-type="float" office:value="20" calcext:value-type="float">
            <text:p>20</text:p>
          </table:table-cell>
          <table:table-cell table:style-name="ce65" table:number-columns-repeated="16371"/>
        </table:table-row>
        <table:table-row table:style-name="ro1">
          <table:table-cell table:style-name="ce114" office:value-type="string" calcext:value-type="string">
            <text:p>Queijo minas</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17" calcext:value-type="float">
            <text:p>17</text:p>
          </table:table-cell>
          <table:table-cell table:style-name="ce115" office:value-type="float" office:value="3" calcext:value-type="float">
            <text:p>3</text:p>
          </table:table-cell>
          <table:table-cell table:style-name="ce115" office:value-type="float" office:value="20" calcext:value-type="float">
            <text:p>20</text:p>
          </table:table-cell>
          <table:table-cell table:style-name="ce115" office:value-type="float" office:value="264" calcext:value-type="float">
            <text:p>264</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121" calcext:value-type="float">
            <text:p>121</text:p>
          </table:table-cell>
          <table:table-cell table:style-name="ce114" office:value-type="float" office:value="24" calcext:value-type="float">
            <text:p>24</text:p>
          </table:table-cell>
          <table:table-cell table:style-name="ce114" office:value-type="float" office:value="2.7" calcext:value-type="float">
            <text:p>2,7</text:p>
          </table:table-cell>
          <table:table-cell table:style-name="ce114" office:value-type="float" office:value="15" calcext:value-type="float">
            <text:p>15</text:p>
          </table:table-cell>
          <table:table-cell table:style-name="ce65" table:number-columns-repeated="16371"/>
        </table:table-row>
        <table:table-row table:style-name="ro1">
          <table:table-cell table:style-name="ce114" office:value-type="string" calcext:value-type="string">
            <text:p>Queijo prat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2" calcext:value-type="float">
            <text:p>22</text:p>
          </table:table-cell>
          <table:table-cell table:style-name="ce115" office:value-type="float" office:value="2" calcext:value-type="float">
            <text:p>2</text:p>
          </table:table-cell>
          <table:table-cell table:style-name="ce115" office:value-type="float" office:value="26" calcext:value-type="float">
            <text:p>26</text:p>
          </table:table-cell>
          <table:table-cell table:style-name="ce115" office:value-type="float" office:value="330" calcext:value-type="float">
            <text:p>330</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98" calcext:value-type="float">
            <text:p>98</text:p>
          </table:table-cell>
          <table:table-cell table:style-name="ce114" office:value-type="float" office:value="26" calcext:value-type="float">
            <text:p>26</text:p>
          </table:table-cell>
          <table:table-cell table:style-name="ce114" office:value-type="float" office:value="3.5" calcext:value-type="float">
            <text:p>3,5</text:p>
          </table:table-cell>
          <table:table-cell table:style-name="ce114" office:value-type="float" office:value="20" calcext:value-type="float">
            <text:p>20</text:p>
          </table:table-cell>
          <table:table-cell table:style-name="ce65" table:number-columns-repeated="16371"/>
        </table:table-row>
        <table:table-row table:style-name="ro1">
          <table:table-cell table:style-name="ce114" office:value-type="string" calcext:value-type="string">
            <text:p>Whey protein</text:p>
          </table:table-cell>
          <table:table-cell table:style-name="ce114" office:value-type="string" calcext:value-type="string">
            <text:p>porção</text:p>
          </table:table-cell>
          <table:table-cell table:style-name="ce115" office:value-type="float" office:value="40" calcext:value-type="float">
            <text:p>40</text:p>
          </table:table-cell>
          <table:table-cell table:style-name="ce115" office:value-type="float" office:value="32" calcext:value-type="float">
            <text:p>32</text:p>
          </table:table-cell>
          <table:table-cell table:style-name="ce115" office:value-type="float" office:value="4.3" calcext:value-type="float">
            <text:p>4,3</text:p>
          </table:table-cell>
          <table:table-cell table:style-name="ce115" office:value-type="float" office:value="2.7" calcext:value-type="float">
            <text:p>2,7</text:p>
          </table:table-cell>
          <table:table-cell table:style-name="ce115" office:value-type="float" office:value="170" calcext:value-type="float">
            <text:p>170</text:p>
          </table:table-cell>
          <table:table-cell table:style-name="ce114" office:value-type="float" office:value="0" calcext:value-type="float">
            <text:p>0</text:p>
          </table:table-cell>
          <table:table-cell table:style-name="ce114" office:value-type="float" office:value="0.05" calcext:value-type="float">
            <text:p>0,05</text:p>
          </table:table-cell>
          <table:table-cell table:style-name="ce114" office:value-type="float" office:value="160" calcext:value-type="float">
            <text:p>160</text:p>
          </table:table-cell>
          <table:table-cell table:style-name="ce114" office:value-type="float" office:value="20" calcext:value-type="float">
            <text:p>20</text:p>
          </table:table-cell>
          <table:table-cell table:style-name="ce114" office:value-type="float" office:value="2" calcext:value-type="float">
            <text:p>2</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Amendoim</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6" calcext:value-type="float">
            <text:p>26</text:p>
          </table:table-cell>
          <table:table-cell table:style-name="ce115" office:value-type="float" office:value="16" calcext:value-type="float">
            <text:p>16</text:p>
          </table:table-cell>
          <table:table-cell table:style-name="ce115" office:value-type="float" office:value="49" calcext:value-type="float">
            <text:p>49</text:p>
          </table:table-cell>
          <table:table-cell table:style-name="ce115" office:value-type="float" office:value="567" calcext:value-type="float">
            <text:p>567</text:p>
          </table:table-cell>
          <table:table-cell table:style-name="ce114" office:value-type="float" office:value="8.5" calcext:value-type="float">
            <text:p>8,5</text:p>
          </table:table-cell>
          <table:table-cell table:style-name="ce114" office:value-type="float" office:value="0.003" calcext:value-type="float">
            <text:p>0,003</text:p>
          </table:table-cell>
          <table:table-cell table:style-name="ce114" office:value-type="float" office:value="705" calcext:value-type="float">
            <text:p>705</text:p>
          </table:table-cell>
          <table:table-cell table:style-name="ce114" office:value-type="float" office:value="168" calcext:value-type="float">
            <text:p>168</text:p>
          </table:table-cell>
          <table:table-cell table:style-name="ce114" office:value-type="float" office:value="3.3" calcext:value-type="float">
            <text:p>3,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Castanha do pará</text:p>
          </table:table-cell>
          <table:table-cell table:style-name="ce114" office:value-type="string" calcext:value-type="string">
            <text:p>unidade</text:p>
          </table:table-cell>
          <table:table-cell table:style-name="ce115" office:value-type="float" office:value="5" calcext:value-type="float">
            <text:p>5</text:p>
          </table:table-cell>
          <table:table-cell table:style-name="ce115" office:value-type="float" office:value="0.7" calcext:value-type="float">
            <text:p>0,7</text:p>
          </table:table-cell>
          <table:table-cell table:style-name="ce115" office:value-type="float" office:value="0.6" calcext:value-type="float">
            <text:p>0,6</text:p>
          </table:table-cell>
          <table:table-cell table:style-name="ce115" office:value-type="float" office:value="3.3" calcext:value-type="float">
            <text:p>3,3</text:p>
          </table:table-cell>
          <table:table-cell table:style-name="ce115" office:value-type="float" office:value="33" calcext:value-type="float">
            <text:p>33</text:p>
          </table:table-cell>
          <table:table-cell table:style-name="ce114" office:value-type="float" office:value="0.4" calcext:value-type="float">
            <text:p>0,4</text:p>
          </table:table-cell>
          <table:table-cell table:style-name="ce114" office:value-type="float" office:value="0.003" calcext:value-type="float">
            <text:p>0,003</text:p>
          </table:table-cell>
          <table:table-cell table:style-name="ce114" office:value-type="float" office:value="33" calcext:value-type="float">
            <text:p>33</text:p>
          </table:table-cell>
          <table:table-cell table:style-name="ce114" office:value-type="float" office:value="18" calcext:value-type="float">
            <text:p>18</text:p>
          </table:table-cell>
          <table:table-cell table:style-name="ce114" office:value-type="float" office:value="0.2" calcext:value-type="float">
            <text:p>0,2</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Castanha de caju</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18" calcext:value-type="float">
            <text:p>18</text:p>
          </table:table-cell>
          <table:table-cell table:style-name="ce115" office:value-type="float" office:value="30" calcext:value-type="float">
            <text:p>30</text:p>
          </table:table-cell>
          <table:table-cell table:style-name="ce115" office:value-type="float" office:value="44" calcext:value-type="float">
            <text:p>44</text:p>
          </table:table-cell>
          <table:table-cell table:style-name="ce115" office:value-type="float" office:value="553" calcext:value-type="float">
            <text:p>553</text:p>
          </table:table-cell>
          <table:table-cell table:style-name="ce114" office:value-type="float" office:value="3.3" calcext:value-type="float">
            <text:p>3,3</text:p>
          </table:table-cell>
          <table:table-cell table:style-name="ce114" office:value-type="float" office:value="0.1" calcext:value-type="float">
            <text:p>0,1</text:p>
          </table:table-cell>
          <table:table-cell table:style-name="ce114" office:value-type="float" office:value="565" calcext:value-type="float">
            <text:p>565</text:p>
          </table:table-cell>
          <table:table-cell table:style-name="ce114" office:value-type="float" office:value="292" calcext:value-type="float">
            <text:p>292</text:p>
          </table:table-cell>
          <table:table-cell table:style-name="ce114" office:value-type="float" office:value="5.8" calcext:value-type="float">
            <text:p>5,8</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Azeite de oliva</text:p>
          </table:table-cell>
          <table:table-cell table:style-name="ce114" office:value-type="string" calcext:value-type="string">
            <text:p>colher</text:p>
          </table:table-cell>
          <table:table-cell table:style-name="ce115" office:value-type="float" office:value="13" calcext:value-type="float">
            <text:p>13</text:p>
          </table:table-cell>
          <table:table-cell table:number-columns-repeated="2" table:style-name="ce115" office:value-type="float" office:value="0" calcext:value-type="float">
            <text:p>0</text:p>
          </table:table-cell>
          <table:table-cell table:style-name="ce115" office:value-type="float" office:value="13" calcext:value-type="float">
            <text:p>13</text:p>
          </table:table-cell>
          <table:table-cell table:style-name="ce115" office:value-type="float" office:value="119" calcext:value-type="float">
            <text:p>119</text:p>
          </table:table-cell>
          <table:table-cell table:style-name="ce114" office:value-type="float" office:value="0" calcext:value-type="float">
            <text:p>0</text:p>
          </table:table-cell>
          <table:table-cell table:style-name="ce114" office:value-type="float" office:value="0.1" calcext:value-type="float">
            <text:p>0,1</text:p>
          </table:table-cell>
          <table:table-cell table:style-name="ce114" office:value-type="float" office:value="1" calcext:value-type="float">
            <text:p>1</text:p>
          </table:table-cell>
          <table:table-cell table:number-columns-repeated="3"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Manteiga</text:p>
          </table:table-cell>
          <table:table-cell table:style-name="ce114" office:value-type="string" calcext:value-type="string">
            <text:p>colher</text:p>
          </table:table-cell>
          <table:table-cell table:style-name="ce115" office:value-type="float" office:value="10" calcext:value-type="float">
            <text:p>10</text:p>
          </table:table-cell>
          <table:table-cell table:style-name="ce115" office:value-type="float" office:value="0.1" calcext:value-type="float">
            <text:p>0,1</text:p>
          </table:table-cell>
          <table:table-cell table:style-name="ce115" office:value-type="float" office:value="0" calcext:value-type="float">
            <text:p>0</text:p>
          </table:table-cell>
          <table:table-cell table:style-name="ce115" office:value-type="float" office:value="8" calcext:value-type="float">
            <text:p>8</text:p>
          </table:table-cell>
          <table:table-cell table:style-name="ce115" office:value-type="float" office:value="72" calcext:value-type="float">
            <text:p>72</text:p>
          </table:table-cell>
          <table:table-cell table:style-name="ce114" office:value-type="float" office:value="0" calcext:value-type="float">
            <text:p>0</text:p>
          </table:table-cell>
          <table:table-cell table:style-name="ce114" office:value-type="float" office:value="0.03" calcext:value-type="float">
            <text:p>0,03</text:p>
          </table:table-cell>
          <table:table-cell table:style-name="ce114" office:value-type="float" office:value="3" calcext:value-type="float">
            <text:p>3</text:p>
          </table:table-cell>
          <table:table-cell table:number-columns-repeated="2" table:style-name="ce114" office:value-type="float" office:value="0" calcext:value-type="float">
            <text:p>0</text:p>
          </table:table-cell>
          <table:table-cell table:style-name="ce114" office:value-type="float" office:value="7" calcext:value-type="float">
            <text:p>7</text:p>
          </table:table-cell>
          <table:table-cell table:style-name="ce65" table:number-columns-repeated="16371"/>
        </table:table-row>
        <table:table-row table:style-name="ro1">
          <table:table-cell table:style-name="ce114" office:value-type="string" calcext:value-type="string">
            <text:p>Maionese</text:p>
          </table:table-cell>
          <table:table-cell table:style-name="ce114" office:value-type="string" calcext:value-type="string">
            <text:p>colher</text:p>
          </table:table-cell>
          <table:table-cell table:style-name="ce115" office:value-type="float" office:value="12" calcext:value-type="float">
            <text:p>12</text:p>
          </table:table-cell>
          <table:table-cell table:number-columns-repeated="2" table:style-name="ce115" office:value-type="float" office:value="0.1" calcext:value-type="float">
            <text:p>0,1</text:p>
          </table:table-cell>
          <table:table-cell table:style-name="ce115" office:value-type="float" office:value="8" calcext:value-type="float">
            <text:p>8</text:p>
          </table:table-cell>
          <table:table-cell table:style-name="ce115" office:value-type="float" office:value="90" calcext:value-type="float">
            <text:p>90</text:p>
          </table:table-cell>
          <table:table-cell table:style-name="ce114" office:value-type="float" office:value="0" calcext:value-type="float">
            <text:p>0</text:p>
          </table:table-cell>
          <table:table-cell table:style-name="ce114" office:value-type="float" office:value="0.05" calcext:value-type="float">
            <text:p>0,05</text:p>
          </table:table-cell>
          <table:table-cell table:style-name="ce114" office:value-type="float" office:value="2" calcext:value-type="float">
            <text:p>2</text:p>
          </table:table-cell>
          <table:table-cell table:number-columns-repeated="2" table:style-name="ce114" office:value-type="float" office:value="0" calcext:value-type="float">
            <text:p>0</text:p>
          </table:table-cell>
          <table:table-cell table:style-name="ce114" office:value-type="float" office:value="2" calcext:value-type="float">
            <text:p>2</text:p>
          </table:table-cell>
          <table:table-cell table:style-name="ce65" table:number-columns-repeated="16371"/>
        </table:table-row>
        <table:table-row table:style-name="ro1">
          <table:table-cell table:style-name="ce114" office:value-type="string" calcext:value-type="string">
            <text:p>Alface</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1.4" calcext:value-type="float">
            <text:p>1,4</text:p>
          </table:table-cell>
          <table:table-cell table:style-name="ce115" office:value-type="float" office:value="2.9" calcext:value-type="float">
            <text:p>2,9</text:p>
          </table:table-cell>
          <table:table-cell table:style-name="ce115" office:value-type="float" office:value="0.2" calcext:value-type="float">
            <text:p>0,2</text:p>
          </table:table-cell>
          <table:table-cell table:style-name="ce115" office:value-type="float" office:value="15" calcext:value-type="float">
            <text:p>15</text:p>
          </table:table-cell>
          <table:table-cell table:style-name="ce114" office:value-type="float" office:value="1.3" calcext:value-type="float">
            <text:p>1,3</text:p>
          </table:table-cell>
          <table:table-cell table:style-name="ce114" office:value-type="float" office:value="0.02" calcext:value-type="float">
            <text:p>0,02</text:p>
          </table:table-cell>
          <table:table-cell table:style-name="ce114" office:value-type="float" office:value="194" calcext:value-type="float">
            <text:p>194</text:p>
          </table:table-cell>
          <table:table-cell table:style-name="ce114" office:value-type="float" office:value="13" calcext:value-type="float">
            <text:p>13</text:p>
          </table:table-cell>
          <table:table-cell table:style-name="ce114" office:value-type="float" office:value="0.2" calcext:value-type="float">
            <text:p>0,2</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Tomate</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0.9" calcext:value-type="float">
            <text:p>0,9</text:p>
          </table:table-cell>
          <table:table-cell table:style-name="ce115" office:value-type="float" office:value="3.9" calcext:value-type="float">
            <text:p>3,9</text:p>
          </table:table-cell>
          <table:table-cell table:style-name="ce115" office:value-type="float" office:value="0.2" calcext:value-type="float">
            <text:p>0,2</text:p>
          </table:table-cell>
          <table:table-cell table:style-name="ce115" office:value-type="float" office:value="18" calcext:value-type="float">
            <text:p>18</text:p>
          </table:table-cell>
          <table:table-cell table:style-name="ce114" office:value-type="float" office:value="1.2" calcext:value-type="float">
            <text:p>1,2</text:p>
          </table:table-cell>
          <table:table-cell table:style-name="ce114" office:value-type="float" office:value="0.02" calcext:value-type="float">
            <text:p>0,02</text:p>
          </table:table-cell>
          <table:table-cell table:style-name="ce114" office:value-type="float" office:value="237" calcext:value-type="float">
            <text:p>237</text:p>
          </table:table-cell>
          <table:table-cell table:style-name="ce114" office:value-type="float" office:value="11" calcext:value-type="float">
            <text:p>11</text:p>
          </table:table-cell>
          <table:table-cell table:style-name="ce114" office:value-type="float" office:value="0.2" calcext:value-type="float">
            <text:p>0,2</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Brócolis</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8" calcext:value-type="float">
            <text:p>2,8</text:p>
          </table:table-cell>
          <table:table-cell table:style-name="ce115" office:value-type="float" office:value="7" calcext:value-type="float">
            <text:p>7</text:p>
          </table:table-cell>
          <table:table-cell table:style-name="ce115" office:value-type="float" office:value="0.4" calcext:value-type="float">
            <text:p>0,4</text:p>
          </table:table-cell>
          <table:table-cell table:style-name="ce115" office:value-type="float" office:value="34" calcext:value-type="float">
            <text:p>34</text:p>
          </table:table-cell>
          <table:table-cell table:style-name="ce114" office:value-type="float" office:value="2.6" calcext:value-type="float">
            <text:p>2,6</text:p>
          </table:table-cell>
          <table:table-cell table:style-name="ce114" office:value-type="float" office:value="0.05" calcext:value-type="float">
            <text:p>0,05</text:p>
          </table:table-cell>
          <table:table-cell table:style-name="ce114" office:value-type="float" office:value="316" calcext:value-type="float">
            <text:p>316</text:p>
          </table:table-cell>
          <table:table-cell table:style-name="ce114" office:value-type="float" office:value="21" calcext:value-type="float">
            <text:p>21</text:p>
          </table:table-cell>
          <table:table-cell table:style-name="ce114" office:value-type="float" office:value="0.41" calcext:value-type="float">
            <text:p>0,41</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Abacate</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 calcext:value-type="float">
            <text:p>2</text:p>
          </table:table-cell>
          <table:table-cell table:style-name="ce115" office:value-type="float" office:value="9" calcext:value-type="float">
            <text:p>9</text:p>
          </table:table-cell>
          <table:table-cell table:style-name="ce115" office:value-type="float" office:value="15" calcext:value-type="float">
            <text:p>15</text:p>
          </table:table-cell>
          <table:table-cell table:style-name="ce115" office:value-type="float" office:value="160" calcext:value-type="float">
            <text:p>160</text:p>
          </table:table-cell>
          <table:table-cell table:style-name="ce114" office:value-type="float" office:value="6.7" calcext:value-type="float">
            <text:p>6,7</text:p>
          </table:table-cell>
          <table:table-cell table:style-name="ce114" office:value-type="float" office:value="0.11" calcext:value-type="float">
            <text:p>0,11</text:p>
          </table:table-cell>
          <table:table-cell table:style-name="ce114" office:value-type="float" office:value="485" calcext:value-type="float">
            <text:p>485</text:p>
          </table:table-cell>
          <table:table-cell table:style-name="ce114" office:value-type="float" office:value="29" calcext:value-type="float">
            <text:p>29</text:p>
          </table:table-cell>
          <table:table-cell table:style-name="ce114" office:value-type="float" office:value="0.64" calcext:value-type="float">
            <text:p>0,64</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Chocolate 70%</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7.8" calcext:value-type="float">
            <text:p>7,8</text:p>
          </table:table-cell>
          <table:table-cell table:style-name="ce115" office:value-type="float" office:value="45" calcext:value-type="float">
            <text:p>45</text:p>
          </table:table-cell>
          <table:table-cell table:style-name="ce115" office:value-type="float" office:value="43" calcext:value-type="float">
            <text:p>43</text:p>
          </table:table-cell>
          <table:table-cell table:style-name="ce115" office:value-type="float" office:value="598" calcext:value-type="float">
            <text:p>598</text:p>
          </table:table-cell>
          <table:table-cell table:style-name="ce114" office:value-type="float" office:value="11" calcext:value-type="float">
            <text:p>11</text:p>
          </table:table-cell>
          <table:table-cell table:style-name="ce114" office:value-type="float" office:value="0.08" calcext:value-type="float">
            <text:p>0,08</text:p>
          </table:table-cell>
          <table:table-cell table:style-name="ce114" office:value-type="float" office:value="715" calcext:value-type="float">
            <text:p>715</text:p>
          </table:table-cell>
          <table:table-cell table:style-name="ce114" office:value-type="float" office:value="228" calcext:value-type="float">
            <text:p>228</text:p>
          </table:table-cell>
          <table:table-cell table:style-name="ce114" office:value-type="float" office:value="3.3" calcext:value-type="float">
            <text:p>3,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Batata frit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3.4" calcext:value-type="float">
            <text:p>3,4</text:p>
          </table:table-cell>
          <table:table-cell table:style-name="ce115" office:value-type="float" office:value="41" calcext:value-type="float">
            <text:p>41</text:p>
          </table:table-cell>
          <table:table-cell table:style-name="ce115" office:value-type="float" office:value="15" calcext:value-type="float">
            <text:p>15</text:p>
          </table:table-cell>
          <table:table-cell table:style-name="ce115" office:value-type="float" office:value="312" calcext:value-type="float">
            <text:p>312</text:p>
          </table:table-cell>
          <table:table-cell table:style-name="ce114" office:value-type="float" office:value="3.8" calcext:value-type="float">
            <text:p>3,8</text:p>
          </table:table-cell>
          <table:table-cell table:style-name="ce114" office:value-type="float" office:value="0.02" calcext:value-type="float">
            <text:p>0,02</text:p>
          </table:table-cell>
          <table:table-cell table:style-name="ce114" office:value-type="float" office:value="579" calcext:value-type="float">
            <text:p>579</text:p>
          </table:table-cell>
          <table:table-cell table:style-name="ce114" office:value-type="float" office:value="38" calcext:value-type="float">
            <text:p>38</text:p>
          </table:table-cell>
          <table:table-cell table:style-name="ce114" office:value-type="float" office:value="0.3" calcext:value-type="float">
            <text:p>0,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Açúcar</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0" calcext:value-type="float">
            <text:p>0</text:p>
          </table:table-cell>
          <table:table-cell table:style-name="ce115" office:value-type="float" office:value="100" calcext:value-type="float">
            <text:p>100</text:p>
          </table:table-cell>
          <table:table-cell table:style-name="ce115" office:value-type="float" office:value="0" calcext:value-type="float">
            <text:p>0</text:p>
          </table:table-cell>
          <table:table-cell table:style-name="ce115" office:value-type="float" office:value="387" calcext:value-type="float">
            <text:p>387</text:p>
          </table:table-cell>
          <table:table-cell table:number-columns-repeated="2" table:style-name="ce114" office:value-type="float" office:value="0" calcext:value-type="float">
            <text:p>0</text:p>
          </table:table-cell>
          <table:table-cell table:style-name="ce114" office:value-type="float" office:value="2" calcext:value-type="float">
            <text:p>2</text:p>
          </table:table-cell>
          <table:table-cell table:number-columns-repeated="3"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Filé de peito de frango congelado</text:p>
          </table:table-cell>
          <table:table-cell table:style-name="ce114" office:value-type="string" calcext:value-type="string">
            <text:p>g</text:p>
          </table:table-cell>
          <table:table-cell table:style-name="ce114" office:value-type="float" office:value="100" calcext:value-type="float">
            <text:p>100</text:p>
          </table:table-cell>
          <table:table-cell table:style-name="ce114" office:value-type="float" office:value="23" calcext:value-type="float">
            <text:p>23</text:p>
          </table:table-cell>
          <table:table-cell table:style-name="ce114" office:value-type="float" office:value="0" calcext:value-type="float">
            <text:p>0</text:p>
          </table:table-cell>
          <table:table-cell table:style-name="ce114" office:value-type="float" office:value="1" calcext:value-type="float">
            <text:p>1</text:p>
          </table:table-cell>
          <table:table-cell table:style-name="ce114" office:value-type="float" office:value="101" calcext:value-type="float">
            <text:p>101</text:p>
          </table:table-cell>
          <table:table-cell table:style-name="ce114" office:value-type="float" office:value="0" calcext:value-type="float">
            <text:p>0</text:p>
          </table:table-cell>
          <table:table-cell table:style-name="ce114" office:value-type="float" office:value="0.04" calcext:value-type="float">
            <text:p>0,04</text:p>
          </table:table-cell>
          <table:table-cell table:style-name="ce114" office:value-type="float" office:value="256" calcext:value-type="float">
            <text:p>256</text:p>
          </table:table-cell>
          <table:table-cell table:style-name="ce114" office:value-type="float" office:value="29" calcext:value-type="float">
            <text:p>29</text:p>
          </table:table-cell>
          <table:table-cell table:style-name="ce114" office:value-type="float" office:value="1" calcext:value-type="float">
            <text:p>1</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Escarol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1.3" calcext:value-type="float">
            <text:p>1,3</text:p>
          </table:table-cell>
          <table:table-cell table:style-name="ce115" office:value-type="float" office:value="3.3" calcext:value-type="float">
            <text:p>3,3</text:p>
          </table:table-cell>
          <table:table-cell table:style-name="ce115" office:value-type="float" office:value="0.2" calcext:value-type="float">
            <text:p>0,2</text:p>
          </table:table-cell>
          <table:table-cell table:style-name="ce115" office:value-type="float" office:value="17" calcext:value-type="float">
            <text:p>17</text:p>
          </table:table-cell>
          <table:table-cell table:style-name="ce114" office:value-type="float" office:value="3.1" calcext:value-type="float">
            <text:p>3,1</text:p>
          </table:table-cell>
          <table:table-cell table:style-name="ce114" office:value-type="float" office:value="0.02" calcext:value-type="float">
            <text:p>0,02</text:p>
          </table:table-cell>
          <table:table-cell table:style-name="ce114" office:value-type="float" office:value="314" calcext:value-type="float">
            <text:p>314</text:p>
          </table:table-cell>
          <table:table-cell table:style-name="ce114" office:value-type="float" office:value="15" calcext:value-type="float">
            <text:p>15</text:p>
          </table:table-cell>
          <table:table-cell table:style-name="ce114" office:value-type="float" office:value="0.3" calcext:value-type="float">
            <text:p>0,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Laranj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0.9" calcext:value-type="float">
            <text:p>0,9</text:p>
          </table:table-cell>
          <table:table-cell table:style-name="ce115" office:value-type="float" office:value="11.8" calcext:value-type="float">
            <text:p>11,8</text:p>
          </table:table-cell>
          <table:table-cell table:style-name="ce115" office:value-type="float" office:value="0.1" calcext:value-type="float">
            <text:p>0,1</text:p>
          </table:table-cell>
          <table:table-cell table:style-name="ce115" office:value-type="float" office:value="47" calcext:value-type="float">
            <text:p>47</text:p>
          </table:table-cell>
          <table:table-cell table:style-name="ce114" office:value-type="float" office:value="2.4" calcext:value-type="float">
            <text:p>2,4</text:p>
          </table:table-cell>
          <table:table-cell table:style-name="ce114" office:value-type="float" office:value="0.02" calcext:value-type="float">
            <text:p>0,02</text:p>
          </table:table-cell>
          <table:table-cell table:style-name="ce114" office:value-type="float" office:value="181" calcext:value-type="float">
            <text:p>181</text:p>
          </table:table-cell>
          <table:table-cell table:style-name="ce114" office:value-type="float" office:value="10" calcext:value-type="float">
            <text:p>10</text:p>
          </table:table-cell>
          <table:table-cell table:style-name="ce114" office:value-type="float" office:value="0.07" calcext:value-type="float">
            <text:p>0,07</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Cenoura</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0.9" calcext:value-type="float">
            <text:p>0,9</text:p>
          </table:table-cell>
          <table:table-cell table:style-name="ce115" office:value-type="float" office:value="10" calcext:value-type="float">
            <text:p>10</text:p>
          </table:table-cell>
          <table:table-cell table:style-name="ce115" office:value-type="float" office:value="0.2" calcext:value-type="float">
            <text:p>0,2</text:p>
          </table:table-cell>
          <table:table-cell table:style-name="ce115" office:value-type="float" office:value="41" calcext:value-type="float">
            <text:p>41</text:p>
          </table:table-cell>
          <table:table-cell table:style-name="ce114" office:value-type="float" office:value="2.8" calcext:value-type="float">
            <text:p>2,8</text:p>
          </table:table-cell>
          <table:table-cell table:style-name="ce114" office:value-type="float" office:value="0.01" calcext:value-type="float">
            <text:p>0,01</text:p>
          </table:table-cell>
          <table:table-cell table:style-name="ce114" office:value-type="float" office:value="320" calcext:value-type="float">
            <text:p>320</text:p>
          </table:table-cell>
          <table:table-cell table:style-name="ce114" office:value-type="float" office:value="12" calcext:value-type="float">
            <text:p>12</text:p>
          </table:table-cell>
          <table:table-cell table:style-name="ce114" office:value-type="float" office:value="0.24" calcext:value-type="float">
            <text:p>0,24</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Aveia flocos finos Nestlé</text:p>
          </table:table-cell>
          <table:table-cell table:style-name="ce114" office:value-type="string" calcext:value-type="string">
            <text:p>g</text:p>
          </table:table-cell>
          <table:table-cell table:style-name="ce115" office:value-type="float" office:value="1" calcext:value-type="float">
            <text:p>1</text:p>
          </table:table-cell>
          <table:table-cell table:style-name="ce116" office:value-type="float" office:value="113" calcext:value-type="float">
            <text:p>113</text:p>
          </table:table-cell>
          <table:table-cell table:style-name="ce115" office:value-type="float" office:value="0.63" calcext:value-type="float">
            <text:p>0,63</text:p>
          </table:table-cell>
          <table:table-cell table:style-name="ce116" office:value-type="float" office:value="73" calcext:value-type="float">
            <text:p>73</text:p>
          </table:table-cell>
          <table:table-cell table:style-name="ce115" office:value-type="float" office:value="3.77" calcext:value-type="float">
            <text:p>3,77</text:p>
          </table:table-cell>
          <table:table-cell table:style-name="ce118" office:value-type="float" office:value="106" calcext:value-type="float">
            <text:p>106</text:p>
          </table:table-cell>
          <table:table-cell table:style-name="ce114" office:value-type="float" office:value="0" calcext:value-type="float">
            <text:p>0</text:p>
          </table:table-cell>
          <table:table-cell table:style-name="ce114" office:value-type="float" office:value="4.29" calcext:value-type="float">
            <text:p>4,29</text:p>
          </table:table-cell>
          <table:table-cell table:style-name="ce114" office:value-type="float" office:value="1.77" calcext:value-type="float">
            <text:p>1,77</text:p>
          </table:table-cell>
          <table:table-cell table:style-name="ce114" office:value-type="float" office:value="0.04" calcext:value-type="float">
            <text:p>0,04</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Espinafre cozid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9" calcext:value-type="float">
            <text:p>2,9</text:p>
          </table:table-cell>
          <table:table-cell table:style-name="ce115" office:value-type="float" office:value="3.6" calcext:value-type="float">
            <text:p>3,6</text:p>
          </table:table-cell>
          <table:table-cell table:style-name="ce115" office:value-type="float" office:value="0.4" calcext:value-type="float">
            <text:p>0,4</text:p>
          </table:table-cell>
          <table:table-cell table:style-name="ce115" office:value-type="float" office:value="23" calcext:value-type="float">
            <text:p>23</text:p>
          </table:table-cell>
          <table:table-cell table:style-name="ce114" office:value-type="float" office:value="2.4" calcext:value-type="float">
            <text:p>2,4</text:p>
          </table:table-cell>
          <table:table-cell table:style-name="ce114" office:value-type="float" office:value="0.14" calcext:value-type="float">
            <text:p>0,14</text:p>
          </table:table-cell>
          <table:table-cell table:style-name="ce114" office:value-type="float" office:value="466" calcext:value-type="float">
            <text:p>466</text:p>
          </table:table-cell>
          <table:table-cell table:style-name="ce114" office:value-type="float" office:value="79" calcext:value-type="float">
            <text:p>79</text:p>
          </table:table-cell>
          <table:table-cell table:style-name="ce114" office:value-type="float" office:value="0.5" calcext:value-type="float">
            <text:p>0,5</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Bacalhau cozido</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29" calcext:value-type="float">
            <text:p>29</text:p>
          </table:table-cell>
          <table:table-cell table:style-name="ce115" office:value-type="float" office:value="0" calcext:value-type="float">
            <text:p>0</text:p>
          </table:table-cell>
          <table:table-cell table:style-name="ce115" office:value-type="float" office:value="1" calcext:value-type="float">
            <text:p>1</text:p>
          </table:table-cell>
          <table:table-cell table:style-name="ce115" office:value-type="float" office:value="130" calcext:value-type="float">
            <text:p>130</text:p>
          </table:table-cell>
          <table:table-cell table:style-name="ce114" office:value-type="float" office:value="0" calcext:value-type="float">
            <text:p>0</text:p>
          </table:table-cell>
          <table:table-cell table:style-name="ce114" office:value-type="float" office:value="0.2" calcext:value-type="float">
            <text:p>0,2</text:p>
          </table:table-cell>
          <table:table-cell table:style-name="ce114" office:value-type="float" office:value="628" calcext:value-type="float">
            <text:p>628</text:p>
          </table:table-cell>
          <table:table-cell table:style-name="ce114" office:value-type="float" office:value="50" calcext:value-type="float">
            <text:p>50</text:p>
          </table:table-cell>
          <table:table-cell table:style-name="ce114" office:value-type="float" office:value="1" calcext:value-type="float">
            <text:p>1</text:p>
          </table:table-cell>
          <table:table-cell table:style-name="ce114" office:value-type="float" office:value="100" calcext:value-type="float">
            <text:p>100</text:p>
          </table:table-cell>
          <table:table-cell table:style-name="ce65" table:number-columns-repeated="16371"/>
        </table:table-row>
        <table:table-row table:style-name="ro1">
          <table:table-cell table:style-name="ce114" office:value-type="string" calcext:value-type="string">
            <text:p>Leite de coco</text:p>
          </table:table-cell>
          <table:table-cell table:style-name="ce114" office:value-type="string" calcext:value-type="string">
            <text:p>g</text:p>
          </table:table-cell>
          <table:table-cell table:style-name="ce115" office:value-type="float" office:value="100" calcext:value-type="float">
            <text:p>100</text:p>
          </table:table-cell>
          <table:table-cell table:number-columns-repeated="2" table:style-name="ce115" office:value-type="float" office:value="0" calcext:value-type="float">
            <text:p>0</text:p>
          </table:table-cell>
          <table:table-cell table:style-name="ce115" office:value-type="float" office:value="20" calcext:value-type="float">
            <text:p>20</text:p>
          </table:table-cell>
          <table:table-cell table:style-name="ce115" office:value-type="float" office:value="213" calcext:value-type="float">
            <text:p>213</text:p>
          </table:table-cell>
          <table:table-cell table:number-columns-repeated="6"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Omega 3 Supley</text:p>
          </table:table-cell>
          <table:table-cell table:style-name="ce114" office:value-type="string" calcext:value-type="string">
            <text:p>cápsula</text:p>
          </table:table-cell>
          <table:table-cell table:style-name="ce115" office:value-type="float" office:value="1.45" calcext:value-type="float">
            <text:p>1,45</text:p>
          </table:table-cell>
          <table:table-cell table:style-name="ce115" office:value-type="float" office:value="0.23" calcext:value-type="float">
            <text:p>0,23</text:p>
          </table:table-cell>
          <table:table-cell table:style-name="ce115" office:value-type="float" office:value="0" calcext:value-type="float">
            <text:p>0</text:p>
          </table:table-cell>
          <table:table-cell table:style-name="ce115" office:value-type="float" office:value="1" calcext:value-type="float">
            <text:p>1</text:p>
          </table:table-cell>
          <table:table-cell table:style-name="ce115" office:value-type="float" office:value="10" calcext:value-type="float">
            <text:p>10</text:p>
          </table:table-cell>
          <table:table-cell table:style-name="ce114" office:value-type="float" office:value="0" calcext:value-type="float">
            <text:p>0</text:p>
          </table:table-cell>
          <table:table-cell table:style-name="ce114" office:value-type="float" office:value="0.412" calcext:value-type="float">
            <text:p>0,412</text:p>
          </table:table-cell>
          <table:table-cell table:number-columns-repeated="4"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Leite UHT Semidesnatado (Marca)</text:p>
          </table:table-cell>
          <table:table-cell table:style-name="ce114" office:value-type="string" calcext:value-type="string">
            <text:p>copo</text:p>
          </table:table-cell>
          <table:table-cell table:style-name="ce115" office:value-type="float" office:value="250" calcext:value-type="float">
            <text:p>250</text:p>
          </table:table-cell>
          <table:table-cell table:style-name="ce115" office:value-type="float" office:value="7.9" calcext:value-type="float">
            <text:p>7,9</text:p>
          </table:table-cell>
          <table:table-cell table:style-name="ce115" office:value-type="float" office:value="11.25" calcext:value-type="float">
            <text:p>11,25</text:p>
          </table:table-cell>
          <table:table-cell table:style-name="ce115" office:value-type="float" office:value="2.5" calcext:value-type="float">
            <text:p>2,5</text:p>
          </table:table-cell>
          <table:table-cell table:style-name="ce115" office:value-type="float" office:value="99" calcext:value-type="float">
            <text:p>99</text:p>
          </table:table-cell>
          <table:table-cell table:number-columns-repeated="6"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Chocolate ao leite</text:p>
          </table:table-cell>
          <table:table-cell table:style-name="ce114" office:value-type="string" calcext:value-type="string">
            <text:p>g</text:p>
          </table:table-cell>
          <table:table-cell table:style-name="ce115" office:value-type="float" office:value="100" calcext:value-type="float">
            <text:p>100</text:p>
          </table:table-cell>
          <table:table-cell table:style-name="ce115" office:value-type="float" office:value="7.5" calcext:value-type="float">
            <text:p>7,5</text:p>
          </table:table-cell>
          <table:table-cell table:style-name="ce115" office:value-type="float" office:value="59" calcext:value-type="float">
            <text:p>59</text:p>
          </table:table-cell>
          <table:table-cell table:style-name="ce115" office:value-type="float" office:value="30" calcext:value-type="float">
            <text:p>30</text:p>
          </table:table-cell>
          <table:table-cell table:style-name="ce115" office:value-type="float" office:value="535" calcext:value-type="float">
            <text:p>535</text:p>
          </table:table-cell>
          <table:table-cell table:style-name="ce114" office:value-type="float" office:value="3" calcext:value-type="float">
            <text:p>3</text:p>
          </table:table-cell>
          <table:table-cell table:style-name="ce114" office:value-type="float" office:value="0.1" calcext:value-type="float">
            <text:p>0,1</text:p>
          </table:table-cell>
          <table:table-cell table:style-name="ce114" office:value-type="float" office:value="372" calcext:value-type="float">
            <text:p>372</text:p>
          </table:table-cell>
          <table:table-cell table:style-name="ce114" office:value-type="float" office:value="63" calcext:value-type="float">
            <text:p>63</text:p>
          </table:table-cell>
          <table:table-cell table:style-name="ce114" office:value-type="float" office:value="2.3" calcext:value-type="float">
            <text:p>2,3</text:p>
          </table:table-cell>
          <table:table-cell table:style-name="ce114" office:value-type="float" office:value="0" calcext:value-type="float">
            <text:p>0</text:p>
          </table:table-cell>
          <table:table-cell table:style-name="ce65" table:number-columns-repeated="16371"/>
        </table:table-row>
        <table:table-row table:style-name="ro1">
          <table:table-cell table:style-name="ce114" office:value-type="string" calcext:value-type="string">
            <text:p>Vitamina D3 Max Titanium</text:p>
          </table:table-cell>
          <table:table-cell table:style-name="ce114" office:value-type="string" calcext:value-type="string">
            <text:p>cápsula</text:p>
          </table:table-cell>
          <table:table-cell table:style-name="ce115" office:value-type="float" office:value="0.3" calcext:value-type="float">
            <text:p>0,3</text:p>
          </table:table-cell>
          <table:table-cell table:number-columns-repeated="4" table:style-name="ce115" office:value-type="float" office:value="0" calcext:value-type="float">
            <text:p>0</text:p>
          </table:table-cell>
          <table:table-cell table:number-columns-repeated="5" table:style-name="ce114" office:value-type="float" office:value="0" calcext:value-type="float">
            <text:p>0</text:p>
          </table:table-cell>
          <table:table-cell table:style-name="ce114" office:value-type="float" office:value="2000" calcext:value-type="float">
            <text:p>2000</text:p>
          </table:table-cell>
          <table:table-cell table:style-name="ce65" table:number-columns-repeated="16371"/>
        </table:table-row>
        <table:table-row table:style-name="ro2" table:number-rows-repeated="1048521">
          <table:table-cell table:number-columns-repeated="13"/>
          <table:table-cell table:style-name="ce65" table:number-columns-repeated="16371"/>
        </table:table-row>
        <table:table-row table:style-name="ro2">
          <table:table-cell table:number-columns-repeated="13"/>
          <table:table-cell table:style-name="ce65"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D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2">00/00/0000</text:date>, <text:time style:data-style-name="N2" text:time-value="17:51:54.4965248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2T18:03:05.448847900</dc:date>
    <meta:editing-duration>PT2H17M34S</meta:editing-duration>
    <meta:editing-cycles>32</meta:editing-cycles>
    <meta:document-statistic meta:table-count="4" meta:cell-count="1790"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